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9pt" style:font-size-asian="9pt" style:font-size-complex="9pt"/>
    </style:style>
    <style:style style:name="ce3" style:family="table-cell" style:parent-style-name="Standard_32_2" style:data-style-name="N0">
      <style:table-cell-properties style:vertical-align="automatic" fo:wrap-option="no-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4" style:family="table-cell" style:parent-style-name="Standard_32_2" style:data-style-name="N0">
      <style:table-cell-properties style:vertical-align="automatic" fo:wrap-option="no-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/>
    </style:style>
    <style:style style:name="ce5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/>
    </style:style>
    <style:style style:name="ce6" style:family="table-cell" style:parent-style-name="Tabellenverzeichnis" style:data-style-name="N30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normal" style:font-weight-asian="normal" style:font-weight-complex="normal"/>
    </style:style>
    <style:style style:name="ce7" style:family="table-cell" style:parent-style-name="Link" style:data-style-name="N30">
      <style:table-cell-properties style:vertical-align="top" fo:wrap-option="wrap" fo:background-color="transparent" style:repeat-content="false"/>
      <style:paragraph-properties fo:text-align="start" fo:margin-left="0cm"/>
      <style:text-properties fo:color="#0563C1" fo:font-size="9pt" style:font-size-asian="9pt" style:font-size-complex="9pt" style:text-underline-style="solid" style:text-underline-type="single"/>
    </style:style>
    <style:style style:name="ce8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/>
    </style:style>
    <style:style style:name="ce9" style:family="table-cell" style:parent-style-name="Tabellenverzeichnis" style:data-style-name="N30">
      <style:table-cell-properties style:vertical-align="automatic" fo:wrap-option="no-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normal" style:font-weight-asian="normal" style:font-weight-complex="normal"/>
    </style:style>
    <style:style style:name="ce10" style:family="table-cell" style:parent-style-name="Tabellentitel" style:data-style-name="N30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normal" style:font-weight-asian="normal" style:font-weight-complex="normal"/>
    </style:style>
    <style:style style:name="ce11" style:family="table-cell" style:parent-style-name="Tabellenverzeichnis" style:data-style-name="N30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2" style:family="table-cell" style:parent-style-name="Standard_32_2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3" style:family="table-cell" style:parent-style-name="Standard_32_2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14" style:family="table-cell" style:parent-style-name="Zahl_32_ohne_32_Komma" style:data-style-name="N3">
      <style:table-cell-properties style:vertical-align="middle" fo:wrap-option="wrap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15" style:family="table-cell" style:parent-style-name="Tabellenverzeichnis" style:data-style-name="N30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ext-properties style:font-name="Calibri" style:font-name-asian="Calibri" style:font-name-complex="Calibri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1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2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21" style:family="table-cell" style:parent-style-name="AZ1" style:data-style-name="N36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22" style:family="table-cell" style:parent-style-name="Default" style:data-style-name="N37">
      <style:table-cell-properties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23" style:family="table-cell" style:parent-style-name="Default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25" style:family="table-cell" style:parent-style-name="Default" style:data-style-name="N36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28" style:family="table-cell" style:parent-style-name="Default" style:data-style-name="N37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29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0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2.43416666666667cm"/>
    </style:style>
    <style:style style:name="co2" style:family="table-column">
      <style:table-column-properties fo:break-before="auto" style:column-width="14.102291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1.11125cm"/>
    </style:style>
    <style:style style:name="co6" style:family="table-column">
      <style:table-column-properties fo:break-before="auto" style:column-width="1.508125cm"/>
    </style:style>
    <style:style style:name="co7" style:family="table-column">
      <style:table-column-properties fo:break-before="auto" style:column-width="1.79916666666667cm"/>
    </style:style>
    <style:style style:name="co8" style:family="table-column">
      <style:table-column-properties fo:break-before="auto" style:column-width="1.40229166666667cm"/>
    </style:style>
    <style:style style:name="co9" style:family="table-column">
      <style:table-column-properties fo:break-before="auto" style:column-width="1.56104166666667cm"/>
    </style:style>
    <style:style style:name="co10" style:family="table-column">
      <style:table-column-properties fo:break-before="auto" style:column-width="1.190625cm"/>
    </style:style>
    <style:style style:name="co11" style:family="table-column">
      <style:table-column-properties fo:break-before="auto" style:column-width="1.13770833333333cm"/>
    </style:style>
    <style:style style:name="ro1" style:family="table-row">
      <style:table-row-properties style:row-height="2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24.75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2pt" style:use-optimal-row-height="true" fo:break-before="auto"/>
    </style:style>
    <style:style style:name="ro8" style:family="table-row">
      <style:table-row-properties style:row-height="13pt" style:use-optimal-row-height="true" fo:break-before="auto"/>
    </style:style>
    <style:style style:name="ro9" style:family="table-row">
      <style:table-row-properties style:row-height="27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nverzeichnis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16381" table:default-cell-style-name="ce13"/>
        <table:table-row table:style-name="ro1">
          <table:table-cell office:value-type="string" table:number-columns-spanned="2" table:number-rows-spanned="1" table:style-name="ce15">
            <text:p>Tabellenverzeichnis</text:p>
          </table:table-cell>
          <table:covered-table-cell/>
          <table:table-cell table:number-columns-repeated="16382" table:style-name="ce2"/>
        </table:table-row>
        <table:table-row table:style-name="ro2">
          <table:table-cell office:value-type="string" table:style-name="ce3">
            <text:p>Wohnsituation - Mikrozensus</text:p>
          </table:table-cell>
          <table:table-cell table:style-name="ce4"/>
          <table:table-cell table:number-columns-repeated="16382" table:style-name="ce5"/>
        </table:table-row>
        <table:table-row table:style-name="ro2">
          <table:table-cell office:value-type="string" table:style-name="ce6">
            <text:p>Tabelle 1</text:p>
          </table:table-cell>
          <table:table-cell office:value-type="string" table:style-name="ce7">
            <text:p>Wohnsituation in Hauptwohnsitzwohnungen nach Bundesland (Zeitreihe)</text:p>
          </table:table-cell>
          <table:table-cell table:number-columns-repeated="16382" table:style-name="ce8"/>
        </table:table-row>
        <table:table-row table:style-name="ro2">
          <table:table-cell office:value-type="string" table:style-name="ce6">
            <text:p>Tabelle 2</text:p>
          </table:table-cell>
          <table:table-cell office:value-type="string" table:style-name="ce7">
            <text:p>Wohnungsgröße von Hauptwohnsitzwohnungen nach Bundesland (Zeitreihe)</text:p>
          </table:table-cell>
          <table:table-cell table:number-columns-repeated="16382" table:style-name="ce8"/>
        </table:table-row>
        <table:table-row table:style-name="ro3">
          <table:table-cell office:value-type="string" table:style-name="ce9">
            <text:p>Q: STATISTIK AUSTRIA, Mikrozensus.</text:p>
          </table:table-cell>
          <table:table-cell table:style-name="ce10"/>
          <table:table-cell table:number-columns-repeated="16382" table:style-name="ce8"/>
        </table:table-row>
        <table:table-row table:style-name="ro2">
          <table:table-cell table:number-columns-repeated="2" table:style-name="ce6"/>
          <table:table-cell table:number-columns-repeated="16382" table:style-name="ce8"/>
        </table:table-row>
        <table:table-row table:number-rows-repeated="2" table:style-name="ro2">
          <table:table-cell table:style-name="ce6"/>
          <table:table-cell table:style-name="ce10"/>
          <table:table-cell table:number-columns-repeated="16382" table:style-name="ce8"/>
        </table:table-row>
        <table:table-row table:style-name="ro2">
          <table:table-cell table:style-name="ce11"/>
          <table:table-cell table:style-name="ce12"/>
          <table:table-cell table:number-columns-repeated="16382" table:style-name="ce8"/>
        </table:table-row>
        <table:table-row table:number-rows-repeated="7" table:style-name="ro2">
          <table:table-cell table:style-name="ce11"/>
          <table:table-cell table:style-name="ce13"/>
          <table:table-cell table:number-columns-repeated="16382" table:style-name="ce8"/>
        </table:table-row>
        <table:table-row table:number-rows-repeated="2" table:style-name="ro2">
          <table:table-cell table:style-name="ce11"/>
          <table:table-cell table:number-columns-repeated="11" table:style-name="ce13"/>
          <table:table-cell table:number-columns-repeated="16372" table:style-name="ce8"/>
        </table:table-row>
        <table:table-row table:number-rows-repeated="4" table:style-name="ro2">
          <table:table-cell table:style-name="ce11"/>
          <table:table-cell table:number-columns-repeated="11" table:style-name="ce13"/>
          <table:table-cell table:number-columns-repeated="16372" table:style-name="ce2"/>
        </table:table-row>
        <table:table-row table:style-name="ro2">
          <table:table-cell table:style-name="ce11"/>
          <table:table-cell table:number-columns-repeated="10" table:style-name="ce13"/>
          <table:table-cell table:style-name="ce14"/>
          <table:table-cell table:number-columns-repeated="16372" table:style-name="ce2"/>
        </table:table-row>
        <table:table-row table:number-rows-repeated="3" table:style-name="ro2">
          <table:table-cell table:style-name="ce11"/>
          <table:table-cell table:number-columns-repeated="11" table:style-name="ce13"/>
          <table:table-cell table:number-columns-repeated="16372" table:style-name="ce2"/>
        </table:table-row>
        <table:table-row table:number-rows-repeated="1048550" table:style-name="ro2">
          <table:table-cell table:number-columns-repeated="16384"/>
        </table:table-row>
      </table:table>
      <table:table table:name="Tabelle_1" table:style-name="ta2"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7" table:number-columns-repeated="2" table:default-cell-style-name="ce8"/>
        <table:table-column table:style-name="co9" table:default-cell-style-name="ce8"/>
        <table:table-column table:style-name="co7" table:default-cell-style-name="ce8"/>
        <table:table-column table:style-name="co10" table:default-cell-style-name="ce8"/>
        <table:table-column table:style-name="co7" table:default-cell-style-name="ce8"/>
        <table:table-column table:style-name="co11" table:default-cell-style-name="ce8"/>
        <table:table-column table:style-name="co4" table:number-columns-repeated="16373" table:default-cell-style-name="ce8"/>
        <table:table-row table:style-name="ro4">
          <table:table-cell office:value-type="string" table:number-columns-spanned="11" table:number-rows-spanned="1" table:style-name="ce24">
            <text:p>Wohnsituation in Hauptwohnsitzwohnungen nach Bundesland (Zeitreihe)</text:p>
          </table:table-cell>
          <table:covered-table-cell table:number-columns-repeated="10"/>
          <table:table-cell table:number-columns-repeated="16373" table:style-name="ce16"/>
        </table:table-row>
        <table:table-row table:style-name="ro5">
          <table:table-cell office:value-type="string" table:style-name="ce17">
            <text:p>Jahr</text:p>
          </table:table-cell>
          <table:table-cell office:value-type="string" table:style-name="ce18">
            <text:p>Öster-</text:p>
            <text:p>reich</text:p>
          </table:table-cell>
          <table:table-cell office:value-type="string" table:style-name="ce18">
            <text:p>Burgen-</text:p>
            <text:p>land</text:p>
          </table:table-cell>
          <table:table-cell office:value-type="string" table:style-name="ce18">
            <text:p>Kärnten</text:p>
          </table:table-cell>
          <table:table-cell office:value-type="string" table:style-name="ce18">
            <text:p>Nieder-</text:p>
            <text:p>österreich</text:p>
          </table:table-cell>
          <table:table-cell office:value-type="string" table:style-name="ce18">
            <text:p>Ober-</text:p>
            <text:p>österreich</text:p>
          </table:table-cell>
          <table:table-cell office:value-type="string" table:style-name="ce18">
            <text:p>Salzburg</text:p>
          </table:table-cell>
          <table:table-cell office:value-type="string" table:style-name="ce18">
            <text:p>Steiermark</text:p>
          </table:table-cell>
          <table:table-cell office:value-type="string" table:style-name="ce18">
            <text:p>Tirol</text:p>
          </table:table-cell>
          <table:table-cell office:value-type="string" table:style-name="ce18">
            <text:p>Vorarlberg</text:p>
          </table:table-cell>
          <table:table-cell office:value-type="string" table:style-name="ce17">
            <text:p>Wien</text:p>
          </table:table-cell>
          <table:table-cell table:number-columns-repeated="16373"/>
        </table:table-row>
        <table:table-row table:style-name="ro6">
          <table:table-cell table:style-name="ce19"/>
          <table:table-cell office:value-type="string" table:number-columns-spanned="10" table:number-rows-spanned="1" table:style-name="ce25">
            <text:p>Anzahl der Hauptwohnsitzwohnungen in 1 000</text:p>
          </table:table-cell>
          <table:covered-table-cell table:number-columns-repeated="9"/>
          <table:table-cell table:number-columns-repeated="16373"/>
        </table:table-row>
        <table:table-row table:style-name="ro7">
          <table:table-cell office:value-type="float" office:value="2004" table:style-name="ce20">
            <text:p>2004</text:p>
          </table:table-cell>
          <table:table-cell office:value-type="float" office:value="3431.3322100000296" table:style-name="ce21">
            <text:p>3.431,3</text:p>
          </table:table-cell>
          <table:table-cell office:value-type="float" office:value="108.5679500000002" table:style-name="ce21">
            <text:p>108,6</text:p>
          </table:table-cell>
          <table:table-cell office:value-type="float" office:value="229.41564999999943" table:style-name="ce21">
            <text:p>229,4</text:p>
          </table:table-cell>
          <table:table-cell office:value-type="float" office:value="633.5661800000064" table:style-name="ce21">
            <text:p>633,6</text:p>
          </table:table-cell>
          <table:table-cell office:value-type="float" office:value="553.82237999999882" table:style-name="ce21">
            <text:p>553,8</text:p>
          </table:table-cell>
          <table:table-cell office:value-type="float" office:value="212.73192000000066" table:style-name="ce21">
            <text:p>212,7</text:p>
          </table:table-cell>
          <table:table-cell office:value-type="float" office:value="483.01525000000134" table:style-name="ce21">
            <text:p>483,0</text:p>
          </table:table-cell>
          <table:table-cell office:value-type="float" office:value="271.74412999999885" table:style-name="ce21">
            <text:p>271,7</text:p>
          </table:table-cell>
          <table:table-cell office:value-type="float" office:value="139.80560999999992" table:style-name="ce21">
            <text:p>139,8</text:p>
          </table:table-cell>
          <table:table-cell office:value-type="float" office:value="798.66313999999988" table:style-name="ce21">
            <text:p>798,7</text:p>
          </table:table-cell>
          <table:table-cell table:number-columns-repeated="16373"/>
        </table:table-row>
        <table:table-row table:style-name="ro7">
          <table:table-cell office:value-type="float" office:value="2005" table:style-name="ce20">
            <text:p>2005</text:p>
          </table:table-cell>
          <table:table-cell office:value-type="float" office:value="3475.3424199999636" table:style-name="ce21">
            <text:p>3.475,3</text:p>
          </table:table-cell>
          <table:table-cell office:value-type="float" office:value="109.80340999999972" table:style-name="ce21">
            <text:p>109,8</text:p>
          </table:table-cell>
          <table:table-cell office:value-type="float" office:value="231.42179999999965" table:style-name="ce21">
            <text:p>231,4</text:p>
          </table:table-cell>
          <table:table-cell office:value-type="float" office:value="643.21090000000834" table:style-name="ce21">
            <text:p>643,2</text:p>
          </table:table-cell>
          <table:table-cell office:value-type="float" office:value="560.8153399999976" table:style-name="ce21">
            <text:p>560,8</text:p>
          </table:table-cell>
          <table:table-cell office:value-type="float" office:value="215.14969999999954" table:style-name="ce21">
            <text:p>215,1</text:p>
          </table:table-cell>
          <table:table-cell office:value-type="float" office:value="488.45801000000318" table:style-name="ce21">
            <text:p>488,5</text:p>
          </table:table-cell>
          <table:table-cell office:value-type="float" office:value="276.38829000000032" table:style-name="ce21">
            <text:p>276,4</text:p>
          </table:table-cell>
          <table:table-cell office:value-type="float" office:value="141.79128999999875" table:style-name="ce21">
            <text:p>141,8</text:p>
          </table:table-cell>
          <table:table-cell office:value-type="float" office:value="808.3036799999968" table:style-name="ce21">
            <text:p>808,3</text:p>
          </table:table-cell>
          <table:table-cell table:number-columns-repeated="16373"/>
        </table:table-row>
        <table:table-row table:style-name="ro7">
          <table:table-cell office:value-type="float" office:value="2006" table:style-name="ce20">
            <text:p>2006</text:p>
          </table:table-cell>
          <table:table-cell office:value-type="float" office:value="3511.4738199998515" table:style-name="ce21">
            <text:p>3.511,5</text:p>
          </table:table-cell>
          <table:table-cell office:value-type="float" office:value="110.56894999999939" table:style-name="ce21">
            <text:p>110,6</text:p>
          </table:table-cell>
          <table:table-cell office:value-type="float" office:value="233.43466000000049" table:style-name="ce21">
            <text:p>233,4</text:p>
          </table:table-cell>
          <table:table-cell office:value-type="float" office:value="650.72643000000312" table:style-name="ce21">
            <text:p>650,7</text:p>
          </table:table-cell>
          <table:table-cell office:value-type="float" office:value="566.31651000000511" table:style-name="ce21">
            <text:p>566,3</text:p>
          </table:table-cell>
          <table:table-cell office:value-type="float" office:value="216.94476999999881" table:style-name="ce21">
            <text:p>216,9</text:p>
          </table:table-cell>
          <table:table-cell office:value-type="float" office:value="494.44170000000167" table:style-name="ce21">
            <text:p>494,4</text:p>
          </table:table-cell>
          <table:table-cell office:value-type="float" office:value="280.13112000000092" table:style-name="ce21">
            <text:p>280,1</text:p>
          </table:table-cell>
          <table:table-cell office:value-type="float" office:value="143.54124999999985" table:style-name="ce21">
            <text:p>143,5</text:p>
          </table:table-cell>
          <table:table-cell office:value-type="float" office:value="815.36843000000749" table:style-name="ce21">
            <text:p>815,4</text:p>
          </table:table-cell>
          <table:table-cell table:number-columns-repeated="16373"/>
        </table:table-row>
        <table:table-row table:style-name="ro7">
          <table:table-cell office:value-type="float" office:value="2007" table:style-name="ce20">
            <text:p>2007</text:p>
          </table:table-cell>
          <table:table-cell office:value-type="float" office:value="3540.9136599998651" table:style-name="ce21">
            <text:p>3.540,9</text:p>
          </table:table-cell>
          <table:table-cell office:value-type="float" office:value="112.06417000000042" table:style-name="ce21">
            <text:p>112,1</text:p>
          </table:table-cell>
          <table:table-cell office:value-type="float" office:value="234.70056000000167" table:style-name="ce21">
            <text:p>234,7</text:p>
          </table:table-cell>
          <table:table-cell office:value-type="float" office:value="656.99659999999994" table:style-name="ce21">
            <text:p>657,0</text:p>
          </table:table-cell>
          <table:table-cell office:value-type="float" office:value="572.38821999999777" table:style-name="ce21">
            <text:p>572,4</text:p>
          </table:table-cell>
          <table:table-cell office:value-type="float" office:value="217.89047999999937" table:style-name="ce21">
            <text:p>217,9</text:p>
          </table:table-cell>
          <table:table-cell office:value-type="float" office:value="496.90440000000183" table:style-name="ce21">
            <text:p>496,9</text:p>
          </table:table-cell>
          <table:table-cell office:value-type="float" office:value="283.66362999999592" table:style-name="ce21">
            <text:p>283,7</text:p>
          </table:table-cell>
          <table:table-cell office:value-type="float" office:value="145.33772000000053" table:style-name="ce21">
            <text:p>145,3</text:p>
          </table:table-cell>
          <table:table-cell office:value-type="float" office:value="820.9678799999997" table:style-name="ce21">
            <text:p>821,0</text:p>
          </table:table-cell>
          <table:table-cell table:number-columns-repeated="16373"/>
        </table:table-row>
        <table:table-row table:style-name="ro7">
          <table:table-cell office:value-type="float" office:value="2008" table:style-name="ce20">
            <text:p>2008</text:p>
          </table:table-cell>
          <table:table-cell office:value-type="float" office:value="3568.8468199999511" table:style-name="ce21">
            <text:p>3.568,8</text:p>
          </table:table-cell>
          <table:table-cell office:value-type="float" office:value="113.48482999999908" table:style-name="ce21">
            <text:p>113,5</text:p>
          </table:table-cell>
          <table:table-cell office:value-type="float" office:value="237.11935999999955" table:style-name="ce21">
            <text:p>237,1</text:p>
          </table:table-cell>
          <table:table-cell office:value-type="float" office:value="663.19505000000845" table:style-name="ce21">
            <text:p>663,2</text:p>
          </table:table-cell>
          <table:table-cell office:value-type="float" office:value="576.33388000000377" table:style-name="ce21">
            <text:p>576,3</text:p>
          </table:table-cell>
          <table:table-cell office:value-type="float" office:value="219.55650000000003" table:style-name="ce21">
            <text:p>219,6</text:p>
          </table:table-cell>
          <table:table-cell office:value-type="float" office:value="499.75257999999985" table:style-name="ce21">
            <text:p>499,8</text:p>
          </table:table-cell>
          <table:table-cell office:value-type="float" office:value="286.59692000000246" table:style-name="ce21">
            <text:p>286,6</text:p>
          </table:table-cell>
          <table:table-cell office:value-type="float" office:value="146.76042000000044" table:style-name="ce21">
            <text:p>146,8</text:p>
          </table:table-cell>
          <table:table-cell office:value-type="float" office:value="826.04727999998204" table:style-name="ce21">
            <text:p>826,0</text:p>
          </table:table-cell>
          <table:table-cell table:number-columns-repeated="16373"/>
        </table:table-row>
        <table:table-row table:style-name="ro7">
          <table:table-cell office:value-type="float" office:value="2009" table:style-name="ce20">
            <text:p>2009</text:p>
          </table:table-cell>
          <table:table-cell office:value-type="float" office:value="3597.1122900000746" table:style-name="ce21">
            <text:p>3.597,1</text:p>
          </table:table-cell>
          <table:table-cell office:value-type="float" office:value="114.67567000000048" table:style-name="ce21">
            <text:p>114,7</text:p>
          </table:table-cell>
          <table:table-cell office:value-type="float" office:value="238.64082000000107" table:style-name="ce21">
            <text:p>238,6</text:p>
          </table:table-cell>
          <table:table-cell office:value-type="float" office:value="667.91124000000434" table:style-name="ce21">
            <text:p>667,9</text:p>
          </table:table-cell>
          <table:table-cell office:value-type="float" office:value="581.49976000000004" table:style-name="ce21">
            <text:p>581,5</text:p>
          </table:table-cell>
          <table:table-cell office:value-type="float" office:value="220.8669300000025" table:style-name="ce21">
            <text:p>220,9</text:p>
          </table:table-cell>
          <table:table-cell office:value-type="float" office:value="505.4068999999966" table:style-name="ce21">
            <text:p>505,4</text:p>
          </table:table-cell>
          <table:table-cell office:value-type="float" office:value="289.68370999999917" table:style-name="ce21">
            <text:p>289,7</text:p>
          </table:table-cell>
          <table:table-cell office:value-type="float" office:value="148.39022999999895" table:style-name="ce21">
            <text:p>148,4</text:p>
          </table:table-cell>
          <table:table-cell office:value-type="float" office:value="830.03702999999757" table:style-name="ce21">
            <text:p>830,0</text:p>
          </table:table-cell>
          <table:table-cell table:number-columns-repeated="16373"/>
        </table:table-row>
        <table:table-row table:style-name="ro7">
          <table:table-cell office:value-type="float" office:value="2010" table:style-name="ce20">
            <text:p>2010</text:p>
          </table:table-cell>
          <table:table-cell office:value-type="float" office:value="3623.7536400000558" table:style-name="ce21">
            <text:p>3.623,8</text:p>
          </table:table-cell>
          <table:table-cell office:value-type="float" office:value="115.77036000000018" table:style-name="ce21">
            <text:p>115,8</text:p>
          </table:table-cell>
          <table:table-cell office:value-type="float" office:value="239.72895999999963" table:style-name="ce21">
            <text:p>239,7</text:p>
          </table:table-cell>
          <table:table-cell office:value-type="float" office:value="673.96893000000694" table:style-name="ce21">
            <text:p>674,0</text:p>
          </table:table-cell>
          <table:table-cell office:value-type="float" office:value="585.37055000001055" table:style-name="ce21">
            <text:p>585,4</text:p>
          </table:table-cell>
          <table:table-cell office:value-type="float" office:value="222.15495000000078" table:style-name="ce21">
            <text:p>222,2</text:p>
          </table:table-cell>
          <table:table-cell office:value-type="float" office:value="509.3913299999968" table:style-name="ce21">
            <text:p>509,4</text:p>
          </table:table-cell>
          <table:table-cell office:value-type="float" office:value="292.80665999999979" table:style-name="ce21">
            <text:p>292,8</text:p>
          </table:table-cell>
          <table:table-cell office:value-type="float" office:value="150.13646999999898" table:style-name="ce21">
            <text:p>150,1</text:p>
          </table:table-cell>
          <table:table-cell office:value-type="float" office:value="834.42543000000592" table:style-name="ce21">
            <text:p>834,4</text:p>
          </table:table-cell>
          <table:table-cell table:number-columns-repeated="16373"/>
        </table:table-row>
        <table:table-row table:style-name="ro7">
          <table:table-cell office:value-type="float" office:value="2011" table:style-name="ce20">
            <text:p>2011</text:p>
          </table:table-cell>
          <table:table-cell office:value-type="float" office:value="3652.7952299998969" table:style-name="ce21">
            <text:p>3.652,8</text:p>
          </table:table-cell>
          <table:table-cell office:value-type="float" office:value="116.88557999999882" table:style-name="ce21">
            <text:p>116,9</text:p>
          </table:table-cell>
          <table:table-cell office:value-type="float" office:value="240.79739000000222" table:style-name="ce21">
            <text:p>240,8</text:p>
          </table:table-cell>
          <table:table-cell office:value-type="float" office:value="679.14943000000903" table:style-name="ce21">
            <text:p>679,1</text:p>
          </table:table-cell>
          <table:table-cell office:value-type="float" office:value="590.16121000000089" table:style-name="ce21">
            <text:p>590,2</text:p>
          </table:table-cell>
          <table:table-cell office:value-type="float" office:value="223.81063000000259" table:style-name="ce21">
            <text:p>223,8</text:p>
          </table:table-cell>
          <table:table-cell office:value-type="float" office:value="512.90640000000212" table:style-name="ce21">
            <text:p>512,9</text:p>
          </table:table-cell>
          <table:table-cell office:value-type="float" office:value="296.71260000000098" table:style-name="ce21">
            <text:p>296,7</text:p>
          </table:table-cell>
          <table:table-cell office:value-type="float" office:value="151.74833999999981" table:style-name="ce21">
            <text:p>151,7</text:p>
          </table:table-cell>
          <table:table-cell office:value-type="float" office:value="840.62365000001569" table:style-name="ce21">
            <text:p>840,6</text:p>
          </table:table-cell>
          <table:table-cell table:number-columns-repeated="16373"/>
        </table:table-row>
        <table:table-row table:style-name="ro7">
          <table:table-cell office:value-type="float" office:value="2012" table:style-name="ce20">
            <text:p>2012</text:p>
          </table:table-cell>
          <table:table-cell office:value-type="float" office:value="3685.5300700000103" table:style-name="ce21">
            <text:p>3.685,5</text:p>
          </table:table-cell>
          <table:table-cell office:value-type="float" office:value="117.71908000000045" table:style-name="ce21">
            <text:p>117,7</text:p>
          </table:table-cell>
          <table:table-cell office:value-type="float" office:value="241.85279000000008" table:style-name="ce21">
            <text:p>241,9</text:p>
          </table:table-cell>
          <table:table-cell office:value-type="float" office:value="684.59798000000558" table:style-name="ce21">
            <text:p>684,6</text:p>
          </table:table-cell>
          <table:table-cell office:value-type="float" office:value="594.93076000000008" table:style-name="ce21">
            <text:p>594,9</text:p>
          </table:table-cell>
          <table:table-cell office:value-type="float" office:value="225.93616999999955" table:style-name="ce21">
            <text:p>225,9</text:p>
          </table:table-cell>
          <table:table-cell office:value-type="float" office:value="516.95024000000114" table:style-name="ce21">
            <text:p>517,0</text:p>
          </table:table-cell>
          <table:table-cell office:value-type="float" office:value="300.04159000000061" table:style-name="ce21">
            <text:p>300,0</text:p>
          </table:table-cell>
          <table:table-cell office:value-type="float" office:value="153.75426999999891" table:style-name="ce21">
            <text:p>153,8</text:p>
          </table:table-cell>
          <table:table-cell office:value-type="float" office:value="849.74719000001892" table:style-name="ce21">
            <text:p>849,7</text:p>
          </table:table-cell>
          <table:table-cell table:number-columns-repeated="16373"/>
        </table:table-row>
        <table:table-row table:style-name="ro7">
          <table:table-cell office:value-type="float" office:value="2013" table:style-name="ce20">
            <text:p>2013</text:p>
          </table:table-cell>
          <table:table-cell office:value-type="float" office:value="3722.16192000003" table:style-name="ce21">
            <text:p>3.722,2</text:p>
          </table:table-cell>
          <table:table-cell office:value-type="float" office:value="118.63519000000069" table:style-name="ce21">
            <text:p>118,6</text:p>
          </table:table-cell>
          <table:table-cell office:value-type="float" office:value="243.47421999999895" table:style-name="ce21">
            <text:p>243,5</text:p>
          </table:table-cell>
          <table:table-cell office:value-type="float" office:value="689.90359000000694" table:style-name="ce21">
            <text:p>689,9</text:p>
          </table:table-cell>
          <table:table-cell office:value-type="float" office:value="600.79901000000132" table:style-name="ce21">
            <text:p>600,8</text:p>
          </table:table-cell>
          <table:table-cell office:value-type="float" office:value="228.24732999999878" table:style-name="ce21">
            <text:p>228,2</text:p>
          </table:table-cell>
          <table:table-cell office:value-type="float" office:value="520.23066999999708" table:style-name="ce21">
            <text:p>520,2</text:p>
          </table:table-cell>
          <table:table-cell office:value-type="float" office:value="303.94950000000023" table:style-name="ce21">
            <text:p>303,9</text:p>
          </table:table-cell>
          <table:table-cell office:value-type="float" office:value="155.53674000000061" table:style-name="ce21">
            <text:p>155,5</text:p>
          </table:table-cell>
          <table:table-cell office:value-type="float" office:value="861.38567000000228" table:style-name="ce21">
            <text:p>861,4</text:p>
          </table:table-cell>
          <table:table-cell table:number-columns-repeated="16373"/>
        </table:table-row>
        <table:table-row table:style-name="ro7">
          <table:table-cell office:value-type="float" office:value="2014" table:style-name="ce20">
            <text:p>2014</text:p>
          </table:table-cell>
          <table:table-cell office:value-type="float" office:value="3768.9154199999234" table:style-name="ce21">
            <text:p>3.768,9</text:p>
          </table:table-cell>
          <table:table-cell office:value-type="float" office:value="119.56629999999994" table:style-name="ce21">
            <text:p>119,6</text:p>
          </table:table-cell>
          <table:table-cell office:value-type="float" office:value="245.43670999999773" table:style-name="ce21">
            <text:p>245,4</text:p>
          </table:table-cell>
          <table:table-cell office:value-type="float" office:value="696.94363000000271" table:style-name="ce21">
            <text:p>696,9</text:p>
          </table:table-cell>
          <table:table-cell office:value-type="float" office:value="607.38174000000015" table:style-name="ce21">
            <text:p>607,4</text:p>
          </table:table-cell>
          <table:table-cell office:value-type="float" office:value="231.00178000000184" table:style-name="ce21">
            <text:p>231,0</text:p>
          </table:table-cell>
          <table:table-cell office:value-type="float" office:value="525.11048000000198" table:style-name="ce21">
            <text:p>525,1</text:p>
          </table:table-cell>
          <table:table-cell office:value-type="float" office:value="308.77270999999979" table:style-name="ce21">
            <text:p>308,8</text:p>
          </table:table-cell>
          <table:table-cell office:value-type="float" office:value="157.82267999999962" table:style-name="ce21">
            <text:p>157,8</text:p>
          </table:table-cell>
          <table:table-cell office:value-type="float" office:value="876.87938999998926" table:style-name="ce21">
            <text:p>876,9</text:p>
          </table:table-cell>
          <table:table-cell table:number-columns-repeated="16373"/>
        </table:table-row>
        <table:table-row table:style-name="ro7">
          <table:table-cell office:value-type="float" office:value="2015" table:style-name="ce20">
            <text:p>2015</text:p>
          </table:table-cell>
          <table:table-cell office:value-type="float" office:value="3816.76585999996" table:style-name="ce21">
            <text:p>3.816,8</text:p>
          </table:table-cell>
          <table:table-cell office:value-type="float" office:value="120.77048000000019" table:style-name="ce21">
            <text:p>120,8</text:p>
          </table:table-cell>
          <table:table-cell office:value-type="float" office:value="247.98055999999968" table:style-name="ce21">
            <text:p>248,0</text:p>
          </table:table-cell>
          <table:table-cell office:value-type="float" office:value="704.03923999999165" table:style-name="ce21">
            <text:p>704,0</text:p>
          </table:table-cell>
          <table:table-cell office:value-type="float" office:value="615.4203199999971" table:style-name="ce21">
            <text:p>615,4</text:p>
          </table:table-cell>
          <table:table-cell office:value-type="float" office:value="233.74891000000051" table:style-name="ce21">
            <text:p>233,7</text:p>
          </table:table-cell>
          <table:table-cell office:value-type="float" office:value="531.06508999999426" table:style-name="ce21">
            <text:p>531,1</text:p>
          </table:table-cell>
          <table:table-cell office:value-type="float" office:value="313.63204000000297" table:style-name="ce21">
            <text:p>313,6</text:p>
          </table:table-cell>
          <table:table-cell office:value-type="float" office:value="160.42591000000067" table:style-name="ce21">
            <text:p>160,4</text:p>
          </table:table-cell>
          <table:table-cell office:value-type="float" office:value="889.68331000000478" table:style-name="ce21">
            <text:p>889,7</text:p>
          </table:table-cell>
          <table:table-cell table:number-columns-repeated="16373"/>
        </table:table-row>
        <table:table-row table:style-name="ro7">
          <table:table-cell office:value-type="float" office:value="2016" table:style-name="ce20">
            <text:p>2016</text:p>
          </table:table-cell>
          <table:table-cell office:value-type="float" office:value="3864.8191499998716" table:style-name="ce21">
            <text:p>3.864,8</text:p>
          </table:table-cell>
          <table:table-cell office:value-type="float" office:value="122.68151000000061" table:style-name="ce21">
            <text:p>122,7</text:p>
          </table:table-cell>
          <table:table-cell office:value-type="float" office:value="250.26177000000246" table:style-name="ce21">
            <text:p>250,3</text:p>
          </table:table-cell>
          <table:table-cell office:value-type="float" office:value="711.46377999999652" table:style-name="ce21">
            <text:p>711,5</text:p>
          </table:table-cell>
          <table:table-cell office:value-type="float" office:value="622.31935999999894" table:style-name="ce21">
            <text:p>622,3</text:p>
          </table:table-cell>
          <table:table-cell office:value-type="float" office:value="236.12346999999738" table:style-name="ce21">
            <text:p>236,1</text:p>
          </table:table-cell>
          <table:table-cell office:value-type="float" office:value="537.49727999999573" table:style-name="ce21">
            <text:p>537,5</text:p>
          </table:table-cell>
          <table:table-cell office:value-type="float" office:value="319.47070999999806" table:style-name="ce21">
            <text:p>319,5</text:p>
          </table:table-cell>
          <table:table-cell office:value-type="float" office:value="163.07694999999947" table:style-name="ce21">
            <text:p>163,1</text:p>
          </table:table-cell>
          <table:table-cell office:value-type="float" office:value="901.9243199999961" table:style-name="ce21">
            <text:p>901,9</text:p>
          </table:table-cell>
          <table:table-cell table:number-columns-repeated="16373"/>
        </table:table-row>
        <table:table-row table:style-name="ro7">
          <table:table-cell office:value-type="float" office:value="2017" table:style-name="ce20">
            <text:p>2017</text:p>
          </table:table-cell>
          <table:table-cell office:value-type="float" office:value="3890.0916700000694" table:style-name="ce21">
            <text:p>3.890,1</text:p>
          </table:table-cell>
          <table:table-cell office:value-type="float" office:value="123.77848999999914" table:style-name="ce21">
            <text:p>123,8</text:p>
          </table:table-cell>
          <table:table-cell office:value-type="float" office:value="251.33946000000154" table:style-name="ce21">
            <text:p>251,3</text:p>
          </table:table-cell>
          <table:table-cell office:value-type="float" office:value="716.43360000000757" table:style-name="ce21">
            <text:p>716,4</text:p>
          </table:table-cell>
          <table:table-cell office:value-type="float" office:value="627.84998999999641" table:style-name="ce21">
            <text:p>627,8</text:p>
          </table:table-cell>
          <table:table-cell office:value-type="float" office:value="237.52692000000056" table:style-name="ce21">
            <text:p>237,5</text:p>
          </table:table-cell>
          <table:table-cell office:value-type="float" office:value="540.79027000000235" table:style-name="ce21">
            <text:p>540,8</text:p>
          </table:table-cell>
          <table:table-cell office:value-type="float" office:value="322.44685000000328" table:style-name="ce21">
            <text:p>322,4</text:p>
          </table:table-cell>
          <table:table-cell office:value-type="float" office:value="165.08532000000085" table:style-name="ce21">
            <text:p>165,1</text:p>
          </table:table-cell>
          <table:table-cell office:value-type="float" office:value="904.84076999998479" table:style-name="ce21">
            <text:p>904,8</text:p>
          </table:table-cell>
          <table:table-cell table:number-columns-repeated="16373"/>
        </table:table-row>
        <table:table-row table:style-name="ro7">
          <table:table-cell office:value-type="float" office:value="2018" table:style-name="ce20">
            <text:p>2018</text:p>
          </table:table-cell>
          <table:table-cell office:value-type="float" office:value="3916.0924999998674" table:style-name="ce21">
            <text:p>3.916,1</text:p>
          </table:table-cell>
          <table:table-cell office:value-type="float" office:value="124.67590999999977" table:style-name="ce22">
            <text:p>124,7</text:p>
          </table:table-cell>
          <table:table-cell office:value-type="float" office:value="252.29248999999939" table:style-name="ce22">
            <text:p>252,3</text:p>
          </table:table-cell>
          <table:table-cell office:value-type="float" office:value="722.37080000000378" table:style-name="ce22">
            <text:p>722,4</text:p>
          </table:table-cell>
          <table:table-cell office:value-type="float" office:value="631.93378999999561" table:style-name="ce22">
            <text:p>631,9</text:p>
          </table:table-cell>
          <table:table-cell office:value-type="float" office:value="239.2225899999998" table:style-name="ce22">
            <text:p>239,2</text:p>
          </table:table-cell>
          <table:table-cell office:value-type="float" office:value="544.29132000000027" table:style-name="ce22">
            <text:p>544,3</text:p>
          </table:table-cell>
          <table:table-cell office:value-type="float" office:value="324.97053000000125" table:style-name="ce22">
            <text:p>325,0</text:p>
          </table:table-cell>
          <table:table-cell office:value-type="float" office:value="166.83699999999953" table:style-name="ce22">
            <text:p>166,8</text:p>
          </table:table-cell>
          <table:table-cell office:value-type="float" office:value="909.49806999999953" table:style-name="ce22">
            <text:p>909,5</text:p>
          </table:table-cell>
          <table:table-cell table:number-columns-repeated="16373"/>
        </table:table-row>
        <table:table-row table:style-name="ro7">
          <table:table-cell office:value-type="float" office:value="2019" table:style-name="ce20">
            <text:p>2019</text:p>
          </table:table-cell>
          <table:table-cell office:value-type="float" office:value="3949.8631299998974" table:style-name="ce21">
            <text:p>3.949,9</text:p>
          </table:table-cell>
          <table:table-cell office:value-type="float" office:value="126.12742999999968" table:style-name="ce22">
            <text:p>126,1</text:p>
          </table:table-cell>
          <table:table-cell office:value-type="float" office:value="254.32140999999771" table:style-name="ce22">
            <text:p>254,3</text:p>
          </table:table-cell>
          <table:table-cell office:value-type="float" office:value="730.45936999999753" table:style-name="ce22">
            <text:p>730,5</text:p>
          </table:table-cell>
          <table:table-cell office:value-type="float" office:value="638.15970999999718" table:style-name="ce22">
            <text:p>638,2</text:p>
          </table:table-cell>
          <table:table-cell office:value-type="float" office:value="241.98365999999976" table:style-name="ce22">
            <text:p>242,0</text:p>
          </table:table-cell>
          <table:table-cell office:value-type="float" office:value="549.81149000000323" table:style-name="ce22">
            <text:p>549,8</text:p>
          </table:table-cell>
          <table:table-cell office:value-type="float" office:value="328.27536999999705" table:style-name="ce22">
            <text:p>328,3</text:p>
          </table:table-cell>
          <table:table-cell office:value-type="float" office:value="168.64961000000037" table:style-name="ce22">
            <text:p>168,6</text:p>
          </table:table-cell>
          <table:table-cell office:value-type="float" office:value="912.07508000001224" table:style-name="ce22">
            <text:p>912,1</text:p>
          </table:table-cell>
          <table:table-cell table:number-columns-repeated="16373"/>
        </table:table-row>
        <table:table-row table:style-name="ro7">
          <table:table-cell office:value-type="float" office:value="2020" table:style-name="ce20">
            <text:p>2020</text:p>
          </table:table-cell>
          <table:table-cell office:value-type="float" office:value="3988.4402400000299" table:style-name="ce21">
            <text:p>3.988,4</text:p>
          </table:table-cell>
          <table:table-cell office:value-type="float" office:value="127.797570000001" table:style-name="ce22">
            <text:p>127,8</text:p>
          </table:table-cell>
          <table:table-cell office:value-type="float" office:value="256.27030999999999" table:style-name="ce22">
            <text:p>256,3</text:p>
          </table:table-cell>
          <table:table-cell office:value-type="float" office:value="737.08012000000201" table:style-name="ce22">
            <text:p>737,1</text:p>
          </table:table-cell>
          <table:table-cell office:value-type="float" office:value="645.02250999999205" table:style-name="ce22">
            <text:p>645,0</text:p>
          </table:table-cell>
          <table:table-cell office:value-type="float" office:value="245.00041999999701" table:style-name="ce22">
            <text:p>245,0</text:p>
          </table:table-cell>
          <table:table-cell office:value-type="float" office:value="555.68471999999895" table:style-name="ce22">
            <text:p>555,7</text:p>
          </table:table-cell>
          <table:table-cell office:value-type="float" office:value="332.51597999999899" table:style-name="ce22">
            <text:p>332,5</text:p>
          </table:table-cell>
          <table:table-cell office:value-type="float" office:value="170.81375" table:style-name="ce22">
            <text:p>170,8</text:p>
          </table:table-cell>
          <table:table-cell office:value-type="float" office:value="918.25486000000103" table:style-name="ce22">
            <text:p>918,3</text:p>
          </table:table-cell>
          <table:table-cell table:number-columns-repeated="16373"/>
        </table:table-row>
        <table:table-row table:style-name="ro8">
          <table:table-cell office:value-type="string" table:style-name="ce23">
            <text:p>2021<text:span text:style-name="T1">1</text:span></text:p>
          </table:table-cell>
          <table:table-cell office:value-type="float" office:value="4019.7438699999675" table:style-name="ce21">
            <text:p>4.019,7</text:p>
          </table:table-cell>
          <table:table-cell office:value-type="float" office:value="129.05227000000025" table:style-name="ce22">
            <text:p>129,1</text:p>
          </table:table-cell>
          <table:table-cell office:value-type="float" office:value="258.10821999999939" table:style-name="ce22">
            <text:p>258,1</text:p>
          </table:table-cell>
          <table:table-cell office:value-type="float" office:value="742.34768999999631" table:style-name="ce22">
            <text:p>742,3</text:p>
          </table:table-cell>
          <table:table-cell office:value-type="float" office:value="651.2742300000034" table:style-name="ce22">
            <text:p>651,3</text:p>
          </table:table-cell>
          <table:table-cell office:value-type="float" office:value="246.73926000000063" table:style-name="ce22">
            <text:p>246,7</text:p>
          </table:table-cell>
          <table:table-cell office:value-type="float" office:value="558.55030999999963" table:style-name="ce22">
            <text:p>558,6</text:p>
          </table:table-cell>
          <table:table-cell office:value-type="float" office:value="335.2854400000013" table:style-name="ce22">
            <text:p>335,3</text:p>
          </table:table-cell>
          <table:table-cell office:value-type="float" office:value="172.43559999999982" table:style-name="ce22">
            <text:p>172,4</text:p>
          </table:table-cell>
          <table:table-cell office:value-type="float" office:value="925.95085000000029" table:style-name="ce22">
            <text:p>926,0</text:p>
          </table:table-cell>
          <table:table-cell table:number-columns-repeated="16373"/>
        </table:table-row>
        <table:table-row table:style-name="ro6">
          <table:table-cell table:style-name="ce20"/>
          <table:table-cell office:value-type="string" table:number-columns-spanned="10" table:number-rows-spanned="1" table:style-name="ce26">
            <text:p>Mietquote (Haupt- und Untermiete) in %</text:p>
          </table:table-cell>
          <table:covered-table-cell table:number-columns-repeated="9"/>
          <table:table-cell table:number-columns-repeated="16373"/>
        </table:table-row>
        <table:table-row table:style-name="ro7">
          <table:table-cell office:value-type="float" office:value="2004" table:style-name="ce20">
            <text:p>2004</text:p>
          </table:table-cell>
          <table:table-cell office:value-type="float" office:value="40.717497301143432" table:style-name="ce21">
            <text:p>40,7</text:p>
          </table:table-cell>
          <table:table-cell office:value-type="float" office:value="13.114146486140665" table:style-name="ce21">
            <text:p>13,1</text:p>
          </table:table-cell>
          <table:table-cell office:value-type="float" office:value="33.518633101098402" table:style-name="ce21">
            <text:p>33,5</text:p>
          </table:table-cell>
          <table:table-cell office:value-type="float" office:value="23.805206900406073" table:style-name="ce21">
            <text:p>23,8</text:p>
          </table:table-cell>
          <table:table-cell office:value-type="float" office:value="33.20994178675128" table:style-name="ce21">
            <text:p>33,2</text:p>
          </table:table-cell>
          <table:table-cell office:value-type="float" office:value="33.25412096125487" table:style-name="ce21">
            <text:p>33,3</text:p>
          </table:table-cell>
          <table:table-cell office:value-type="float" office:value="32.153607986497299" table:style-name="ce21">
            <text:p>32,2</text:p>
          </table:table-cell>
          <table:table-cell office:value-type="float" office:value="31.285227761865592" table:style-name="ce21">
            <text:p>31,3</text:p>
          </table:table-cell>
          <table:table-cell office:value-type="float" office:value="30.409952790878727" table:style-name="ce21">
            <text:p>30,4</text:p>
          </table:table-cell>
          <table:table-cell office:value-type="float" office:value="77.340801029079728" table:style-name="ce21">
            <text:p>77,3</text:p>
          </table:table-cell>
          <table:table-cell table:number-columns-repeated="16373"/>
        </table:table-row>
        <table:table-row table:style-name="ro7">
          <table:table-cell office:value-type="float" office:value="2005" table:style-name="ce20">
            <text:p>2005</text:p>
          </table:table-cell>
          <table:table-cell office:value-type="float" office:value="40.437026921795578" table:style-name="ce21">
            <text:p>40,4</text:p>
          </table:table-cell>
          <table:table-cell office:value-type="float" office:value="13.354239180732197" table:style-name="ce21">
            <text:p>13,4</text:p>
          </table:table-cell>
          <table:table-cell office:value-type="float" office:value="31.87241651391534" table:style-name="ce21">
            <text:p>31,9</text:p>
          </table:table-cell>
          <table:table-cell office:value-type="float" office:value="23.410360427660514" table:style-name="ce21">
            <text:p>23,4</text:p>
          </table:table-cell>
          <table:table-cell office:value-type="float" office:value="33.479827780745239" table:style-name="ce21">
            <text:p>33,5</text:p>
          </table:table-cell>
          <table:table-cell office:value-type="float" office:value="33.507292829132588" table:style-name="ce21">
            <text:p>33,5</text:p>
          </table:table-cell>
          <table:table-cell office:value-type="float" office:value="31.491961816738339" table:style-name="ce21">
            <text:p>31,5</text:p>
          </table:table-cell>
          <table:table-cell office:value-type="float" office:value="30.491968382596774" table:style-name="ce21">
            <text:p>30,5</text:p>
          </table:table-cell>
          <table:table-cell office:value-type="float" office:value="29.831388091609927" table:style-name="ce21">
            <text:p>29,8</text:p>
          </table:table-cell>
          <table:table-cell office:value-type="float" office:value="77.455249244937335" table:style-name="ce21">
            <text:p>77,5</text:p>
          </table:table-cell>
          <table:table-cell table:number-columns-repeated="16373"/>
        </table:table-row>
        <table:table-row table:style-name="ro7">
          <table:table-cell office:value-type="float" office:value="2006" table:style-name="ce20">
            <text:p>2006</text:p>
          </table:table-cell>
          <table:table-cell office:value-type="float" office:value="39.911975194506688" table:style-name="ce21">
            <text:p>39,9</text:p>
          </table:table-cell>
          <table:table-cell office:value-type="float" office:value="13.687043243152852" table:style-name="ce21">
            <text:p>13,7</text:p>
          </table:table-cell>
          <table:table-cell office:value-type="float" office:value="31.732228624489572" table:style-name="ce21">
            <text:p>31,7</text:p>
          </table:table-cell>
          <table:table-cell office:value-type="float" office:value="23.342895416127313" table:style-name="ce21">
            <text:p>23,3</text:p>
          </table:table-cell>
          <table:table-cell office:value-type="float" office:value="32.273701503069297" table:style-name="ce21">
            <text:p>32,3</text:p>
          </table:table-cell>
          <table:table-cell office:value-type="float" office:value="33.655045014452291" table:style-name="ce21">
            <text:p>33,7</text:p>
          </table:table-cell>
          <table:table-cell office:value-type="float" office:value="30.660583441890051" table:style-name="ce21">
            <text:p>30,7</text:p>
          </table:table-cell>
          <table:table-cell office:value-type="float" office:value="30.41483216859292" table:style-name="ce21">
            <text:p>30,4</text:p>
          </table:table-cell>
          <table:table-cell office:value-type="float" office:value="28.991032194578125" table:style-name="ce21">
            <text:p>29,0</text:p>
          </table:table-cell>
          <table:table-cell office:value-type="float" office:value="76.798921439722761" table:style-name="ce21">
            <text:p>76,8</text:p>
          </table:table-cell>
          <table:table-cell table:number-columns-repeated="16373"/>
        </table:table-row>
        <table:table-row table:style-name="ro7">
          <table:table-cell office:value-type="float" office:value="2007" table:style-name="ce20">
            <text:p>2007</text:p>
          </table:table-cell>
          <table:table-cell office:value-type="float" office:value="40.056793420939066" table:style-name="ce21">
            <text:p>40,1</text:p>
          </table:table-cell>
          <table:table-cell office:value-type="float" office:value="14.992990176967336" table:style-name="ce21">
            <text:p>15,0</text:p>
          </table:table-cell>
          <table:table-cell office:value-type="float" office:value="31.938458093155102" table:style-name="ce21">
            <text:p>31,9</text:p>
          </table:table-cell>
          <table:table-cell office:value-type="float" office:value="24.143394349377086" table:style-name="ce21">
            <text:p>24,1</text:p>
          </table:table-cell>
          <table:table-cell office:value-type="float" office:value="32.846219301997657" table:style-name="ce21">
            <text:p>32,8</text:p>
          </table:table-cell>
          <table:table-cell office:value-type="float" office:value="33.118716338593451" table:style-name="ce21">
            <text:p>33,1</text:p>
          </table:table-cell>
          <table:table-cell office:value-type="float" office:value="29.51685877605421" table:style-name="ce21">
            <text:p>29,5</text:p>
          </table:table-cell>
          <table:table-cell office:value-type="float" office:value="29.370074690223845" table:style-name="ce21">
            <text:p>29,4</text:p>
          </table:table-cell>
          <table:table-cell office:value-type="float" office:value="29.02486704759087" table:style-name="ce21">
            <text:p>29,0</text:p>
          </table:table-cell>
          <table:table-cell office:value-type="float" office:value="77.427680849097271" table:style-name="ce21">
            <text:p>77,4</text:p>
          </table:table-cell>
          <table:table-cell table:number-columns-repeated="16373"/>
        </table:table-row>
        <table:table-row table:style-name="ro7">
          <table:table-cell office:value-type="float" office:value="2008" table:style-name="ce20">
            <text:p>2008</text:p>
          </table:table-cell>
          <table:table-cell office:value-type="float" office:value="40.3314782784648" table:style-name="ce21">
            <text:p>40,3</text:p>
          </table:table-cell>
          <table:table-cell office:value-type="float" office:value="15.378416657098676" table:style-name="ce21">
            <text:p>15,4</text:p>
          </table:table-cell>
          <table:table-cell office:value-type="float" office:value="33.613957122691232" table:style-name="ce21">
            <text:p>33,6</text:p>
          </table:table-cell>
          <table:table-cell office:value-type="float" office:value="23.998010841607019" table:style-name="ce21">
            <text:p>24,0</text:p>
          </table:table-cell>
          <table:table-cell office:value-type="float" office:value="33.508642594462643" table:style-name="ce21">
            <text:p>33,5</text:p>
          </table:table-cell>
          <table:table-cell office:value-type="float" office:value="32.27576956273213" table:style-name="ce21">
            <text:p>32,3</text:p>
          </table:table-cell>
          <table:table-cell office:value-type="float" office:value="30.760279416666599" table:style-name="ce21">
            <text:p>30,8</text:p>
          </table:table-cell>
          <table:table-cell office:value-type="float" office:value="30.362252322878973" table:style-name="ce21">
            <text:p>30,4</text:p>
          </table:table-cell>
          <table:table-cell office:value-type="float" office:value="29.296250310540206" table:style-name="ce21">
            <text:p>29,3</text:p>
          </table:table-cell>
          <table:table-cell office:value-type="float" office:value="76.912620546368629" table:style-name="ce21">
            <text:p>76,9</text:p>
          </table:table-cell>
          <table:table-cell table:number-columns-repeated="16373"/>
        </table:table-row>
        <table:table-row table:style-name="ro7">
          <table:table-cell office:value-type="float" office:value="2009" table:style-name="ce20">
            <text:p>2009</text:p>
          </table:table-cell>
          <table:table-cell office:value-type="float" office:value="40.734801470431329" table:style-name="ce21">
            <text:p>40,7</text:p>
          </table:table-cell>
          <table:table-cell office:value-type="float" office:value="16.570777393321496" table:style-name="ce21">
            <text:p>16,6</text:p>
          </table:table-cell>
          <table:table-cell office:value-type="float" office:value="33.170456755889404" table:style-name="ce21">
            <text:p>33,2</text:p>
          </table:table-cell>
          <table:table-cell office:value-type="float" office:value="23.819898584129177" table:style-name="ce21">
            <text:p>23,8</text:p>
          </table:table-cell>
          <table:table-cell office:value-type="float" office:value="34.549921396356197" table:style-name="ce21">
            <text:p>34,5</text:p>
          </table:table-cell>
          <table:table-cell office:value-type="float" office:value="31.892452165654717" table:style-name="ce21">
            <text:p>31,9</text:p>
          </table:table-cell>
          <table:table-cell office:value-type="float" office:value="31.600892271158198" table:style-name="ce21">
            <text:p>31,6</text:p>
          </table:table-cell>
          <table:table-cell office:value-type="float" office:value="29.629001230341913" table:style-name="ce21">
            <text:p>29,6</text:p>
          </table:table-cell>
          <table:table-cell office:value-type="float" office:value="29.896813287505637" table:style-name="ce21">
            <text:p>29,9</text:p>
          </table:table-cell>
          <table:table-cell office:value-type="float" office:value="77.919999545080486" table:style-name="ce21">
            <text:p>77,9</text:p>
          </table:table-cell>
          <table:table-cell table:number-columns-repeated="16373"/>
        </table:table-row>
        <table:table-row table:style-name="ro7">
          <table:table-cell office:value-type="float" office:value="2010" table:style-name="ce20">
            <text:p>2010</text:p>
          </table:table-cell>
          <table:table-cell office:value-type="float" office:value="41.183414720212582" table:style-name="ce21">
            <text:p>41,2</text:p>
          </table:table-cell>
          <table:table-cell office:value-type="float" office:value="16.672834048369481" table:style-name="ce21">
            <text:p>16,7</text:p>
          </table:table-cell>
          <table:table-cell office:value-type="float" office:value="34.294671782666306" table:style-name="ce21">
            <text:p>34,3</text:p>
          </table:table-cell>
          <table:table-cell office:value-type="float" office:value="24.385845205060129" table:style-name="ce21">
            <text:p>24,4</text:p>
          </table:table-cell>
          <table:table-cell office:value-type="float" office:value="35.009608870825197" table:style-name="ce21">
            <text:p>35,0</text:p>
          </table:table-cell>
          <table:table-cell office:value-type="float" office:value="32.651917051589287" table:style-name="ce21">
            <text:p>32,7</text:p>
          </table:table-cell>
          <table:table-cell office:value-type="float" office:value="32.106953999393845" table:style-name="ce21">
            <text:p>32,1</text:p>
          </table:table-cell>
          <table:table-cell office:value-type="float" office:value="31.419258018243184" table:style-name="ce21">
            <text:p>31,4</text:p>
          </table:table-cell>
          <table:table-cell office:value-type="float" office:value="30.012461329349279" table:style-name="ce21">
            <text:p>30,0</text:p>
          </table:table-cell>
          <table:table-cell office:value-type="float" office:value="77.710341354289739" table:style-name="ce21">
            <text:p>77,7</text:p>
          </table:table-cell>
          <table:table-cell table:number-columns-repeated="16373"/>
        </table:table-row>
        <table:table-row table:style-name="ro7">
          <table:table-cell office:value-type="float" office:value="2011" table:style-name="ce20">
            <text:p>2011</text:p>
          </table:table-cell>
          <table:table-cell office:value-type="float" office:value="41.300346310406695" table:style-name="ce21">
            <text:p>41,3</text:p>
          </table:table-cell>
          <table:table-cell office:value-type="float" office:value="18.575841433990522" table:style-name="ce21">
            <text:p>18,6</text:p>
          </table:table-cell>
          <table:table-cell office:value-type="float" office:value="34.724039160058943" table:style-name="ce21">
            <text:p>34,7</text:p>
          </table:table-cell>
          <table:table-cell office:value-type="float" office:value="26.068274841958942" table:style-name="ce21">
            <text:p>26,1</text:p>
          </table:table-cell>
          <table:table-cell office:value-type="float" office:value="33.963528372188122" table:style-name="ce21">
            <text:p>34,0</text:p>
          </table:table-cell>
          <table:table-cell office:value-type="float" office:value="34.00746872478755" table:style-name="ce21">
            <text:p>34,0</text:p>
          </table:table-cell>
          <table:table-cell office:value-type="float" office:value="32.681606234587875" table:style-name="ce21">
            <text:p>32,7</text:p>
          </table:table-cell>
          <table:table-cell office:value-type="float" office:value="32.712153107080645" table:style-name="ce21">
            <text:p>32,7</text:p>
          </table:table-cell>
          <table:table-cell office:value-type="float" office:value="30.450962428979583" table:style-name="ce21">
            <text:p>30,5</text:p>
          </table:table-cell>
          <table:table-cell office:value-type="float" office:value="75.991154900293552" table:style-name="ce21">
            <text:p>76,0</text:p>
          </table:table-cell>
          <table:table-cell table:number-columns-repeated="16373"/>
        </table:table-row>
        <table:table-row table:style-name="ro7">
          <table:table-cell office:value-type="float" office:value="2012" table:style-name="ce20">
            <text:p>2012</text:p>
          </table:table-cell>
          <table:table-cell office:value-type="float" office:value="41.416003695772488" table:style-name="ce21">
            <text:p>41,4</text:p>
          </table:table-cell>
          <table:table-cell office:value-type="float" office:value="17.852798373891364" table:style-name="ce21">
            <text:p>17,9</text:p>
          </table:table-cell>
          <table:table-cell office:value-type="float" office:value="34.545894632846803" table:style-name="ce21">
            <text:p>34,5</text:p>
          </table:table-cell>
          <table:table-cell office:value-type="float" office:value="25.912060096934596" table:style-name="ce21">
            <text:p>25,9</text:p>
          </table:table-cell>
          <table:table-cell office:value-type="float" office:value="33.488142384838184" table:style-name="ce21">
            <text:p>33,5</text:p>
          </table:table-cell>
          <table:table-cell office:value-type="float" office:value="35.080562797891133" table:style-name="ce21">
            <text:p>35,1</text:p>
          </table:table-cell>
          <table:table-cell office:value-type="float" office:value="31.675617366963841" table:style-name="ce21">
            <text:p>31,7</text:p>
          </table:table-cell>
          <table:table-cell office:value-type="float" office:value="32.215497191572673" table:style-name="ce21">
            <text:p>32,2</text:p>
          </table:table-cell>
          <table:table-cell office:value-type="float" office:value="31.045089024194127" table:style-name="ce21">
            <text:p>31,0</text:p>
          </table:table-cell>
          <table:table-cell office:value-type="float" office:value="77.412237161973223" table:style-name="ce21">
            <text:p>77,4</text:p>
          </table:table-cell>
          <table:table-cell table:number-columns-repeated="16373"/>
        </table:table-row>
        <table:table-row table:style-name="ro7">
          <table:table-cell office:value-type="float" office:value="2013" table:style-name="ce20">
            <text:p>2013</text:p>
          </table:table-cell>
          <table:table-cell office:value-type="float" office:value="41.807740325277557" table:style-name="ce21">
            <text:p>41,8</text:p>
          </table:table-cell>
          <table:table-cell office:value-type="float" office:value="19.405953663495573" table:style-name="ce21">
            <text:p>19,4</text:p>
          </table:table-cell>
          <table:table-cell office:value-type="float" office:value="33.899239927742606" table:style-name="ce21">
            <text:p>33,9</text:p>
          </table:table-cell>
          <table:table-cell office:value-type="float" office:value="25.771919812737913" table:style-name="ce21">
            <text:p>25,8</text:p>
          </table:table-cell>
          <table:table-cell office:value-type="float" office:value="34.378898194256294" table:style-name="ce21">
            <text:p>34,4</text:p>
          </table:table-cell>
          <table:table-cell office:value-type="float" office:value="34.215269900419088" table:style-name="ce21">
            <text:p>34,2</text:p>
          </table:table-cell>
          <table:table-cell office:value-type="float" office:value="31.955322818625991" table:style-name="ce21">
            <text:p>32,0</text:p>
          </table:table-cell>
          <table:table-cell office:value-type="float" office:value="32.843360492450117" table:style-name="ce21">
            <text:p>32,8</text:p>
          </table:table-cell>
          <table:table-cell office:value-type="float" office:value="31.285463485990423" table:style-name="ce21">
            <text:p>31,3</text:p>
          </table:table-cell>
          <table:table-cell office:value-type="float" office:value="78.178646737877884" table:style-name="ce21">
            <text:p>78,2</text:p>
          </table:table-cell>
          <table:table-cell table:number-columns-repeated="16373"/>
        </table:table-row>
        <table:table-row table:style-name="ro7">
          <table:table-cell office:value-type="float" office:value="2014" table:style-name="ce20">
            <text:p>2014</text:p>
          </table:table-cell>
          <table:table-cell office:value-type="float" office:value="41.573345522304635" table:style-name="ce21">
            <text:p>41,6</text:p>
          </table:table-cell>
          <table:table-cell office:value-type="float" office:value="19.269158617436556" table:style-name="ce21">
            <text:p>19,3</text:p>
          </table:table-cell>
          <table:table-cell office:value-type="float" office:value="31.780628904290808" table:style-name="ce21">
            <text:p>31,8</text:p>
          </table:table-cell>
          <table:table-cell office:value-type="float" office:value="25.558596467837784" table:style-name="ce21">
            <text:p>25,6</text:p>
          </table:table-cell>
          <table:table-cell office:value-type="float" office:value="33.742864907331459" table:style-name="ce21">
            <text:p>33,7</text:p>
          </table:table-cell>
          <table:table-cell office:value-type="float" office:value="35.867849156833373" table:style-name="ce21">
            <text:p>35,9</text:p>
          </table:table-cell>
          <table:table-cell office:value-type="float" office:value="33.199219333805694" table:style-name="ce21">
            <text:p>33,2</text:p>
          </table:table-cell>
          <table:table-cell office:value-type="float" office:value="31.703983813854574" table:style-name="ce21">
            <text:p>31,7</text:p>
          </table:table-cell>
          <table:table-cell office:value-type="float" office:value="31.861802118681542" table:style-name="ce21">
            <text:p>31,9</text:p>
          </table:table-cell>
          <table:table-cell office:value-type="float" office:value="77.248949824216922" table:style-name="ce21">
            <text:p>77,2</text:p>
          </table:table-cell>
          <table:table-cell table:number-columns-repeated="16373"/>
        </table:table-row>
        <table:table-row table:style-name="ro7">
          <table:table-cell office:value-type="float" office:value="2015" table:style-name="ce20">
            <text:p>2015</text:p>
          </table:table-cell>
          <table:table-cell office:value-type="float" office:value="42.032646456338" table:style-name="ce21">
            <text:p>42,0</text:p>
          </table:table-cell>
          <table:table-cell office:value-type="float" office:value="19.596345067105762" table:style-name="ce21">
            <text:p>19,6</text:p>
          </table:table-cell>
          <table:table-cell office:value-type="float" office:value="32.06063007519618" table:style-name="ce21">
            <text:p>32,1</text:p>
          </table:table-cell>
          <table:table-cell office:value-type="float" office:value="25.656775892207317" table:style-name="ce21">
            <text:p>25,7</text:p>
          </table:table-cell>
          <table:table-cell office:value-type="float" office:value="32.672369349130349" table:style-name="ce21">
            <text:p>32,7</text:p>
          </table:table-cell>
          <table:table-cell office:value-type="float" office:value="35.970764526773763" table:style-name="ce21">
            <text:p>36,0</text:p>
          </table:table-cell>
          <table:table-cell office:value-type="float" office:value="33.420466406481566" table:style-name="ce21">
            <text:p>33,4</text:p>
          </table:table-cell>
          <table:table-cell office:value-type="float" office:value="32.289456141024473" table:style-name="ce21">
            <text:p>32,3</text:p>
          </table:table-cell>
          <table:table-cell office:value-type="float" office:value="31.526727820960993" table:style-name="ce21">
            <text:p>31,5</text:p>
          </table:table-cell>
          <table:table-cell office:value-type="float" office:value="79.353852327520997" table:style-name="ce21">
            <text:p>79,4</text:p>
          </table:table-cell>
          <table:table-cell table:number-columns-repeated="16373"/>
        </table:table-row>
        <table:table-row table:style-name="ro7">
          <table:table-cell office:value-type="float" office:value="2016" table:style-name="ce20">
            <text:p>2016</text:p>
          </table:table-cell>
          <table:table-cell office:value-type="float" office:value="42.687892912143255" table:style-name="ce21">
            <text:p>42,7</text:p>
          </table:table-cell>
          <table:table-cell office:value-type="float" office:value="20.286202867897522" table:style-name="ce21">
            <text:p>20,3</text:p>
          </table:table-cell>
          <table:table-cell office:value-type="float" office:value="35.331976593947836" table:style-name="ce21">
            <text:p>35,3</text:p>
          </table:table-cell>
          <table:table-cell office:value-type="float" office:value="26.427114813912279" table:style-name="ce21">
            <text:p>26,4</text:p>
          </table:table-cell>
          <table:table-cell office:value-type="float" office:value="33.707339588470944" table:style-name="ce21">
            <text:p>33,7</text:p>
          </table:table-cell>
          <table:table-cell office:value-type="float" office:value="36.604023310346903" table:style-name="ce21">
            <text:p>36,6</text:p>
          </table:table-cell>
          <table:table-cell office:value-type="float" office:value="33.954575546875333" table:style-name="ce21">
            <text:p>34,0</text:p>
          </table:table-cell>
          <table:table-cell office:value-type="float" office:value="34.791540044469116" table:style-name="ce21">
            <text:p>34,8</text:p>
          </table:table-cell>
          <table:table-cell office:value-type="float" office:value="32.060269707030841" table:style-name="ce21">
            <text:p>32,1</text:p>
          </table:table-cell>
          <table:table-cell office:value-type="float" office:value="78.315446688475816" table:style-name="ce21">
            <text:p>78,3</text:p>
          </table:table-cell>
          <table:table-cell table:number-columns-repeated="16373"/>
        </table:table-row>
        <table:table-row table:style-name="ro7">
          <table:table-cell office:value-type="float" office:value="2017" table:style-name="ce20">
            <text:p>2017</text:p>
          </table:table-cell>
          <table:table-cell office:value-type="float" office:value="43.057461933795381" table:style-name="ce21">
            <text:p>43,1</text:p>
          </table:table-cell>
          <table:table-cell office:value-type="float" office:value="19.187065539416498" table:style-name="ce21">
            <text:p>19,2</text:p>
          </table:table-cell>
          <table:table-cell office:value-type="float" office:value="34.852545636884834" table:style-name="ce21">
            <text:p>34,9</text:p>
          </table:table-cell>
          <table:table-cell office:value-type="float" office:value="27.134274551053988" table:style-name="ce21">
            <text:p>27,1</text:p>
          </table:table-cell>
          <table:table-cell office:value-type="float" office:value="35.297796214028814" table:style-name="ce21">
            <text:p>35,3</text:p>
          </table:table-cell>
          <table:table-cell office:value-type="float" office:value="36.084373089163947" table:style-name="ce21">
            <text:p>36,1</text:p>
          </table:table-cell>
          <table:table-cell office:value-type="float" office:value="34.904002618242401" table:style-name="ce21">
            <text:p>34,9</text:p>
          </table:table-cell>
          <table:table-cell office:value-type="float" office:value="34.433228297934946" table:style-name="ce21">
            <text:p>34,4</text:p>
          </table:table-cell>
          <table:table-cell office:value-type="float" office:value="33.054622906506651" table:style-name="ce21">
            <text:p>33,1</text:p>
          </table:table-cell>
          <table:table-cell office:value-type="float" office:value="78.195644301040758" table:style-name="ce21">
            <text:p>78,2</text:p>
          </table:table-cell>
          <table:table-cell table:number-columns-repeated="16373"/>
        </table:table-row>
        <table:table-row table:style-name="ro7">
          <table:table-cell office:value-type="float" office:value="2018" table:style-name="ce20">
            <text:p>2018</text:p>
          </table:table-cell>
          <table:table-cell office:value-type="float" office:value="42.80980007494756" table:style-name="ce22">
            <text:p>42,8</text:p>
          </table:table-cell>
          <table:table-cell office:value-type="float" office:value="19.107283836949733" table:style-name="ce22">
            <text:p>19,1</text:p>
          </table:table-cell>
          <table:table-cell office:value-type="float" office:value="33.530019066362186" table:style-name="ce22">
            <text:p>33,5</text:p>
          </table:table-cell>
          <table:table-cell office:value-type="float" office:value="27.727788830888422" table:style-name="ce22">
            <text:p>27,7</text:p>
          </table:table-cell>
          <table:table-cell office:value-type="float" office:value="34.342434830079341" table:style-name="ce22">
            <text:p>34,3</text:p>
          </table:table-cell>
          <table:table-cell office:value-type="float" office:value="35.018812395601948" table:style-name="ce22">
            <text:p>35,0</text:p>
          </table:table-cell>
          <table:table-cell office:value-type="float" office:value="35.110910826209732" table:style-name="ce22">
            <text:p>35,1</text:p>
          </table:table-cell>
          <table:table-cell office:value-type="float" office:value="34.9013032043244" table:style-name="ce22">
            <text:p>34,9</text:p>
          </table:table-cell>
          <table:table-cell office:value-type="float" office:value="34.455300682702237" table:style-name="ce22">
            <text:p>34,5</text:p>
          </table:table-cell>
          <table:table-cell office:value-type="float" office:value="77.510321709643733" table:style-name="ce22">
            <text:p>77,5</text:p>
          </table:table-cell>
          <table:table-cell table:number-columns-repeated="16373"/>
        </table:table-row>
        <table:table-row table:style-name="ro7">
          <table:table-cell office:value-type="float" office:value="2019" table:style-name="ce20">
            <text:p>2019</text:p>
          </table:table-cell>
          <table:table-cell office:value-type="float" office:value="42.776855156497575" table:style-name="ce22">
            <text:p>42,8</text:p>
          </table:table-cell>
          <table:table-cell office:value-type="float" office:value="21.125888317870164" table:style-name="ce22">
            <text:p>21,1</text:p>
          </table:table-cell>
          <table:table-cell office:value-type="float" office:value="33.749549438248351" table:style-name="ce22">
            <text:p>33,7</text:p>
          </table:table-cell>
          <table:table-cell office:value-type="float" office:value="27.184099233335889" table:style-name="ce22">
            <text:p>27,2</text:p>
          </table:table-cell>
          <table:table-cell office:value-type="float" office:value="34.122118113661429" table:style-name="ce22">
            <text:p>34,1</text:p>
          </table:table-cell>
          <table:table-cell office:value-type="float" office:value="36.629423656126072" table:style-name="ce22">
            <text:p>36,6</text:p>
          </table:table-cell>
          <table:table-cell office:value-type="float" office:value="33.608213607904091" table:style-name="ce22">
            <text:p>33,6</text:p>
          </table:table-cell>
          <table:table-cell office:value-type="float" office:value="35.876831088485176" table:style-name="ce22">
            <text:p>35,9</text:p>
          </table:table-cell>
          <table:table-cell office:value-type="float" office:value="33.708432530617642" table:style-name="ce22">
            <text:p>33,7</text:p>
          </table:table-cell>
          <table:table-cell office:value-type="float" office:value="78.149703421345578" table:style-name="ce22">
            <text:p>78,1</text:p>
          </table:table-cell>
          <table:table-cell table:number-columns-repeated="16373"/>
        </table:table-row>
        <table:table-row table:style-name="ro7">
          <table:table-cell office:value-type="float" office:value="2020" table:style-name="ce20">
            <text:p>2020</text:p>
          </table:table-cell>
          <table:table-cell office:value-type="float" office:value="42.699431545199317" table:style-name="ce22">
            <text:p>42,7</text:p>
          </table:table-cell>
          <table:table-cell office:value-type="float" office:value="21.542530112270352" table:style-name="ce22">
            <text:p>21,5</text:p>
          </table:table-cell>
          <table:table-cell office:value-type="float" office:value="33.667883727927808" table:style-name="ce22">
            <text:p>33,7</text:p>
          </table:table-cell>
          <table:table-cell office:value-type="float" office:value="27.377487809602169" table:style-name="ce22">
            <text:p>27,4</text:p>
          </table:table-cell>
          <table:table-cell office:value-type="float" office:value="35.593858577121765" table:style-name="ce22">
            <text:p>35,6</text:p>
          </table:table-cell>
          <table:table-cell office:value-type="float" office:value="36.789818564392753" table:style-name="ce22">
            <text:p>36,8</text:p>
          </table:table-cell>
          <table:table-cell office:value-type="float" office:value="33.95989006140033" table:style-name="ce22">
            <text:p>34,0</text:p>
          </table:table-cell>
          <table:table-cell office:value-type="float" office:value="33.879767222014443" table:style-name="ce22">
            <text:p>33,9</text:p>
          </table:table-cell>
          <table:table-cell office:value-type="float" office:value="35.367755815910535" table:style-name="ce22">
            <text:p>35,4</text:p>
          </table:table-cell>
          <table:table-cell office:value-type="float" office:value="76.877731962126575" table:style-name="ce22">
            <text:p>76,9</text:p>
          </table:table-cell>
          <table:table-cell table:number-columns-repeated="16373"/>
        </table:table-row>
        <table:table-row table:style-name="ro8">
          <table:table-cell office:value-type="string" table:style-name="ce23">
            <text:p>2021<text:span text:style-name="T1">1</text:span></text:p>
          </table:table-cell>
          <table:table-cell office:value-type="float" office:value="42.914953683355108" table:style-name="ce22">
            <text:p>42,9</text:p>
          </table:table-cell>
          <table:table-cell office:value-type="float" office:value="20.740751015073133" table:style-name="ce22">
            <text:p>20,7</text:p>
          </table:table-cell>
          <table:table-cell office:value-type="float" office:value="34.595837358453657" table:style-name="ce22">
            <text:p>34,6</text:p>
          </table:table-cell>
          <table:table-cell office:value-type="float" office:value="27.861941619297021" table:style-name="ce22">
            <text:p>27,9</text:p>
          </table:table-cell>
          <table:table-cell office:value-type="float" office:value="35.210306110223392" table:style-name="ce22">
            <text:p>35,2</text:p>
          </table:table-cell>
          <table:table-cell office:value-type="float" office:value="36.785597071175417" table:style-name="ce22">
            <text:p>36,8</text:p>
          </table:table-cell>
          <table:table-cell office:value-type="float" office:value="34.355612478310086" table:style-name="ce22">
            <text:p>34,4</text:p>
          </table:table-cell>
          <table:table-cell office:value-type="float" office:value="34.137190687433041" table:style-name="ce22">
            <text:p>34,1</text:p>
          </table:table-cell>
          <table:table-cell office:value-type="float" office:value="35.365597359246131" table:style-name="ce22">
            <text:p>35,4</text:p>
          </table:table-cell>
          <table:table-cell office:value-type="float" office:value="77.192453573534877" table:style-name="ce22">
            <text:p>77,2</text:p>
          </table:table-cell>
          <table:table-cell table:number-columns-repeated="16373"/>
        </table:table-row>
        <table:table-row table:style-name="ro6">
          <table:table-cell table:style-name="ce20"/>
          <table:table-cell office:value-type="string" table:number-columns-spanned="10" table:number-rows-spanned="1" table:style-name="ce26">
            <text:p>Eigentumsquote in %</text:p>
          </table:table-cell>
          <table:covered-table-cell table:number-columns-repeated="9"/>
          <table:table-cell table:number-columns-repeated="16373"/>
        </table:table-row>
        <table:table-row table:style-name="ro7">
          <table:table-cell office:value-type="float" office:value="2004" table:style-name="ce20">
            <text:p>2004</text:p>
          </table:table-cell>
          <table:table-cell office:value-type="float" office:value="50.289894256551513" table:style-name="ce21">
            <text:p>50,3</text:p>
          </table:table-cell>
          <table:table-cell office:value-type="float" office:value="76.148209485396194" table:style-name="ce21">
            <text:p>76,1</text:p>
          </table:table-cell>
          <table:table-cell office:value-type="float" office:value="55.169518731612129" table:style-name="ce21">
            <text:p>55,2</text:p>
          </table:table-cell>
          <table:table-cell office:value-type="float" office:value="65.754508865987873" table:style-name="ce21">
            <text:p>65,8</text:p>
          </table:table-cell>
          <table:table-cell office:value-type="float" office:value="54.056910809563085" table:style-name="ce21">
            <text:p>54,1</text:p>
          </table:table-cell>
          <table:table-cell office:value-type="float" office:value="55.514151331873492" table:style-name="ce21">
            <text:p>55,5</text:p>
          </table:table-cell>
          <table:table-cell office:value-type="float" office:value="59.588323557071952" table:style-name="ce21">
            <text:p>59,6</text:p>
          </table:table-cell>
          <table:table-cell office:value-type="float" office:value="56.961197285107744" table:style-name="ce21">
            <text:p>57,0</text:p>
          </table:table-cell>
          <table:table-cell office:value-type="float" office:value="60.969112755918594" table:style-name="ce21">
            <text:p>61,0</text:p>
          </table:table-cell>
          <table:table-cell office:value-type="float" office:value="19.338781554385942" table:style-name="ce21">
            <text:p>19,3</text:p>
          </table:table-cell>
          <table:table-cell table:number-columns-repeated="16373"/>
        </table:table-row>
        <table:table-row table:style-name="ro7">
          <table:table-cell office:value-type="float" office:value="2005" table:style-name="ce20">
            <text:p>2005</text:p>
          </table:table-cell>
          <table:table-cell office:value-type="float" office:value="50.874206806936961" table:style-name="ce21">
            <text:p>50,9</text:p>
          </table:table-cell>
          <table:table-cell office:value-type="float" office:value="78.22011174334196" table:style-name="ce21">
            <text:p>78,2</text:p>
          </table:table-cell>
          <table:table-cell office:value-type="float" office:value="57.051492123905312" table:style-name="ce21">
            <text:p>57,1</text:p>
          </table:table-cell>
          <table:table-cell office:value-type="float" office:value="67.37179360610979" table:style-name="ce21">
            <text:p>67,4</text:p>
          </table:table-cell>
          <table:table-cell office:value-type="float" office:value="53.538419615982555" table:style-name="ce21">
            <text:p>53,5</text:p>
          </table:table-cell>
          <table:table-cell office:value-type="float" office:value="55.124227456510397" table:style-name="ce21">
            <text:p>55,1</text:p>
          </table:table-cell>
          <table:table-cell office:value-type="float" office:value="60.599950034599729" table:style-name="ce21">
            <text:p>60,6</text:p>
          </table:table-cell>
          <table:table-cell office:value-type="float" office:value="57.319139678457475" table:style-name="ce21">
            <text:p>57,3</text:p>
          </table:table-cell>
          <table:table-cell office:value-type="float" office:value="61.102300430442433" table:style-name="ce21">
            <text:p>61,1</text:p>
          </table:table-cell>
          <table:table-cell office:value-type="float" office:value="19.407867844916883" table:style-name="ce21">
            <text:p>19,4</text:p>
          </table:table-cell>
          <table:table-cell table:number-columns-repeated="16373"/>
        </table:table-row>
        <table:table-row table:style-name="ro7">
          <table:table-cell office:value-type="float" office:value="2006" table:style-name="ce20">
            <text:p>2006</text:p>
          </table:table-cell>
          <table:table-cell office:value-type="float" office:value="51.241104796276147" table:style-name="ce21">
            <text:p>51,2</text:p>
          </table:table-cell>
          <table:table-cell office:value-type="float" office:value="78.068580736273603" table:style-name="ce21">
            <text:p>78,1</text:p>
          </table:table-cell>
          <table:table-cell office:value-type="float" office:value="57.742950425613785" table:style-name="ce21">
            <text:p>57,7</text:p>
          </table:table-cell>
          <table:table-cell office:value-type="float" office:value="67.033691869561977" table:style-name="ce21">
            <text:p>67,0</text:p>
          </table:table-cell>
          <table:table-cell office:value-type="float" office:value="54.260293417898062" table:style-name="ce21">
            <text:p>54,3</text:p>
          </table:table-cell>
          <table:table-cell office:value-type="float" office:value="54.157300035396226" table:style-name="ce21">
            <text:p>54,2</text:p>
          </table:table-cell>
          <table:table-cell office:value-type="float" office:value="61.239842836880499" table:style-name="ce21">
            <text:p>61,2</text:p>
          </table:table-cell>
          <table:table-cell office:value-type="float" office:value="57.118098838858224" table:style-name="ce21">
            <text:p>57,1</text:p>
          </table:table-cell>
          <table:table-cell office:value-type="float" office:value="62.171940121742018" table:style-name="ce21">
            <text:p>62,2</text:p>
          </table:table-cell>
          <table:table-cell office:value-type="float" office:value="20.258407601088937" table:style-name="ce21">
            <text:p>20,3</text:p>
          </table:table-cell>
          <table:table-cell table:number-columns-repeated="16373"/>
        </table:table-row>
        <table:table-row table:style-name="ro7">
          <table:table-cell office:value-type="float" office:value="2007" table:style-name="ce20">
            <text:p>2007</text:p>
          </table:table-cell>
          <table:table-cell office:value-type="float" office:value="51.677549516979894" table:style-name="ce21">
            <text:p>51,7</text:p>
          </table:table-cell>
          <table:table-cell office:value-type="float" office:value="75.847159712154195" table:style-name="ce21">
            <text:p>75,8</text:p>
          </table:table-cell>
          <table:table-cell office:value-type="float" office:value="58.827852818075812" table:style-name="ce21">
            <text:p>58,8</text:p>
          </table:table-cell>
          <table:table-cell office:value-type="float" office:value="66.413078850027603" table:style-name="ce21">
            <text:p>66,4</text:p>
          </table:table-cell>
          <table:table-cell office:value-type="float" office:value="54.75286860375985" table:style-name="ce21">
            <text:p>54,8</text:p>
          </table:table-cell>
          <table:table-cell office:value-type="float" office:value="54.004351176793051" table:style-name="ce21">
            <text:p>54,0</text:p>
          </table:table-cell>
          <table:table-cell office:value-type="float" office:value="62.844023920898969" table:style-name="ce21">
            <text:p>62,8</text:p>
          </table:table-cell>
          <table:table-cell office:value-type="float" office:value="59.718681594817056" table:style-name="ce21">
            <text:p>59,7</text:p>
          </table:table-cell>
          <table:table-cell office:value-type="float" office:value="63.26855134372552" table:style-name="ce21">
            <text:p>63,3</text:p>
          </table:table-cell>
          <table:table-cell office:value-type="float" office:value="20.191005523870238" table:style-name="ce21">
            <text:p>20,2</text:p>
          </table:table-cell>
          <table:table-cell table:number-columns-repeated="16373"/>
        </table:table-row>
        <table:table-row table:style-name="ro7">
          <table:table-cell office:value-type="float" office:value="2008" table:style-name="ce20">
            <text:p>2008</text:p>
          </table:table-cell>
          <table:table-cell office:value-type="float" office:value="50.784883504750709" table:style-name="ce21">
            <text:p>50,8</text:p>
          </table:table-cell>
          <table:table-cell office:value-type="float" office:value="75.899906621880518" table:style-name="ce21">
            <text:p>75,9</text:p>
          </table:table-cell>
          <table:table-cell office:value-type="float" office:value="55.512426315590616" table:style-name="ce21">
            <text:p>55,5</text:p>
          </table:table-cell>
          <table:table-cell office:value-type="float" office:value="66.484163294041267" table:style-name="ce21">
            <text:p>66,5</text:p>
          </table:table-cell>
          <table:table-cell office:value-type="float" office:value="53.21168868295586" table:style-name="ce21">
            <text:p>53,2</text:p>
          </table:table-cell>
          <table:table-cell office:value-type="float" office:value="54.478223145295168" table:style-name="ce21">
            <text:p>54,5</text:p>
          </table:table-cell>
          <table:table-cell office:value-type="float" office:value="61.541513202392963" table:style-name="ce21">
            <text:p>61,5</text:p>
          </table:table-cell>
          <table:table-cell office:value-type="float" office:value="58.762780842166762" table:style-name="ce21">
            <text:p>58,8</text:p>
          </table:table-cell>
          <table:table-cell office:value-type="float" office:value="61.508695600625764" table:style-name="ce21">
            <text:p>61,5</text:p>
          </table:table-cell>
          <table:table-cell office:value-type="float" office:value="19.517517205552863" table:style-name="ce21">
            <text:p>19,5</text:p>
          </table:table-cell>
          <table:table-cell table:number-columns-repeated="16373"/>
        </table:table-row>
        <table:table-row table:style-name="ro7">
          <table:table-cell office:value-type="float" office:value="2009" table:style-name="ce20">
            <text:p>2009</text:p>
          </table:table-cell>
          <table:table-cell office:value-type="float" office:value="50.839523277712487" table:style-name="ce21">
            <text:p>50,8</text:p>
          </table:table-cell>
          <table:table-cell office:value-type="float" office:value="75.118872207156102" table:style-name="ce21">
            <text:p>75,1</text:p>
          </table:table-cell>
          <table:table-cell office:value-type="float" office:value="57.404294872939168" table:style-name="ce21">
            <text:p>57,4</text:p>
          </table:table-cell>
          <table:table-cell office:value-type="float" office:value="66.926482626643761" table:style-name="ce21">
            <text:p>66,9</text:p>
          </table:table-cell>
          <table:table-cell office:value-type="float" office:value="52.782152481025932" table:style-name="ce21">
            <text:p>52,8</text:p>
          </table:table-cell>
          <table:table-cell office:value-type="float" office:value="54.693937204632789" table:style-name="ce21">
            <text:p>54,7</text:p>
          </table:table-cell>
          <table:table-cell office:value-type="float" office:value="60.636734480672786" table:style-name="ce21">
            <text:p>60,6</text:p>
          </table:table-cell>
          <table:table-cell office:value-type="float" office:value="59.001298347083498" table:style-name="ce21">
            <text:p>59,0</text:p>
          </table:table-cell>
          <table:table-cell office:value-type="float" office:value="62.045668370484933" table:style-name="ce21">
            <text:p>62,0</text:p>
          </table:table-cell>
          <table:table-cell office:value-type="float" office:value="19.449021449079247" table:style-name="ce21">
            <text:p>19,4</text:p>
          </table:table-cell>
          <table:table-cell table:number-columns-repeated="16373"/>
        </table:table-row>
        <table:table-row table:style-name="ro7">
          <table:table-cell office:value-type="float" office:value="2010" table:style-name="ce20">
            <text:p>2010</text:p>
          </table:table-cell>
          <table:table-cell office:value-type="float" office:value="50.163678621375432" table:style-name="ce21">
            <text:p>50,2</text:p>
          </table:table-cell>
          <table:table-cell office:value-type="float" office:value="73.754638061072043" table:style-name="ce21">
            <text:p>73,8</text:p>
          </table:table-cell>
          <table:table-cell office:value-type="float" office:value="56.216099214713196" table:style-name="ce21">
            <text:p>56,2</text:p>
          </table:table-cell>
          <table:table-cell office:value-type="float" office:value="65.870112143003354" table:style-name="ce21">
            <text:p>65,9</text:p>
          </table:table-cell>
          <table:table-cell office:value-type="float" office:value="52.1341123156949" table:style-name="ce21">
            <text:p>52,1</text:p>
          </table:table-cell>
          <table:table-cell office:value-type="float" office:value="54.857814331843549" table:style-name="ce21">
            <text:p>54,9</text:p>
          </table:table-cell>
          <table:table-cell office:value-type="float" office:value="58.867279896577621" table:style-name="ce21">
            <text:p>58,9</text:p>
          </table:table-cell>
          <table:table-cell office:value-type="float" office:value="57.59343383787796" table:style-name="ce21">
            <text:p>57,6</text:p>
          </table:table-cell>
          <table:table-cell office:value-type="float" office:value="62.359465358416799" table:style-name="ce21">
            <text:p>62,4</text:p>
          </table:table-cell>
          <table:table-cell office:value-type="float" office:value="19.718735082175069" table:style-name="ce21">
            <text:p>19,7</text:p>
          </table:table-cell>
          <table:table-cell table:number-columns-repeated="16373"/>
        </table:table-row>
        <table:table-row table:style-name="ro7">
          <table:table-cell office:value-type="float" office:value="2011" table:style-name="ce20">
            <text:p>2011</text:p>
          </table:table-cell>
          <table:table-cell office:value-type="float" office:value="49.719401325433303" table:style-name="ce21">
            <text:p>49,7</text:p>
          </table:table-cell>
          <table:table-cell office:value-type="float" office:value="71.842343597901419" table:style-name="ce21">
            <text:p>71,8</text:p>
          </table:table-cell>
          <table:table-cell office:value-type="float" office:value="55.541710813393706" table:style-name="ce21">
            <text:p>55,5</text:p>
          </table:table-cell>
          <table:table-cell office:value-type="float" office:value="64.443393554788386" table:style-name="ce21">
            <text:p>64,4</text:p>
          </table:table-cell>
          <table:table-cell office:value-type="float" office:value="52.566140360190786" table:style-name="ce21">
            <text:p>52,6</text:p>
          </table:table-cell>
          <table:table-cell office:value-type="float" office:value="53.839431129790206" table:style-name="ce21">
            <text:p>53,8</text:p>
          </table:table-cell>
          <table:table-cell office:value-type="float" office:value="58.674602227618841" table:style-name="ce21">
            <text:p>58,7</text:p>
          </table:table-cell>
          <table:table-cell office:value-type="float" office:value="57.226497964697153" table:style-name="ce21">
            <text:p>57,2</text:p>
          </table:table-cell>
          <table:table-cell office:value-type="float" office:value="61.542287711351392" table:style-name="ce21">
            <text:p>61,5</text:p>
          </table:table-cell>
          <table:table-cell office:value-type="float" office:value="19.736286267939075" table:style-name="ce21">
            <text:p>19,7</text:p>
          </table:table-cell>
          <table:table-cell table:number-columns-repeated="16373"/>
        </table:table-row>
        <table:table-row table:style-name="ro7">
          <table:table-cell office:value-type="float" office:value="2012" table:style-name="ce20">
            <text:p>2012</text:p>
          </table:table-cell>
          <table:table-cell office:value-type="float" office:value="49.32800643246491" table:style-name="ce21">
            <text:p>49,3</text:p>
          </table:table-cell>
          <table:table-cell office:value-type="float" office:value="74.422379107957909" table:style-name="ce21">
            <text:p>74,4</text:p>
          </table:table-cell>
          <table:table-cell office:value-type="float" office:value="55.822903676240408" table:style-name="ce21">
            <text:p>55,8</text:p>
          </table:table-cell>
          <table:table-cell office:value-type="float" office:value="64.148589804486392" table:style-name="ce21">
            <text:p>64,1</text:p>
          </table:table-cell>
          <table:table-cell office:value-type="float" office:value="52.716712781837025" table:style-name="ce21">
            <text:p>52,7</text:p>
          </table:table-cell>
          <table:table-cell office:value-type="float" office:value="53.073171064199265" table:style-name="ce21">
            <text:p>53,1</text:p>
          </table:table-cell>
          <table:table-cell office:value-type="float" office:value="59.416830912004102" table:style-name="ce21">
            <text:p>59,4</text:p>
          </table:table-cell>
          <table:table-cell office:value-type="float" office:value="55.355445890018174" table:style-name="ce21">
            <text:p>55,4</text:p>
          </table:table-cell>
          <table:table-cell office:value-type="float" office:value="60.012102428114787" table:style-name="ce21">
            <text:p>60,0</text:p>
          </table:table-cell>
          <table:table-cell office:value-type="float" office:value="18.495449217078008" table:style-name="ce21">
            <text:p>18,5</text:p>
          </table:table-cell>
          <table:table-cell table:number-columns-repeated="16373"/>
        </table:table-row>
        <table:table-row table:style-name="ro7">
          <table:table-cell office:value-type="float" office:value="2013" table:style-name="ce20">
            <text:p>2013</text:p>
          </table:table-cell>
          <table:table-cell office:value-type="float" office:value="49.711766166261221" table:style-name="ce21">
            <text:p>49,7</text:p>
          </table:table-cell>
          <table:table-cell office:value-type="float" office:value="74.847083736284333" table:style-name="ce21">
            <text:p>74,8</text:p>
          </table:table-cell>
          <table:table-cell office:value-type="float" office:value="56.02526624790103" table:style-name="ce21">
            <text:p>56,0</text:p>
          </table:table-cell>
          <table:table-cell office:value-type="float" office:value="63.805803648593894" table:style-name="ce21">
            <text:p>63,8</text:p>
          </table:table-cell>
          <table:table-cell office:value-type="float" office:value="53.011776767075588" table:style-name="ce21">
            <text:p>53,0</text:p>
          </table:table-cell>
          <table:table-cell office:value-type="float" office:value="54.857522320195407" table:style-name="ce21">
            <text:p>54,9</text:p>
          </table:table-cell>
          <table:table-cell office:value-type="float" office:value="60.342461162468354" table:style-name="ce21">
            <text:p>60,3</text:p>
          </table:table-cell>
          <table:table-cell office:value-type="float" office:value="56.969177445595484" table:style-name="ce21">
            <text:p>57,0</text:p>
          </table:table-cell>
          <table:table-cell office:value-type="float" office:value="60.729799274435173" table:style-name="ce21">
            <text:p>60,7</text:p>
          </table:table-cell>
          <table:table-cell office:value-type="float" office:value="18.541301017928262" table:style-name="ce21">
            <text:p>18,5</text:p>
          </table:table-cell>
          <table:table-cell table:number-columns-repeated="16373"/>
        </table:table-row>
        <table:table-row table:style-name="ro7">
          <table:table-cell office:value-type="float" office:value="2014" table:style-name="ce20">
            <text:p>2014</text:p>
          </table:table-cell>
          <table:table-cell office:value-type="float" office:value="49.592410858612404" table:style-name="ce21">
            <text:p>49,6</text:p>
          </table:table-cell>
          <table:table-cell office:value-type="float" office:value="73.182318094647016" table:style-name="ce21">
            <text:p>73,2</text:p>
          </table:table-cell>
          <table:table-cell office:value-type="float" office:value="58.699861972562914" table:style-name="ce21">
            <text:p>58,7</text:p>
          </table:table-cell>
          <table:table-cell office:value-type="float" office:value="63.634377431643877" table:style-name="ce21">
            <text:p>63,6</text:p>
          </table:table-cell>
          <table:table-cell office:value-type="float" office:value="52.441291699022607" table:style-name="ce21">
            <text:p>52,4</text:p>
          </table:table-cell>
          <table:table-cell office:value-type="float" office:value="52.818874382699477" table:style-name="ce21">
            <text:p>52,8</text:p>
          </table:table-cell>
          <table:table-cell office:value-type="float" office:value="58.764782222590483" table:style-name="ce21">
            <text:p>58,8</text:p>
          </table:table-cell>
          <table:table-cell office:value-type="float" office:value="57.062766330612483" table:style-name="ce21">
            <text:p>57,1</text:p>
          </table:table-cell>
          <table:table-cell office:value-type="float" office:value="60.470320235342626" table:style-name="ce21">
            <text:p>60,5</text:p>
          </table:table-cell>
          <table:table-cell office:value-type="float" office:value="19.761708619927841" table:style-name="ce21">
            <text:p>19,8</text:p>
          </table:table-cell>
          <table:table-cell table:number-columns-repeated="16373"/>
        </table:table-row>
        <table:table-row table:style-name="ro7">
          <table:table-cell office:value-type="float" office:value="2015" table:style-name="ce20">
            <text:p>2015</text:p>
          </table:table-cell>
          <table:table-cell office:value-type="float" office:value="49.154242854184048" table:style-name="ce21">
            <text:p>49,2</text:p>
          </table:table-cell>
          <table:table-cell office:value-type="float" office:value="71.995797317357741" table:style-name="ce21">
            <text:p>72,0</text:p>
          </table:table-cell>
          <table:table-cell office:value-type="float" office:value="58.873191511463659" table:style-name="ce21">
            <text:p>58,9</text:p>
          </table:table-cell>
          <table:table-cell office:value-type="float" office:value="63.762009912970385" table:style-name="ce21">
            <text:p>63,8</text:p>
          </table:table-cell>
          <table:table-cell office:value-type="float" office:value="53.598876943159837" table:style-name="ce21">
            <text:p>53,6</text:p>
          </table:table-cell>
          <table:table-cell office:value-type="float" office:value="52.346139282531759" table:style-name="ce21">
            <text:p>52,3</text:p>
          </table:table-cell>
          <table:table-cell office:value-type="float" office:value="57.862867619485229" table:style-name="ce21">
            <text:p>57,9</text:p>
          </table:table-cell>
          <table:table-cell office:value-type="float" office:value="56.569347953098038" table:style-name="ce21">
            <text:p>56,6</text:p>
          </table:table-cell>
          <table:table-cell office:value-type="float" office:value="60.579129643085871" table:style-name="ce21">
            <text:p>60,6</text:p>
          </table:table-cell>
          <table:table-cell office:value-type="float" office:value="17.999486806153435" table:style-name="ce21">
            <text:p>18,0</text:p>
          </table:table-cell>
          <table:table-cell table:number-columns-repeated="16373"/>
        </table:table-row>
        <table:table-row table:style-name="ro7">
          <table:table-cell office:value-type="float" office:value="2016" table:style-name="ce20">
            <text:p>2016</text:p>
          </table:table-cell>
          <table:table-cell office:value-type="float" office:value="48.237829446689354" table:style-name="ce21">
            <text:p>48,2</text:p>
          </table:table-cell>
          <table:table-cell office:value-type="float" office:value="70.853309516650114" table:style-name="ce21">
            <text:p>70,9</text:p>
          </table:table-cell>
          <table:table-cell office:value-type="float" office:value="54.863517508087703" table:style-name="ce21">
            <text:p>54,9</text:p>
          </table:table-cell>
          <table:table-cell office:value-type="float" office:value="62.337510702231313" table:style-name="ce21">
            <text:p>62,3</text:p>
          </table:table-cell>
          <table:table-cell office:value-type="float" office:value="53.386539348542769" table:style-name="ce21">
            <text:p>53,4</text:p>
          </table:table-cell>
          <table:table-cell office:value-type="float" office:value="51.584804339865073" table:style-name="ce21">
            <text:p>51,6</text:p>
          </table:table-cell>
          <table:table-cell office:value-type="float" office:value="56.800631623661403" table:style-name="ce21">
            <text:p>56,8</text:p>
          </table:table-cell>
          <table:table-cell office:value-type="float" office:value="53.546069998091518" table:style-name="ce21">
            <text:p>53,5</text:p>
          </table:table-cell>
          <table:table-cell office:value-type="float" office:value="58.759665299111994" table:style-name="ce21">
            <text:p>58,8</text:p>
          </table:table-cell>
          <table:table-cell office:value-type="float" office:value="18.886485952613153" table:style-name="ce21">
            <text:p>18,9</text:p>
          </table:table-cell>
          <table:table-cell table:number-columns-repeated="16373"/>
        </table:table-row>
        <table:table-row table:style-name="ro7">
          <table:table-cell office:value-type="float" office:value="2017" table:style-name="ce20">
            <text:p>2017</text:p>
          </table:table-cell>
          <table:table-cell office:value-type="float" office:value="47.834765035241396" table:style-name="ce21">
            <text:p>47,8</text:p>
          </table:table-cell>
          <table:table-cell office:value-type="float" office:value="72.232251338661428" table:style-name="ce21">
            <text:p>72,2</text:p>
          </table:table-cell>
          <table:table-cell office:value-type="float" office:value="55.639631755395712" table:style-name="ce21">
            <text:p>55,6</text:p>
          </table:table-cell>
          <table:table-cell office:value-type="float" office:value="61.964704056314467" table:style-name="ce21">
            <text:p>62,0</text:p>
          </table:table-cell>
          <table:table-cell office:value-type="float" office:value="51.309582723733115" table:style-name="ce21">
            <text:p>51,3</text:p>
          </table:table-cell>
          <table:table-cell office:value-type="float" office:value="51.722840510035674" table:style-name="ce21">
            <text:p>51,7</text:p>
          </table:table-cell>
          <table:table-cell office:value-type="float" office:value="55.48122195319808" table:style-name="ce21">
            <text:p>55,5</text:p>
          </table:table-cell>
          <table:table-cell office:value-type="float" office:value="53.751658606682007" table:style-name="ce21">
            <text:p>53,8</text:p>
          </table:table-cell>
          <table:table-cell office:value-type="float" office:value="58.38725090759138" table:style-name="ce21">
            <text:p>58,4</text:p>
          </table:table-cell>
          <table:table-cell office:value-type="float" office:value="19.105977065998264" table:style-name="ce21">
            <text:p>19,1</text:p>
          </table:table-cell>
          <table:table-cell table:number-columns-repeated="16373"/>
        </table:table-row>
        <table:table-row table:style-name="ro7">
          <table:table-cell office:value-type="float" office:value="2018" table:style-name="ce20">
            <text:p>2018</text:p>
          </table:table-cell>
          <table:table-cell office:value-type="float" office:value="48.146150531428717" table:style-name="ce22">
            <text:p>48,1</text:p>
          </table:table-cell>
          <table:table-cell office:value-type="float" office:value="72.115238621478582" table:style-name="ce22">
            <text:p>72,1</text:p>
          </table:table-cell>
          <table:table-cell office:value-type="float" office:value="56.84296429116862" table:style-name="ce22">
            <text:p>56,8</text:p>
          </table:table-cell>
          <table:table-cell office:value-type="float" office:value="62.01433529705249" table:style-name="ce22">
            <text:p>62,0</text:p>
          </table:table-cell>
          <table:table-cell office:value-type="float" office:value="52.074376336166409" table:style-name="ce22">
            <text:p>52,1</text:p>
          </table:table-cell>
          <table:table-cell office:value-type="float" office:value="52.030278578624255" table:style-name="ce22">
            <text:p>52,0</text:p>
          </table:table-cell>
          <table:table-cell office:value-type="float" office:value="55.954917671661562" table:style-name="ce22">
            <text:p>56,0</text:p>
          </table:table-cell>
          <table:table-cell office:value-type="float" office:value="53.352163963913966" table:style-name="ce22">
            <text:p>53,4</text:p>
          </table:table-cell>
          <table:table-cell office:value-type="float" office:value="57.496083003170803" table:style-name="ce22">
            <text:p>57,5</text:p>
          </table:table-cell>
          <table:table-cell office:value-type="float" office:value="19.433621228025181" table:style-name="ce22">
            <text:p>19,4</text:p>
          </table:table-cell>
          <table:table-cell table:number-columns-repeated="16373"/>
        </table:table-row>
        <table:table-row table:style-name="ro7">
          <table:table-cell office:value-type="float" office:value="2019" table:style-name="ce20">
            <text:p>2019</text:p>
          </table:table-cell>
          <table:table-cell office:value-type="float" office:value="48.453268050328631" table:style-name="ce22">
            <text:p>48,5</text:p>
          </table:table-cell>
          <table:table-cell office:value-type="float" office:value="69.127817795066548" table:style-name="ce22">
            <text:p>69,1</text:p>
          </table:table-cell>
          <table:table-cell office:value-type="float" office:value="57.181803922839158" table:style-name="ce22">
            <text:p>57,2</text:p>
          </table:table-cell>
          <table:table-cell office:value-type="float" office:value="62.75050725956185" table:style-name="ce22">
            <text:p>62,8</text:p>
          </table:table-cell>
          <table:table-cell office:value-type="float" office:value="52.99552364407343" table:style-name="ce22">
            <text:p>53,0</text:p>
          </table:table-cell>
          <table:table-cell office:value-type="float" office:value="51.622630222222575" table:style-name="ce22">
            <text:p>51,6</text:p>
          </table:table-cell>
          <table:table-cell office:value-type="float" office:value="58.342418416901239" table:style-name="ce22">
            <text:p>58,3</text:p>
          </table:table-cell>
          <table:table-cell office:value-type="float" office:value="51.798817559782236" table:style-name="ce22">
            <text:p>51,8</text:p>
          </table:table-cell>
          <table:table-cell office:value-type="float" office:value="58.043253109212799" table:style-name="ce22">
            <text:p>58,0</text:p>
          </table:table-cell>
          <table:table-cell office:value-type="float" office:value="18.752391524609983" table:style-name="ce22">
            <text:p>18,8</text:p>
          </table:table-cell>
          <table:table-cell table:number-columns-repeated="16373"/>
        </table:table-row>
        <table:table-row table:style-name="ro7">
          <table:table-cell office:value-type="float" office:value="2020" table:style-name="ce20">
            <text:p>2020</text:p>
          </table:table-cell>
          <table:table-cell office:value-type="float" office:value="48.808943668666529" table:style-name="ce22">
            <text:p>48,8</text:p>
          </table:table-cell>
          <table:table-cell office:value-type="float" office:value="68.037983820819321" table:style-name="ce22">
            <text:p>68,0</text:p>
          </table:table-cell>
          <table:table-cell office:value-type="float" office:value="57.334070419628311" table:style-name="ce22">
            <text:p>57,3</text:p>
          </table:table-cell>
          <table:table-cell office:value-type="float" office:value="63.72855911512022" table:style-name="ce22">
            <text:p>63,7</text:p>
          </table:table-cell>
          <table:table-cell office:value-type="float" office:value="51.641687667613198" table:style-name="ce22">
            <text:p>51,6</text:p>
          </table:table-cell>
          <table:table-cell office:value-type="float" office:value="51.46902605309829" table:style-name="ce22">
            <text:p>51,5</text:p>
          </table:table-cell>
          <table:table-cell office:value-type="float" office:value="57.894751901761929" table:style-name="ce22">
            <text:p>57,9</text:p>
          </table:table-cell>
          <table:table-cell office:value-type="float" office:value="53.99572676176345" table:style-name="ce22">
            <text:p>54,0</text:p>
          </table:table-cell>
          <table:table-cell office:value-type="float" office:value="55.851182940483412" table:style-name="ce22">
            <text:p>55,9</text:p>
          </table:table-cell>
          <table:table-cell office:value-type="float" office:value="20.391492401140084" table:style-name="ce22">
            <text:p>20,4</text:p>
          </table:table-cell>
          <table:table-cell table:number-columns-repeated="16373"/>
        </table:table-row>
        <table:table-row table:style-name="ro8">
          <table:table-cell office:value-type="string" table:style-name="ce23">
            <text:p>2021<text:span text:style-name="T1">1</text:span></text:p>
          </table:table-cell>
          <table:table-cell office:value-type="float" office:value="47.898884662021963" table:style-name="ce22">
            <text:p>47,9</text:p>
          </table:table-cell>
          <table:table-cell office:value-type="float" office:value="68.453828824553014" table:style-name="ce22">
            <text:p>68,5</text:p>
          </table:table-cell>
          <table:table-cell office:value-type="float" office:value="54.482410517572873" table:style-name="ce22">
            <text:p>54,5</text:p>
          </table:table-cell>
          <table:table-cell office:value-type="float" office:value="62.690230773130132" table:style-name="ce22">
            <text:p>62,7</text:p>
          </table:table-cell>
          <table:table-cell office:value-type="float" office:value="51.473989689412456" table:style-name="ce22">
            <text:p>51,5</text:p>
          </table:table-cell>
          <table:table-cell office:value-type="float" office:value="51.244953883707026" table:style-name="ce22">
            <text:p>51,2</text:p>
          </table:table-cell>
          <table:table-cell office:value-type="float" office:value="56.740917393815373" table:style-name="ce22">
            <text:p>56,7</text:p>
          </table:table-cell>
          <table:table-cell office:value-type="float" office:value="53.032144789824528" table:style-name="ce22">
            <text:p>53,0</text:p>
          </table:table-cell>
          <table:table-cell office:value-type="float" office:value="55.774648622442079" table:style-name="ce22">
            <text:p>55,8</text:p>
          </table:table-cell>
          <table:table-cell office:value-type="float" office:value="19.275209909899502" table:style-name="ce22">
            <text:p>19,3</text:p>
          </table:table-cell>
          <table:table-cell table:number-columns-repeated="16373"/>
        </table:table-row>
        <table:table-row table:style-name="ro6">
          <table:table-cell table:style-name="ce20"/>
          <table:table-cell office:value-type="string" table:number-columns-spanned="10" table:number-rows-spanned="1" table:style-name="ce26">
            <text:p>Anteil der Kategorie-A-Wohnungen in %</text:p>
          </table:table-cell>
          <table:covered-table-cell table:number-columns-repeated="9"/>
          <table:table-cell table:number-columns-repeated="16373"/>
        </table:table-row>
        <table:table-row table:style-name="ro7">
          <table:table-cell office:value-type="float" office:value="2004" table:style-name="ce20">
            <text:p>2004</text:p>
          </table:table-cell>
          <table:table-cell office:value-type="float" office:value="87.122252147075045" table:style-name="ce21">
            <text:p>87,1</text:p>
          </table:table-cell>
          <table:table-cell office:value-type="float" office:value="85.934928309874152" table:style-name="ce21">
            <text:p>85,9</text:p>
          </table:table-cell>
          <table:table-cell office:value-type="float" office:value="85.983332000236231" table:style-name="ce21">
            <text:p>86,0</text:p>
          </table:table-cell>
          <table:table-cell office:value-type="float" office:value="86.502687059464009" table:style-name="ce21">
            <text:p>86,5</text:p>
          </table:table-cell>
          <table:table-cell office:value-type="float" office:value="88.706613842510308" table:style-name="ce21">
            <text:p>88,7</text:p>
          </table:table-cell>
          <table:table-cell office:value-type="float" office:value="86.919682763169746" table:style-name="ce21">
            <text:p>86,9</text:p>
          </table:table-cell>
          <table:table-cell office:value-type="float" office:value="87.536136798993454" table:style-name="ce21">
            <text:p>87,5</text:p>
          </table:table-cell>
          <table:table-cell office:value-type="float" office:value="83.169082621950224" table:style-name="ce21">
            <text:p>83,2</text:p>
          </table:table-cell>
          <table:table-cell office:value-type="float" office:value="86.992832404937104" table:style-name="ce21">
            <text:p>87,0</text:p>
          </table:table-cell>
          <table:table-cell office:value-type="float" office:value="88.175007049905943" table:style-name="ce21">
            <text:p>88,2</text:p>
          </table:table-cell>
          <table:table-cell table:number-columns-repeated="16373"/>
        </table:table-row>
        <table:table-row table:style-name="ro7">
          <table:table-cell office:value-type="float" office:value="2005" table:style-name="ce20">
            <text:p>2005</text:p>
          </table:table-cell>
          <table:table-cell office:value-type="float" office:value="89.24381097388374" table:style-name="ce21">
            <text:p>89,2</text:p>
          </table:table-cell>
          <table:table-cell office:value-type="float" office:value="89.256781733827722" table:style-name="ce21">
            <text:p>89,3</text:p>
          </table:table-cell>
          <table:table-cell office:value-type="float" office:value="87.191885120589291" table:style-name="ce21">
            <text:p>87,2</text:p>
          </table:table-cell>
          <table:table-cell office:value-type="float" office:value="89.333632250324229" table:style-name="ce21">
            <text:p>89,3</text:p>
          </table:table-cell>
          <table:table-cell office:value-type="float" office:value="91.80897048928793" table:style-name="ce21">
            <text:p>91,8</text:p>
          </table:table-cell>
          <table:table-cell office:value-type="float" office:value="89.928491650232345" table:style-name="ce21">
            <text:p>89,9</text:p>
          </table:table-cell>
          <table:table-cell office:value-type="float" office:value="90.181710808673216" table:style-name="ce21">
            <text:p>90,2</text:p>
          </table:table-cell>
          <table:table-cell office:value-type="float" office:value="86.317188040057744" table:style-name="ce21">
            <text:p>86,3</text:p>
          </table:table-cell>
          <table:table-cell office:value-type="float" office:value="87.520495793500359" table:style-name="ce21">
            <text:p>87,5</text:p>
          </table:table-cell>
          <table:table-cell office:value-type="float" office:value="88.532300137492882" table:style-name="ce21">
            <text:p>88,5</text:p>
          </table:table-cell>
          <table:table-cell table:number-columns-repeated="16373"/>
        </table:table-row>
        <table:table-row table:style-name="ro7">
          <table:table-cell office:value-type="float" office:value="2006" table:style-name="ce20">
            <text:p>2006</text:p>
          </table:table-cell>
          <table:table-cell office:value-type="float" office:value="89.713284833773514" table:style-name="ce21">
            <text:p>89,7</text:p>
          </table:table-cell>
          <table:table-cell office:value-type="float" office:value="90.065764394072616" table:style-name="ce21">
            <text:p>90,1</text:p>
          </table:table-cell>
          <table:table-cell office:value-type="float" office:value="87.243376797601528" table:style-name="ce21">
            <text:p>87,2</text:p>
          </table:table-cell>
          <table:table-cell office:value-type="float" office:value="90.392202142458018" table:style-name="ce21">
            <text:p>90,4</text:p>
          </table:table-cell>
          <table:table-cell office:value-type="float" office:value="92.162176236041645" table:style-name="ce21">
            <text:p>92,2</text:p>
          </table:table-cell>
          <table:table-cell office:value-type="float" office:value="90.284066308673815" table:style-name="ce21">
            <text:p>90,3</text:p>
          </table:table-cell>
          <table:table-cell office:value-type="float" office:value="91.758921223675131" table:style-name="ce21">
            <text:p>91,8</text:p>
          </table:table-cell>
          <table:table-cell office:value-type="float" office:value="85.221356341987303" table:style-name="ce21">
            <text:p>85,2</text:p>
          </table:table-cell>
          <table:table-cell office:value-type="float" office:value="87.990629871204291" table:style-name="ce21">
            <text:p>88,0</text:p>
          </table:table-cell>
          <table:table-cell office:value-type="float" office:value="88.584073582539887" table:style-name="ce21">
            <text:p>88,6</text:p>
          </table:table-cell>
          <table:table-cell table:number-columns-repeated="16373"/>
        </table:table-row>
        <table:table-row table:style-name="ro7">
          <table:table-cell office:value-type="float" office:value="2007" table:style-name="ce20">
            <text:p>2007</text:p>
          </table:table-cell>
          <table:table-cell office:value-type="float" office:value="90.158863687175938" table:style-name="ce21">
            <text:p>90,2</text:p>
          </table:table-cell>
          <table:table-cell office:value-type="float" office:value="88.655508714337543" table:style-name="ce21">
            <text:p>88,7</text:p>
          </table:table-cell>
          <table:table-cell office:value-type="float" office:value="89.086527957155326" table:style-name="ce21">
            <text:p>89,1</text:p>
          </table:table-cell>
          <table:table-cell office:value-type="float" office:value="89.724400400245614" table:style-name="ce21">
            <text:p>89,7</text:p>
          </table:table-cell>
          <table:table-cell office:value-type="float" office:value="93.064383819778783" table:style-name="ce21">
            <text:p>93,1</text:p>
          </table:table-cell>
          <table:table-cell office:value-type="float" office:value="91.402621170048349" table:style-name="ce21">
            <text:p>91,4</text:p>
          </table:table-cell>
          <table:table-cell office:value-type="float" office:value="92.570512557345069" table:style-name="ce21">
            <text:p>92,6</text:p>
          </table:table-cell>
          <table:table-cell office:value-type="float" office:value="84.761352733164813" table:style-name="ce21">
            <text:p>84,8</text:p>
          </table:table-cell>
          <table:table-cell office:value-type="float" office:value="86.532223018222808" table:style-name="ce21">
            <text:p>86,5</text:p>
          </table:table-cell>
          <table:table-cell office:value-type="float" office:value="89.709770374938415" table:style-name="ce21">
            <text:p>89,7</text:p>
          </table:table-cell>
          <table:table-cell table:number-columns-repeated="16373"/>
        </table:table-row>
        <table:table-row table:style-name="ro7">
          <table:table-cell office:value-type="float" office:value="2008" table:style-name="ce20">
            <text:p>2008</text:p>
          </table:table-cell>
          <table:table-cell office:value-type="float" office:value="90.546587819087136" table:style-name="ce21">
            <text:p>90,5</text:p>
          </table:table-cell>
          <table:table-cell office:value-type="float" office:value="88.773169065856578" table:style-name="ce21">
            <text:p>88,8</text:p>
          </table:table-cell>
          <table:table-cell office:value-type="float" office:value="88.900138731818416" table:style-name="ce21">
            <text:p>88,9</text:p>
          </table:table-cell>
          <table:table-cell office:value-type="float" office:value="89.363810842677452" table:style-name="ce21">
            <text:p>89,4</text:p>
          </table:table-cell>
          <table:table-cell office:value-type="float" office:value="93.668921563313333" table:style-name="ce21">
            <text:p>93,7</text:p>
          </table:table-cell>
          <table:table-cell office:value-type="float" office:value="90.695196908312909" table:style-name="ce21">
            <text:p>90,7</text:p>
          </table:table-cell>
          <table:table-cell office:value-type="float" office:value="93.397424781678964" table:style-name="ce21">
            <text:p>93,4</text:p>
          </table:table-cell>
          <table:table-cell office:value-type="float" office:value="85.790018259791552" table:style-name="ce21">
            <text:p>85,8</text:p>
          </table:table-cell>
          <table:table-cell office:value-type="float" office:value="88.508972650800573" table:style-name="ce21">
            <text:p>88,5</text:p>
          </table:table-cell>
          <table:table-cell office:value-type="float" office:value="90.282056252276348" table:style-name="ce21">
            <text:p>90,3</text:p>
          </table:table-cell>
          <table:table-cell table:number-columns-repeated="16373"/>
        </table:table-row>
        <table:table-row table:style-name="ro7">
          <table:table-cell office:value-type="float" office:value="2009" table:style-name="ce20">
            <text:p>2009</text:p>
          </table:table-cell>
          <table:table-cell office:value-type="float" office:value="90.798176611829035" table:style-name="ce21">
            <text:p>90,8</text:p>
          </table:table-cell>
          <table:table-cell office:value-type="float" office:value="88.749261286199626" table:style-name="ce21">
            <text:p>88,7</text:p>
          </table:table-cell>
          <table:table-cell office:value-type="float" office:value="89.506933474331873" table:style-name="ce21">
            <text:p>89,5</text:p>
          </table:table-cell>
          <table:table-cell office:value-type="float" office:value="88.917769971950221" table:style-name="ce21">
            <text:p>88,9</text:p>
          </table:table-cell>
          <table:table-cell office:value-type="float" office:value="94.48130640673007" table:style-name="ce21">
            <text:p>94,5</text:p>
          </table:table-cell>
          <table:table-cell office:value-type="float" office:value="90.569298898662709" table:style-name="ce21">
            <text:p>90,6</text:p>
          </table:table-cell>
          <table:table-cell office:value-type="float" office:value="93.389983397535687" table:style-name="ce21">
            <text:p>93,4</text:p>
          </table:table-cell>
          <table:table-cell office:value-type="float" office:value="86.915646723800904" table:style-name="ce21">
            <text:p>86,9</text:p>
          </table:table-cell>
          <table:table-cell office:value-type="float" office:value="89.029116000426654" table:style-name="ce21">
            <text:p>89,0</text:p>
          </table:table-cell>
          <table:table-cell office:value-type="float" office:value="90.539346178326525" table:style-name="ce21">
            <text:p>90,5</text:p>
          </table:table-cell>
          <table:table-cell table:number-columns-repeated="16373"/>
        </table:table-row>
        <table:table-row table:style-name="ro7">
          <table:table-cell office:value-type="float" office:value="2010" table:style-name="ce20">
            <text:p>2010</text:p>
          </table:table-cell>
          <table:table-cell office:value-type="float" office:value="91.384760637315452" table:style-name="ce21">
            <text:p>91,4</text:p>
          </table:table-cell>
          <table:table-cell office:value-type="float" office:value="90.124432540418837" table:style-name="ce21">
            <text:p>90,1</text:p>
          </table:table-cell>
          <table:table-cell office:value-type="float" office:value="89.554132300077583" table:style-name="ce21">
            <text:p>89,6</text:p>
          </table:table-cell>
          <table:table-cell office:value-type="float" office:value="90.576691717821532" table:style-name="ce21">
            <text:p>90,6</text:p>
          </table:table-cell>
          <table:table-cell office:value-type="float" office:value="94.801819121238765" table:style-name="ce21">
            <text:p>94,8</text:p>
          </table:table-cell>
          <table:table-cell office:value-type="float" office:value="91.76605787987171" table:style-name="ce21">
            <text:p>91,8</text:p>
          </table:table-cell>
          <table:table-cell office:value-type="float" office:value="92.60055918109164" table:style-name="ce21">
            <text:p>92,6</text:p>
          </table:table-cell>
          <table:table-cell office:value-type="float" office:value="86.514913970877558" table:style-name="ce21">
            <text:p>86,5</text:p>
          </table:table-cell>
          <table:table-cell office:value-type="float" office:value="91.234661371750619" table:style-name="ce21">
            <text:p>91,2</text:p>
          </table:table-cell>
          <table:table-cell office:value-type="float" office:value="91.233238181631165" table:style-name="ce21">
            <text:p>91,2</text:p>
          </table:table-cell>
          <table:table-cell table:number-columns-repeated="16373"/>
        </table:table-row>
        <table:table-row table:style-name="ro7">
          <table:table-cell office:value-type="float" office:value="2011" table:style-name="ce20">
            <text:p>2011</text:p>
          </table:table-cell>
          <table:table-cell office:value-type="float" office:value="91.934537759456987" table:style-name="ce21">
            <text:p>91,9</text:p>
          </table:table-cell>
          <table:table-cell office:value-type="float" office:value="88.806805766801915" table:style-name="ce21">
            <text:p>88,8</text:p>
          </table:table-cell>
          <table:table-cell office:value-type="float" office:value="90.855170813936198" table:style-name="ce21">
            <text:p>90,9</text:p>
          </table:table-cell>
          <table:table-cell office:value-type="float" office:value="91.146325485394414" table:style-name="ce21">
            <text:p>91,1</text:p>
          </table:table-cell>
          <table:table-cell office:value-type="float" office:value="95.078939532471139" table:style-name="ce21">
            <text:p>95,1</text:p>
          </table:table-cell>
          <table:table-cell office:value-type="float" office:value="92.49790324972507" table:style-name="ce21">
            <text:p>92,5</text:p>
          </table:table-cell>
          <table:table-cell office:value-type="float" office:value="93.737633221188148" table:style-name="ce21">
            <text:p>93,7</text:p>
          </table:table-cell>
          <table:table-cell office:value-type="float" office:value="87.965512755440827" table:style-name="ce21">
            <text:p>88,0</text:p>
          </table:table-cell>
          <table:table-cell office:value-type="float" office:value="92.12986448484375" table:style-name="ce21">
            <text:p>92,1</text:p>
          </table:table-cell>
          <table:table-cell office:value-type="float" office:value="91.223420849508713" table:style-name="ce21">
            <text:p>91,2</text:p>
          </table:table-cell>
          <table:table-cell table:number-columns-repeated="16373"/>
        </table:table-row>
        <table:table-row table:style-name="ro7">
          <table:table-cell office:value-type="float" office:value="2012" table:style-name="ce20">
            <text:p>2012</text:p>
          </table:table-cell>
          <table:table-cell office:value-type="float" office:value="92.109310615392687" table:style-name="ce21">
            <text:p>92,1</text:p>
          </table:table-cell>
          <table:table-cell office:value-type="float" office:value="89.191955968395305" table:style-name="ce21">
            <text:p>89,2</text:p>
          </table:table-cell>
          <table:table-cell office:value-type="float" office:value="90.653570711340535" table:style-name="ce21">
            <text:p>90,7</text:p>
          </table:table-cell>
          <table:table-cell office:value-type="float" office:value="91.279460100072214" table:style-name="ce21">
            <text:p>91,3</text:p>
          </table:table-cell>
          <table:table-cell office:value-type="float" office:value="95.176245383580437" table:style-name="ce21">
            <text:p>95,2</text:p>
          </table:table-cell>
          <table:table-cell office:value-type="float" office:value="92.73914840638399" table:style-name="ce21">
            <text:p>92,7</text:p>
          </table:table-cell>
          <table:table-cell office:value-type="float" office:value="94.163320245290919" table:style-name="ce21">
            <text:p>94,2</text:p>
          </table:table-cell>
          <table:table-cell office:value-type="float" office:value="86.836274931085399" table:style-name="ce21">
            <text:p>86,8</text:p>
          </table:table-cell>
          <table:table-cell office:value-type="float" office:value="92.893504681203325" table:style-name="ce21">
            <text:p>92,9</text:p>
          </table:table-cell>
          <table:table-cell office:value-type="float" office:value="91.752070401080289" table:style-name="ce21">
            <text:p>91,8</text:p>
          </table:table-cell>
          <table:table-cell table:number-columns-repeated="16373"/>
        </table:table-row>
        <table:table-row table:style-name="ro7">
          <table:table-cell office:value-type="float" office:value="2013" table:style-name="ce20">
            <text:p>2013</text:p>
          </table:table-cell>
          <table:table-cell office:value-type="float" office:value="92.834597587844897" table:style-name="ce21">
            <text:p>92,8</text:p>
          </table:table-cell>
          <table:table-cell office:value-type="float" office:value="90.011656743669448" table:style-name="ce21">
            <text:p>90,0</text:p>
          </table:table-cell>
          <table:table-cell office:value-type="float" office:value="90.717325226465434" table:style-name="ce21">
            <text:p>90,7</text:p>
          </table:table-cell>
          <table:table-cell office:value-type="float" office:value="91.2678944024629" table:style-name="ce21">
            <text:p>91,3</text:p>
          </table:table-cell>
          <table:table-cell office:value-type="float" office:value="94.873372045003876" table:style-name="ce21">
            <text:p>94,9</text:p>
          </table:table-cell>
          <table:table-cell office:value-type="float" office:value="93.295216202529048" table:style-name="ce21">
            <text:p>93,3</text:p>
          </table:table-cell>
          <table:table-cell office:value-type="float" office:value="95.854513921680123" table:style-name="ce21">
            <text:p>95,9</text:p>
          </table:table-cell>
          <table:table-cell office:value-type="float" office:value="88.48784419780263" table:style-name="ce21">
            <text:p>88,5</text:p>
          </table:table-cell>
          <table:table-cell office:value-type="float" office:value="93.693554333207743" table:style-name="ce21">
            <text:p>93,7</text:p>
          </table:table-cell>
          <table:table-cell office:value-type="float" office:value="93.087432021013342" table:style-name="ce21">
            <text:p>93,1</text:p>
          </table:table-cell>
          <table:table-cell table:number-columns-repeated="16373"/>
        </table:table-row>
        <table:table-row table:style-name="ro7">
          <table:table-cell office:value-type="float" office:value="2014" table:style-name="ce20">
            <text:p>2014</text:p>
          </table:table-cell>
          <table:table-cell office:value-type="float" office:value="92.914882128079029" table:style-name="ce21">
            <text:p>92,9</text:p>
          </table:table-cell>
          <table:table-cell office:value-type="float" office:value="91.182139114449456" table:style-name="ce21">
            <text:p>91,2</text:p>
          </table:table-cell>
          <table:table-cell office:value-type="float" office:value="90.504639668613478" table:style-name="ce21">
            <text:p>90,5</text:p>
          </table:table-cell>
          <table:table-cell office:value-type="float" office:value="91.562446736187297" table:style-name="ce21">
            <text:p>91,6</text:p>
          </table:table-cell>
          <table:table-cell office:value-type="float" office:value="95.366477431474976" table:style-name="ce21">
            <text:p>95,4</text:p>
          </table:table-cell>
          <table:table-cell office:value-type="float" office:value="93.538733770796085" table:style-name="ce21">
            <text:p>93,5</text:p>
          </table:table-cell>
          <table:table-cell office:value-type="float" office:value="95.274064992951608" table:style-name="ce21">
            <text:p>95,3</text:p>
          </table:table-cell>
          <table:table-cell office:value-type="float" office:value="88.461771767330049" table:style-name="ce21">
            <text:p>88,5</text:p>
          </table:table-cell>
          <table:table-cell office:value-type="float" office:value="92.028750240459743" table:style-name="ce21">
            <text:p>92,0</text:p>
          </table:table-cell>
          <table:table-cell office:value-type="float" office:value="93.352986663308329" table:style-name="ce21">
            <text:p>93,4</text:p>
          </table:table-cell>
          <table:table-cell table:number-columns-repeated="16373"/>
        </table:table-row>
        <table:table-row table:style-name="ro7">
          <table:table-cell office:value-type="float" office:value="2015" table:style-name="ce20">
            <text:p>2015</text:p>
          </table:table-cell>
          <table:table-cell office:value-type="float" office:value="93.089712084146569" table:style-name="ce21">
            <text:p>93,1</text:p>
          </table:table-cell>
          <table:table-cell office:value-type="float" office:value="90.501784873257122" table:style-name="ce21">
            <text:p>90,5</text:p>
          </table:table-cell>
          <table:table-cell office:value-type="float" office:value="90.774784926689406" table:style-name="ce21">
            <text:p>90,8</text:p>
          </table:table-cell>
          <table:table-cell office:value-type="float" office:value="91.936619896356845" table:style-name="ce21">
            <text:p>91,9</text:p>
          </table:table-cell>
          <table:table-cell office:value-type="float" office:value="95.726462200663107" table:style-name="ce21">
            <text:p>95,7</text:p>
          </table:table-cell>
          <table:table-cell office:value-type="float" office:value="93.941058377555649" table:style-name="ce21">
            <text:p>93,9</text:p>
          </table:table-cell>
          <table:table-cell office:value-type="float" office:value="94.591525494549018" table:style-name="ce21">
            <text:p>94,6</text:p>
          </table:table-cell>
          <table:table-cell office:value-type="float" office:value="88.499749579156514" table:style-name="ce21">
            <text:p>88,5</text:p>
          </table:table-cell>
          <table:table-cell office:value-type="float" office:value="91.909442807586402" table:style-name="ce21">
            <text:p>91,9</text:p>
          </table:table-cell>
          <table:table-cell office:value-type="float" office:value="93.885565865004267" table:style-name="ce21">
            <text:p>93,9</text:p>
          </table:table-cell>
          <table:table-cell table:number-columns-repeated="16373"/>
        </table:table-row>
        <table:table-row table:style-name="ro7">
          <table:table-cell office:value-type="float" office:value="2016" table:style-name="ce20">
            <text:p>2016</text:p>
          </table:table-cell>
          <table:table-cell office:value-type="float" office:value="93.347192972793863" table:style-name="ce21">
            <text:p>93,3</text:p>
          </table:table-cell>
          <table:table-cell office:value-type="float" office:value="89.794419713288548" table:style-name="ce21">
            <text:p>89,8</text:p>
          </table:table-cell>
          <table:table-cell office:value-type="float" office:value="91.768351194831013" table:style-name="ce21">
            <text:p>91,8</text:p>
          </table:table-cell>
          <table:table-cell office:value-type="float" office:value="91.342744109896913" table:style-name="ce21">
            <text:p>91,3</text:p>
          </table:table-cell>
          <table:table-cell office:value-type="float" office:value="96.604184063950697" table:style-name="ce21">
            <text:p>96,6</text:p>
          </table:table-cell>
          <table:table-cell office:value-type="float" office:value="94.427872841272347" table:style-name="ce21">
            <text:p>94,4</text:p>
          </table:table-cell>
          <table:table-cell office:value-type="float" office:value="95.155928975119608" table:style-name="ce21">
            <text:p>95,2</text:p>
          </table:table-cell>
          <table:table-cell office:value-type="float" office:value="89.641707685815689" table:style-name="ce21">
            <text:p>89,6</text:p>
          </table:table-cell>
          <table:table-cell office:value-type="float" office:value="92.951609654215389" table:style-name="ce21">
            <text:p>93,0</text:p>
          </table:table-cell>
          <table:table-cell office:value-type="float" office:value="93.625628145829324" table:style-name="ce21">
            <text:p>93,6</text:p>
          </table:table-cell>
          <table:table-cell table:number-columns-repeated="16373"/>
        </table:table-row>
        <table:table-row table:style-name="ro7">
          <table:table-cell office:value-type="float" office:value="2017" table:style-name="ce20">
            <text:p>2017</text:p>
          </table:table-cell>
          <table:table-cell office:value-type="float" office:value="93.894623311023523" table:style-name="ce21">
            <text:p>93,9</text:p>
          </table:table-cell>
          <table:table-cell office:value-type="float" office:value="90.594496669009246" table:style-name="ce21">
            <text:p>90,6</text:p>
          </table:table-cell>
          <table:table-cell office:value-type="float" office:value="92.745337321883341" table:style-name="ce21">
            <text:p>92,7</text:p>
          </table:table-cell>
          <table:table-cell office:value-type="float" office:value="92.86340283314469" table:style-name="ce21">
            <text:p>92,9</text:p>
          </table:table-cell>
          <table:table-cell office:value-type="float" office:value="96.424838678423782" table:style-name="ce21">
            <text:p>96,4</text:p>
          </table:table-cell>
          <table:table-cell office:value-type="float" office:value="95.295547974099108" table:style-name="ce21">
            <text:p>95,3</text:p>
          </table:table-cell>
          <table:table-cell office:value-type="float" office:value="95.545193518367114" table:style-name="ce21">
            <text:p>95,5</text:p>
          </table:table-cell>
          <table:table-cell office:value-type="float" office:value="90.977219966639495" table:style-name="ce21">
            <text:p>91,0</text:p>
          </table:table-cell>
          <table:table-cell office:value-type="float" office:value="92.524114197434429" table:style-name="ce21">
            <text:p>92,5</text:p>
          </table:table-cell>
          <table:table-cell office:value-type="float" office:value="93.661587552028536" table:style-name="ce21">
            <text:p>93,7</text:p>
          </table:table-cell>
          <table:table-cell table:number-columns-repeated="16373"/>
        </table:table-row>
        <table:table-row table:style-name="ro7">
          <table:table-cell office:value-type="float" office:value="2018" table:style-name="ce20">
            <text:p>2018</text:p>
          </table:table-cell>
          <table:table-cell office:value-type="float" office:value="94.368560242129021" table:style-name="ce22">
            <text:p>94,4</text:p>
          </table:table-cell>
          <table:table-cell office:value-type="float" office:value="91.646766404191453" table:style-name="ce22">
            <text:p>91,6</text:p>
          </table:table-cell>
          <table:table-cell office:value-type="float" office:value="92.829901516291642" table:style-name="ce22">
            <text:p>92,8</text:p>
          </table:table-cell>
          <table:table-cell office:value-type="float" office:value="92.944215076246195" table:style-name="ce22">
            <text:p>92,9</text:p>
          </table:table-cell>
          <table:table-cell office:value-type="float" office:value="96.427201653514999" table:style-name="ce22">
            <text:p>96,4</text:p>
          </table:table-cell>
          <table:table-cell office:value-type="float" office:value="95.818237734153783" table:style-name="ce22">
            <text:p>95,8</text:p>
          </table:table-cell>
          <table:table-cell office:value-type="float" office:value="96.629850720382606" table:style-name="ce22">
            <text:p>96,6</text:p>
          </table:table-cell>
          <table:table-cell office:value-type="float" office:value="91.408947143607151" table:style-name="ce22">
            <text:p>91,4</text:p>
          </table:table-cell>
          <table:table-cell office:value-type="float" office:value="93.051061814825246" table:style-name="ce22">
            <text:p>93,1</text:p>
          </table:table-cell>
          <table:table-cell office:value-type="float" office:value="94.433994785717374" table:style-name="ce22">
            <text:p>94,4</text:p>
          </table:table-cell>
          <table:table-cell table:number-columns-repeated="16373"/>
        </table:table-row>
        <table:table-row table:style-name="ro7">
          <table:table-cell office:value-type="float" office:value="2019" table:style-name="ce20">
            <text:p>2019</text:p>
          </table:table-cell>
          <table:table-cell office:value-type="float" office:value="94.521366617581904" table:style-name="ce22">
            <text:p>94,5</text:p>
          </table:table-cell>
          <table:table-cell office:value-type="float" office:value="90.97595978923853" table:style-name="ce22">
            <text:p>91,0</text:p>
          </table:table-cell>
          <table:table-cell office:value-type="float" office:value="93.144037696236367" table:style-name="ce22">
            <text:p>93,1</text:p>
          </table:table-cell>
          <table:table-cell office:value-type="float" office:value="93.438398907799609" table:style-name="ce22">
            <text:p>93,4</text:p>
          </table:table-cell>
          <table:table-cell office:value-type="float" office:value="96.419792781966748" table:style-name="ce22">
            <text:p>96,4</text:p>
          </table:table-cell>
          <table:table-cell office:value-type="float" office:value="95.671220114614357" table:style-name="ce22">
            <text:p>95,7</text:p>
          </table:table-cell>
          <table:table-cell office:value-type="float" office:value="96.390648365678956" table:style-name="ce22">
            <text:p>96,4</text:p>
          </table:table-cell>
          <table:table-cell office:value-type="float" office:value="91.899946681957871" table:style-name="ce22">
            <text:p>91,9</text:p>
          </table:table-cell>
          <table:table-cell office:value-type="float" office:value="93.097659698116132" table:style-name="ce22">
            <text:p>93,1</text:p>
          </table:table-cell>
          <table:table-cell office:value-type="float" office:value="94.709595617939769" table:style-name="ce22">
            <text:p>94,7</text:p>
          </table:table-cell>
          <table:table-cell table:number-columns-repeated="16373"/>
        </table:table-row>
        <table:table-row table:style-name="ro7">
          <table:table-cell office:value-type="float" office:value="2020" table:style-name="ce20">
            <text:p>2020</text:p>
          </table:table-cell>
          <table:table-cell office:value-type="float" office:value="95.039864255306" table:style-name="ce22">
            <text:p>95,0</text:p>
          </table:table-cell>
          <table:table-cell office:value-type="float" office:value="92.640517343170202" table:style-name="ce22">
            <text:p>92,6</text:p>
          </table:table-cell>
          <table:table-cell office:value-type="float" office:value="92.864116799171924" table:style-name="ce22">
            <text:p>92,9</text:p>
          </table:table-cell>
          <table:table-cell office:value-type="float" office:value="93.92442845969039" table:style-name="ce22">
            <text:p>93,9</text:p>
          </table:table-cell>
          <table:table-cell office:value-type="float" office:value="97.186092001657414" table:style-name="ce22">
            <text:p>97,2</text:p>
          </table:table-cell>
          <table:table-cell office:value-type="float" office:value="95.379722206190436" table:style-name="ce22">
            <text:p>95,4</text:p>
          </table:table-cell>
          <table:table-cell office:value-type="float" office:value="96.426572607575025" table:style-name="ce22">
            <text:p>96,4</text:p>
          </table:table-cell>
          <table:table-cell office:value-type="float" office:value="92.402777153747593" table:style-name="ce22">
            <text:p>92,4</text:p>
          </table:table-cell>
          <table:table-cell office:value-type="float" office:value="93.108692947728173" table:style-name="ce22">
            <text:p>93,1</text:p>
          </table:table-cell>
          <table:table-cell office:value-type="float" office:value="95.753083190869262" table:style-name="ce22">
            <text:p>95,8</text:p>
          </table:table-cell>
          <table:table-cell table:number-columns-repeated="16373"/>
        </table:table-row>
        <table:table-row table:style-name="ro8">
          <table:table-cell office:value-type="string" table:style-name="ce23">
            <text:p>2021<text:span text:style-name="T1">1</text:span></text:p>
          </table:table-cell>
          <table:table-cell office:value-type="float" office:value="93.486482261866072" table:style-name="ce22">
            <text:p>93,5</text:p>
          </table:table-cell>
          <table:table-cell office:value-type="float" office:value="91.443567788462772" table:style-name="ce22">
            <text:p>91,4</text:p>
          </table:table-cell>
          <table:table-cell office:value-type="float" office:value="89.840583147642519" table:style-name="ce22">
            <text:p>89,8</text:p>
          </table:table-cell>
          <table:table-cell office:value-type="float" office:value="93.867523181758656" table:style-name="ce22">
            <text:p>93,9</text:p>
          </table:table-cell>
          <table:table-cell office:value-type="float" office:value="96.037745881638855" table:style-name="ce22">
            <text:p>96,0</text:p>
          </table:table-cell>
          <table:table-cell office:value-type="float" office:value="93.636926689331887" table:style-name="ce22">
            <text:p>93,6</text:p>
          </table:table-cell>
          <table:table-cell office:value-type="float" office:value="93.920778595575356" table:style-name="ce22">
            <text:p>93,9</text:p>
          </table:table-cell>
          <table:table-cell office:value-type="float" office:value="91.51778556205727" table:style-name="ce22">
            <text:p>91,5</text:p>
          </table:table-cell>
          <table:table-cell office:value-type="float" office:value="92.93748506688874" table:style-name="ce22">
            <text:p>92,9</text:p>
          </table:table-cell>
          <table:table-cell office:value-type="float" office:value="93.200600226243154" table:style-name="ce22">
            <text:p>93,2</text:p>
          </table:table-cell>
          <table:table-cell table:number-columns-repeated="16373"/>
        </table:table-row>
        <table:table-row table:style-name="ro9">
          <table:table-cell office:value-type="string" table:number-columns-spanned="11" table:number-rows-spanned="1" table:style-name="ce27">
            <text:p>Q: STATISTIK AUSTRIA, Mikrozensus. Erstellt am 17.03.2022.<text:s/></text:p>
            <text:p>1) Zeitreihenbruch aufgrund Erhebungsumstellung im Jahr 2021.<text:s/></text:p>
          </table:table-cell>
          <table:covered-table-cell table:number-columns-repeated="10"/>
          <table:table-cell table:number-columns-repeated="16373"/>
        </table:table-row>
        <table:table-row table:number-rows-repeated="1048497" table:style-name="ro7">
          <table:table-cell table:number-columns-repeated="16384"/>
        </table:table-row>
        <table:named-expressions>
          <table:named-range table:name="Print_Titles" table:cell-range-address="Tabelle_1.$A$1:Tabelle_1.$XFD$2" table:base-cell-address="Tabelle_1.$A$1"/>
        </table:named-expressions>
      </table:table>
      <table:table table:name="Tabelle_2" table:style-name="ta2"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7" table:number-columns-repeated="2" table:default-cell-style-name="ce8"/>
        <table:table-column table:style-name="co9" table:default-cell-style-name="ce8"/>
        <table:table-column table:style-name="co7" table:default-cell-style-name="ce8"/>
        <table:table-column table:style-name="co10" table:default-cell-style-name="ce8"/>
        <table:table-column table:style-name="co7" table:default-cell-style-name="ce8"/>
        <table:table-column table:style-name="co11" table:default-cell-style-name="ce8"/>
        <table:table-column table:style-name="co4" table:number-columns-repeated="16373" table:default-cell-style-name="ce8"/>
        <table:table-row table:style-name="ro1">
          <table:table-cell office:value-type="string" table:number-columns-spanned="11" table:number-rows-spanned="1" table:style-name="ce24">
            <text:p>Wohnungsgröße von Hauptwohnsitzwohnungen nach Bundesland (Zeitreihe)</text:p>
          </table:table-cell>
          <table:covered-table-cell table:number-columns-repeated="10"/>
          <table:table-cell table:number-columns-repeated="16373" table:style-name="ce16"/>
        </table:table-row>
        <table:table-row table:style-name="ro5">
          <table:table-cell office:value-type="string" table:style-name="ce17">
            <text:p>Jahr</text:p>
          </table:table-cell>
          <table:table-cell office:value-type="string" table:style-name="ce18">
            <text:p>Öster-</text:p>
            <text:p>reich</text:p>
          </table:table-cell>
          <table:table-cell office:value-type="string" table:style-name="ce18">
            <text:p>Burgen-</text:p>
            <text:p>land</text:p>
          </table:table-cell>
          <table:table-cell office:value-type="string" table:style-name="ce18">
            <text:p>Kärnten</text:p>
          </table:table-cell>
          <table:table-cell office:value-type="string" table:style-name="ce18">
            <text:p>Nieder-</text:p>
            <text:p>österreich</text:p>
          </table:table-cell>
          <table:table-cell office:value-type="string" table:style-name="ce18">
            <text:p>Ober-</text:p>
            <text:p>österreich</text:p>
          </table:table-cell>
          <table:table-cell office:value-type="string" table:style-name="ce18">
            <text:p>Salzburg</text:p>
          </table:table-cell>
          <table:table-cell office:value-type="string" table:style-name="ce18">
            <text:p>Steiermark</text:p>
          </table:table-cell>
          <table:table-cell office:value-type="string" table:style-name="ce18">
            <text:p>Tirol</text:p>
          </table:table-cell>
          <table:table-cell office:value-type="string" table:style-name="ce18">
            <text:p>Vorarlberg</text:p>
          </table:table-cell>
          <table:table-cell office:value-type="string" table:style-name="ce17">
            <text:p>Wien</text:p>
          </table:table-cell>
          <table:table-cell table:number-columns-repeated="16373"/>
        </table:table-row>
        <table:table-row table:style-name="ro6">
          <table:table-cell table:style-name="ce23"/>
          <table:table-cell office:value-type="string" table:number-columns-spanned="10" table:number-rows-spanned="1" table:style-name="ce30">
            <text:p>Durchschnittliche Wohnfläche pro Wohnung in m<text:span text:style-name="T2">2</text:span></text:p>
          </table:table-cell>
          <table:covered-table-cell table:number-columns-repeated="9"/>
          <table:table-cell table:number-columns-repeated="16373"/>
        </table:table-row>
        <table:table-row table:style-name="ro7">
          <table:table-cell office:value-type="float" office:value="2004" table:style-name="ce23">
            <text:p>2004</text:p>
          </table:table-cell>
          <table:table-cell office:value-type="float" office:value="96.402732721703245" table:style-name="ce28">
            <text:p>96,4</text:p>
          </table:table-cell>
          <table:table-cell office:value-type="float" office:value="118.03895431386491" table:style-name="ce28">
            <text:p>118,0</text:p>
          </table:table-cell>
          <table:table-cell office:value-type="float" office:value="104.57559704405482" table:style-name="ce28">
            <text:p>104,6</text:p>
          </table:table-cell>
          <table:table-cell office:value-type="float" office:value="109.88675741814355" table:style-name="ce28">
            <text:p>109,9</text:p>
          </table:table-cell>
          <table:table-cell office:value-type="float" office:value="102.15152338191892" table:style-name="ce28">
            <text:p>102,2</text:p>
          </table:table-cell>
          <table:table-cell office:value-type="float" office:value="92.737666213890094" table:style-name="ce28">
            <text:p>92,7</text:p>
          </table:table-cell>
          <table:table-cell office:value-type="float" office:value="101.54258763051466" table:style-name="ce28">
            <text:p>101,5</text:p>
          </table:table-cell>
          <table:table-cell office:value-type="float" office:value="96.541313882290581" table:style-name="ce28">
            <text:p>96,5</text:p>
          </table:table-cell>
          <table:table-cell office:value-type="float" office:value="100.22461480623016" table:style-name="ce28">
            <text:p>100,2</text:p>
          </table:table-cell>
          <table:table-cell office:value-type="float" office:value="73.582417025030367" table:style-name="ce28">
            <text:p>73,6</text:p>
          </table:table-cell>
          <table:table-cell table:number-columns-repeated="16373"/>
        </table:table-row>
        <table:table-row table:style-name="ro7">
          <table:table-cell office:value-type="float" office:value="2005" table:style-name="ce23">
            <text:p>2005</text:p>
          </table:table-cell>
          <table:table-cell office:value-type="float" office:value="96.859698314273672" table:style-name="ce28">
            <text:p>96,9</text:p>
          </table:table-cell>
          <table:table-cell office:value-type="float" office:value="118.91708026189713" table:style-name="ce28">
            <text:p>118,9</text:p>
          </table:table-cell>
          <table:table-cell office:value-type="float" office:value="104.13675535321238" table:style-name="ce28">
            <text:p>104,1</text:p>
          </table:table-cell>
          <table:table-cell office:value-type="float" office:value="110.09146850589697" table:style-name="ce28">
            <text:p>110,1</text:p>
          </table:table-cell>
          <table:table-cell office:value-type="float" office:value="103.32470541907736" table:style-name="ce28">
            <text:p>103,3</text:p>
          </table:table-cell>
          <table:table-cell office:value-type="float" office:value="93.269249178595075" table:style-name="ce28">
            <text:p>93,3</text:p>
          </table:table-cell>
          <table:table-cell office:value-type="float" office:value="102.8702815826487" table:style-name="ce28">
            <text:p>102,9</text:p>
          </table:table-cell>
          <table:table-cell office:value-type="float" office:value="96.733945783303611" table:style-name="ce28">
            <text:p>96,7</text:p>
          </table:table-cell>
          <table:table-cell office:value-type="float" office:value="100.66390996231152" table:style-name="ce28">
            <text:p>100,7</text:p>
          </table:table-cell>
          <table:table-cell office:value-type="float" office:value="73.464258123877073" table:style-name="ce28">
            <text:p>73,5</text:p>
          </table:table-cell>
          <table:table-cell table:number-columns-repeated="16373"/>
        </table:table-row>
        <table:table-row table:style-name="ro7">
          <table:table-cell office:value-type="float" office:value="2006" table:style-name="ce23">
            <text:p>2006</text:p>
          </table:table-cell>
          <table:table-cell office:value-type="float" office:value="97.418118637717129" table:style-name="ce28">
            <text:p>97,4</text:p>
          </table:table-cell>
          <table:table-cell office:value-type="float" office:value="121.26285534953517" table:style-name="ce28">
            <text:p>121,3</text:p>
          </table:table-cell>
          <table:table-cell office:value-type="float" office:value="104.10388701489296" table:style-name="ce28">
            <text:p>104,1</text:p>
          </table:table-cell>
          <table:table-cell office:value-type="float" office:value="112.85243683739718" table:style-name="ce28">
            <text:p>112,9</text:p>
          </table:table-cell>
          <table:table-cell office:value-type="float" office:value="103.88750991914425" table:style-name="ce28">
            <text:p>103,9</text:p>
          </table:table-cell>
          <table:table-cell office:value-type="float" office:value="93.901685899134577" table:style-name="ce28">
            <text:p>93,9</text:p>
          </table:table-cell>
          <table:table-cell office:value-type="float" office:value="102.35659201074664" table:style-name="ce28">
            <text:p>102,4</text:p>
          </table:table-cell>
          <table:table-cell office:value-type="float" office:value="97.302140047846109" table:style-name="ce28">
            <text:p>97,3</text:p>
          </table:table-cell>
          <table:table-cell office:value-type="float" office:value="100.66616063326708" table:style-name="ce28">
            <text:p>100,7</text:p>
          </table:table-cell>
          <table:table-cell office:value-type="float" office:value="72.868389974333368" table:style-name="ce28">
            <text:p>72,9</text:p>
          </table:table-cell>
          <table:table-cell table:number-columns-repeated="16373"/>
        </table:table-row>
        <table:table-row table:style-name="ro7">
          <table:table-cell office:value-type="float" office:value="2007" table:style-name="ce23">
            <text:p>2007</text:p>
          </table:table-cell>
          <table:table-cell office:value-type="float" office:value="97.785787756260376" table:style-name="ce28">
            <text:p>97,8</text:p>
          </table:table-cell>
          <table:table-cell office:value-type="float" office:value="120.01303574550208" table:style-name="ce28">
            <text:p>120,0</text:p>
          </table:table-cell>
          <table:table-cell office:value-type="float" office:value="104.07575776555453" table:style-name="ce28">
            <text:p>104,1</text:p>
          </table:table-cell>
          <table:table-cell office:value-type="float" office:value="112.08395153034263" table:style-name="ce28">
            <text:p>112,1</text:p>
          </table:table-cell>
          <table:table-cell office:value-type="float" office:value="105.01231056082862" table:style-name="ce28">
            <text:p>105,0</text:p>
          </table:table-cell>
          <table:table-cell office:value-type="float" office:value="94.676003192062296" table:style-name="ce28">
            <text:p>94,7</text:p>
          </table:table-cell>
          <table:table-cell office:value-type="float" office:value="103.12625490939519" table:style-name="ce28">
            <text:p>103,1</text:p>
          </table:table-cell>
          <table:table-cell office:value-type="float" office:value="99.506600863847325" table:style-name="ce28">
            <text:p>99,5</text:p>
          </table:table-cell>
          <table:table-cell office:value-type="float" office:value="101.70328590540714" table:style-name="ce28">
            <text:p>101,7</text:p>
          </table:table-cell>
          <table:table-cell office:value-type="float" office:value="72.777549177685131" table:style-name="ce28">
            <text:p>72,8</text:p>
          </table:table-cell>
          <table:table-cell table:number-columns-repeated="16373"/>
        </table:table-row>
        <table:table-row table:style-name="ro7">
          <table:table-cell office:value-type="float" office:value="2008" table:style-name="ce23">
            <text:p>2008</text:p>
          </table:table-cell>
          <table:table-cell office:value-type="float" office:value="97.997538513015698" table:style-name="ce28">
            <text:p>98,0</text:p>
          </table:table-cell>
          <table:table-cell office:value-type="float" office:value="122.4646864254896" table:style-name="ce28">
            <text:p>122,5</text:p>
          </table:table-cell>
          <table:table-cell office:value-type="float" office:value="102.77526917245422" table:style-name="ce28">
            <text:p>102,8</text:p>
          </table:table-cell>
          <table:table-cell office:value-type="float" office:value="111.34036247707208" table:style-name="ce28">
            <text:p>111,3</text:p>
          </table:table-cell>
          <table:table-cell office:value-type="float" office:value="104.57998493859152" table:style-name="ce28">
            <text:p>104,6</text:p>
          </table:table-cell>
          <table:table-cell office:value-type="float" office:value="95.540213976812581" table:style-name="ce28">
            <text:p>95,5</text:p>
          </table:table-cell>
          <table:table-cell office:value-type="float" office:value="104.21132137026655" table:style-name="ce28">
            <text:p>104,2</text:p>
          </table:table-cell>
          <table:table-cell office:value-type="float" office:value="99.307676684033893" table:style-name="ce28">
            <text:p>99,3</text:p>
          </table:table-cell>
          <table:table-cell office:value-type="float" office:value="101.0493013034442" table:style-name="ce28">
            <text:p>101,0</text:p>
          </table:table-cell>
          <table:table-cell office:value-type="float" office:value="73.856890963916399" table:style-name="ce28">
            <text:p>73,9</text:p>
          </table:table-cell>
          <table:table-cell table:number-columns-repeated="16373"/>
        </table:table-row>
        <table:table-row table:style-name="ro7">
          <table:table-cell office:value-type="float" office:value="2009" table:style-name="ce23">
            <text:p>2009</text:p>
          </table:table-cell>
          <table:table-cell office:value-type="float" office:value="98.192225558797475" table:style-name="ce28">
            <text:p>98,2</text:p>
          </table:table-cell>
          <table:table-cell office:value-type="float" office:value="121.56229529768589" table:style-name="ce28">
            <text:p>121,6</text:p>
          </table:table-cell>
          <table:table-cell office:value-type="float" office:value="105.14492784595697" table:style-name="ce28">
            <text:p>105,1</text:p>
          </table:table-cell>
          <table:table-cell office:value-type="float" office:value="112.06836266148218" table:style-name="ce28">
            <text:p>112,1</text:p>
          </table:table-cell>
          <table:table-cell office:value-type="float" office:value="104.5854353233095" table:style-name="ce28">
            <text:p>104,6</text:p>
          </table:table-cell>
          <table:table-cell office:value-type="float" office:value="93.616437915807765" table:style-name="ce28">
            <text:p>93,6</text:p>
          </table:table-cell>
          <table:table-cell office:value-type="float" office:value="104.40998516245034" table:style-name="ce28">
            <text:p>104,4</text:p>
          </table:table-cell>
          <table:table-cell office:value-type="float" office:value="98.439879964254985" table:style-name="ce28">
            <text:p>98,4</text:p>
          </table:table-cell>
          <table:table-cell office:value-type="float" office:value="101.50430692101482" table:style-name="ce28">
            <text:p>101,5</text:p>
          </table:table-cell>
          <table:table-cell office:value-type="float" office:value="74.072897699515863" table:style-name="ce28">
            <text:p>74,1</text:p>
          </table:table-cell>
          <table:table-cell table:number-columns-repeated="16373"/>
        </table:table-row>
        <table:table-row table:style-name="ro7">
          <table:table-cell office:value-type="float" office:value="2010" table:style-name="ce23">
            <text:p>2010</text:p>
          </table:table-cell>
          <table:table-cell office:value-type="float" office:value="98.763748437381111" table:style-name="ce28">
            <text:p>98,8</text:p>
          </table:table-cell>
          <table:table-cell office:value-type="float" office:value="122.15313289170057" table:style-name="ce28">
            <text:p>122,2</text:p>
          </table:table-cell>
          <table:table-cell office:value-type="float" office:value="105.82113103898662" table:style-name="ce28">
            <text:p>105,8</text:p>
          </table:table-cell>
          <table:table-cell office:value-type="float" office:value="113.02597978811831" table:style-name="ce28">
            <text:p>113,0</text:p>
          </table:table-cell>
          <table:table-cell office:value-type="float" office:value="105.95506258386249" table:style-name="ce28">
            <text:p>106,0</text:p>
          </table:table-cell>
          <table:table-cell office:value-type="float" office:value="95.245990557491311" table:style-name="ce28">
            <text:p>95,2</text:p>
          </table:table-cell>
          <table:table-cell office:value-type="float" office:value="103.609264629612" table:style-name="ce28">
            <text:p>103,6</text:p>
          </table:table-cell>
          <table:table-cell office:value-type="float" office:value="98.824602930821456" table:style-name="ce28">
            <text:p>98,8</text:p>
          </table:table-cell>
          <table:table-cell office:value-type="float" office:value="101.38586906965364" table:style-name="ce28">
            <text:p>101,4</text:p>
          </table:table-cell>
          <table:table-cell office:value-type="float" office:value="74.411887638658982" table:style-name="ce28">
            <text:p>74,4</text:p>
          </table:table-cell>
          <table:table-cell table:number-columns-repeated="16373"/>
        </table:table-row>
        <table:table-row table:style-name="ro7">
          <table:table-cell office:value-type="float" office:value="2011" table:style-name="ce23">
            <text:p>2011</text:p>
          </table:table-cell>
          <table:table-cell office:value-type="float" office:value="99.000299888148803" table:style-name="ce28">
            <text:p>99,0</text:p>
          </table:table-cell>
          <table:table-cell office:value-type="float" office:value="123.32787731386541" table:style-name="ce28">
            <text:p>123,3</text:p>
          </table:table-cell>
          <table:table-cell office:value-type="float" office:value="106.04309552524631" table:style-name="ce28">
            <text:p>106,0</text:p>
          </table:table-cell>
          <table:table-cell office:value-type="float" office:value="113.5033743752093" table:style-name="ce28">
            <text:p>113,5</text:p>
          </table:table-cell>
          <table:table-cell office:value-type="float" office:value="106.90810731189849" table:style-name="ce28">
            <text:p>106,9</text:p>
          </table:table-cell>
          <table:table-cell office:value-type="float" office:value="95.411537959568747" table:style-name="ce28">
            <text:p>95,4</text:p>
          </table:table-cell>
          <table:table-cell office:value-type="float" office:value="103.29471763269049" table:style-name="ce28">
            <text:p>103,3</text:p>
          </table:table-cell>
          <table:table-cell office:value-type="float" office:value="100.20617297681349" table:style-name="ce28">
            <text:p>100,2</text:p>
          </table:table-cell>
          <table:table-cell office:value-type="float" office:value="100.77826544922978" table:style-name="ce28">
            <text:p>100,8</text:p>
          </table:table-cell>
          <table:table-cell office:value-type="float" office:value="73.919994197165295" table:style-name="ce28">
            <text:p>73,9</text:p>
          </table:table-cell>
          <table:table-cell table:number-columns-repeated="16373"/>
        </table:table-row>
        <table:table-row table:style-name="ro7">
          <table:table-cell office:value-type="float" office:value="2012" table:style-name="ce23">
            <text:p>2012</text:p>
          </table:table-cell>
          <table:table-cell office:value-type="float" office:value="99.074450644761555" table:style-name="ce28">
            <text:p>99,1</text:p>
          </table:table-cell>
          <table:table-cell office:value-type="float" office:value="122.67614969468009" table:style-name="ce28">
            <text:p>122,7</text:p>
          </table:table-cell>
          <table:table-cell office:value-type="float" office:value="105.90401148566453" table:style-name="ce28">
            <text:p>105,9</text:p>
          </table:table-cell>
          <table:table-cell office:value-type="float" office:value="111.68278511426495" table:style-name="ce28">
            <text:p>111,7</text:p>
          </table:table-cell>
          <table:table-cell office:value-type="float" office:value="106.73135098948329" table:style-name="ce28">
            <text:p>106,7</text:p>
          </table:table-cell>
          <table:table-cell office:value-type="float" office:value="95.283987597027931" table:style-name="ce28">
            <text:p>95,3</text:p>
          </table:table-cell>
          <table:table-cell office:value-type="float" office:value="104.81580201993943" table:style-name="ce28">
            <text:p>104,8</text:p>
          </table:table-cell>
          <table:table-cell office:value-type="float" office:value="99.168943578788586" table:style-name="ce28">
            <text:p>99,2</text:p>
          </table:table-cell>
          <table:table-cell office:value-type="float" office:value="101.81631482494792" table:style-name="ce28">
            <text:p>101,8</text:p>
          </table:table-cell>
          <table:table-cell office:value-type="float" office:value="75.327858559909018" table:style-name="ce28">
            <text:p>75,3</text:p>
          </table:table-cell>
          <table:table-cell table:number-columns-repeated="16373"/>
        </table:table-row>
        <table:table-row table:style-name="ro7">
          <table:table-cell office:value-type="float" office:value="2013" table:style-name="ce23">
            <text:p>2013</text:p>
          </table:table-cell>
          <table:table-cell office:value-type="float" office:value="99.641269351334046" table:style-name="ce28">
            <text:p>99,6</text:p>
          </table:table-cell>
          <table:table-cell office:value-type="float" office:value="126.04107533354971" table:style-name="ce28">
            <text:p>126,0</text:p>
          </table:table-cell>
          <table:table-cell office:value-type="float" office:value="106.22702867679361" table:style-name="ce28">
            <text:p>106,2</text:p>
          </table:table-cell>
          <table:table-cell office:value-type="float" office:value="112.63687421890357" table:style-name="ce28">
            <text:p>112,6</text:p>
          </table:table-cell>
          <table:table-cell office:value-type="float" office:value="108.11070153061677" table:style-name="ce28">
            <text:p>108,1</text:p>
          </table:table-cell>
          <table:table-cell office:value-type="float" office:value="95.260864782076411" table:style-name="ce28">
            <text:p>95,3</text:p>
          </table:table-cell>
          <table:table-cell office:value-type="float" office:value="105.47087575594107" table:style-name="ce28">
            <text:p>105,5</text:p>
          </table:table-cell>
          <table:table-cell office:value-type="float" office:value="98.817266782804381" table:style-name="ce28">
            <text:p>98,8</text:p>
          </table:table-cell>
          <table:table-cell office:value-type="float" office:value="102.00459177683676" table:style-name="ce28">
            <text:p>102,0</text:p>
          </table:table-cell>
          <table:table-cell office:value-type="float" office:value="75.332062733293483" table:style-name="ce28">
            <text:p>75,3</text:p>
          </table:table-cell>
          <table:table-cell table:number-columns-repeated="16373"/>
        </table:table-row>
        <table:table-row table:style-name="ro7">
          <table:table-cell office:value-type="float" office:value="2014" table:style-name="ce23">
            <text:p>2014</text:p>
          </table:table-cell>
          <table:table-cell office:value-type="float" office:value="99.731155365116507" table:style-name="ce28">
            <text:p>99,7</text:p>
          </table:table-cell>
          <table:table-cell office:value-type="float" office:value="122.48791599305152" table:style-name="ce28">
            <text:p>122,5</text:p>
          </table:table-cell>
          <table:table-cell office:value-type="float" office:value="107.31432384340567" table:style-name="ce28">
            <text:p>107,3</text:p>
          </table:table-cell>
          <table:table-cell office:value-type="float" office:value="113.51651396828188" table:style-name="ce28">
            <text:p>113,5</text:p>
          </table:table-cell>
          <table:table-cell office:value-type="float" office:value="108.27738319890905" table:style-name="ce28">
            <text:p>108,3</text:p>
          </table:table-cell>
          <table:table-cell office:value-type="float" office:value="95.114838422457098" table:style-name="ce28">
            <text:p>95,1</text:p>
          </table:table-cell>
          <table:table-cell office:value-type="float" office:value="105.6863282941908" table:style-name="ce28">
            <text:p>105,7</text:p>
          </table:table-cell>
          <table:table-cell office:value-type="float" office:value="99.249322940489094" table:style-name="ce28">
            <text:p>99,2</text:p>
          </table:table-cell>
          <table:table-cell office:value-type="float" office:value="100.99194836889076" table:style-name="ce28">
            <text:p>101,0</text:p>
          </table:table-cell>
          <table:table-cell office:value-type="float" office:value="75.222058965258483" table:style-name="ce28">
            <text:p>75,2</text:p>
          </table:table-cell>
          <table:table-cell table:number-columns-repeated="16373"/>
        </table:table-row>
        <table:table-row table:style-name="ro7">
          <table:table-cell office:value-type="float" office:value="2015" table:style-name="ce23">
            <text:p>2015</text:p>
          </table:table-cell>
          <table:table-cell office:value-type="float" office:value="99.196420264564551" table:style-name="ce28">
            <text:p>99,2</text:p>
          </table:table-cell>
          <table:table-cell office:value-type="float" office:value="123.4900749752757" table:style-name="ce28">
            <text:p>123,5</text:p>
          </table:table-cell>
          <table:table-cell office:value-type="float" office:value="106.78877570080492" table:style-name="ce28">
            <text:p>106,8</text:p>
          </table:table-cell>
          <table:table-cell office:value-type="float" office:value="114.1122121545387" table:style-name="ce28">
            <text:p>114,1</text:p>
          </table:table-cell>
          <table:table-cell office:value-type="float" office:value="108.24489136140325" table:style-name="ce28">
            <text:p>108,2</text:p>
          </table:table-cell>
          <table:table-cell office:value-type="float" office:value="95.033320112594723" table:style-name="ce28">
            <text:p>95,0</text:p>
          </table:table-cell>
          <table:table-cell office:value-type="float" office:value="104.39423756888284" table:style-name="ce28">
            <text:p>104,4</text:p>
          </table:table-cell>
          <table:table-cell office:value-type="float" office:value="100.19533106375205" table:style-name="ce28">
            <text:p>100,2</text:p>
          </table:table-cell>
          <table:table-cell office:value-type="float" office:value="101.14925793470633" table:style-name="ce28">
            <text:p>101,1</text:p>
          </table:table-cell>
          <table:table-cell office:value-type="float" office:value="73.006804499906707" table:style-name="ce28">
            <text:p>73,0</text:p>
          </table:table-cell>
          <table:table-cell table:number-columns-repeated="16373"/>
        </table:table-row>
        <table:table-row table:style-name="ro7">
          <table:table-cell office:value-type="float" office:value="2016" table:style-name="ce23">
            <text:p>2016</text:p>
          </table:table-cell>
          <table:table-cell office:value-type="float" office:value="99.325213765824458" table:style-name="ce28">
            <text:p>99,3</text:p>
          </table:table-cell>
          <table:table-cell office:value-type="float" office:value="123.42434300001665" table:style-name="ce28">
            <text:p>123,4</text:p>
          </table:table-cell>
          <table:table-cell office:value-type="float" office:value="105.93217066274232" table:style-name="ce28">
            <text:p>105,9</text:p>
          </table:table-cell>
          <table:table-cell office:value-type="float" office:value="115.14654058706944" table:style-name="ce28">
            <text:p>115,1</text:p>
          </table:table-cell>
          <table:table-cell office:value-type="float" office:value="107.81665537450043" table:style-name="ce28">
            <text:p>107,8</text:p>
          </table:table-cell>
          <table:table-cell office:value-type="float" office:value="95.485744216786358" table:style-name="ce28">
            <text:p>95,5</text:p>
          </table:table-cell>
          <table:table-cell office:value-type="float" office:value="105.06766017494992" table:style-name="ce28">
            <text:p>105,1</text:p>
          </table:table-cell>
          <table:table-cell office:value-type="float" office:value="98.553428419150165" table:style-name="ce28">
            <text:p>98,6</text:p>
          </table:table-cell>
          <table:table-cell office:value-type="float" office:value="99.716702329789655" table:style-name="ce28">
            <text:p>99,7</text:p>
          </table:table-cell>
          <table:table-cell office:value-type="float" office:value="73.660182153642253" table:style-name="ce28">
            <text:p>73,7</text:p>
          </table:table-cell>
          <table:table-cell table:number-columns-repeated="16373"/>
        </table:table-row>
        <table:table-row table:style-name="ro7">
          <table:table-cell office:value-type="float" office:value="2017" table:style-name="ce23">
            <text:p>2017</text:p>
          </table:table-cell>
          <table:table-cell office:value-type="float" office:value="99.641174070326983" table:style-name="ce28">
            <text:p>99,6</text:p>
          </table:table-cell>
          <table:table-cell office:value-type="float" office:value="124.7660431953887" table:style-name="ce28">
            <text:p>124,8</text:p>
          </table:table-cell>
          <table:table-cell office:value-type="float" office:value="107.13274139285554" table:style-name="ce28">
            <text:p>107,1</text:p>
          </table:table-cell>
          <table:table-cell office:value-type="float" office:value="114.97730941150732" table:style-name="ce28">
            <text:p>115,0</text:p>
          </table:table-cell>
          <table:table-cell office:value-type="float" office:value="106.80949634163422" table:style-name="ce28">
            <text:p>106,8</text:p>
          </table:table-cell>
          <table:table-cell office:value-type="float" office:value="96.32529256052338" table:style-name="ce28">
            <text:p>96,3</text:p>
          </table:table-cell>
          <table:table-cell office:value-type="float" office:value="105.49704810702306" table:style-name="ce28">
            <text:p>105,5</text:p>
          </table:table-cell>
          <table:table-cell office:value-type="float" office:value="99.010975204130943" table:style-name="ce28">
            <text:p>99,0</text:p>
          </table:table-cell>
          <table:table-cell office:value-type="float" office:value="99.570987171966678" table:style-name="ce28">
            <text:p>99,6</text:p>
          </table:table-cell>
          <table:table-cell office:value-type="float" office:value="74.61445618768893" table:style-name="ce28">
            <text:p>74,6</text:p>
          </table:table-cell>
          <table:table-cell table:number-columns-repeated="16373"/>
        </table:table-row>
        <table:table-row table:style-name="ro7">
          <table:table-cell office:value-type="float" office:value="2018" table:style-name="ce23">
            <text:p>2018</text:p>
          </table:table-cell>
          <table:table-cell office:value-type="float" office:value="100.05924754841602" table:style-name="ce22">
            <text:p>100,1</text:p>
          </table:table-cell>
          <table:table-cell office:value-type="float" office:value="124.3312501990157" table:style-name="ce22">
            <text:p>124,3</text:p>
          </table:table-cell>
          <table:table-cell office:value-type="float" office:value="107.94741385286606" table:style-name="ce22">
            <text:p>107,9</text:p>
          </table:table-cell>
          <table:table-cell office:value-type="float" office:value="116.82499779891435" table:style-name="ce22">
            <text:p>116,8</text:p>
          </table:table-cell>
          <table:table-cell office:value-type="float" office:value="108.16945905044888" table:style-name="ce22">
            <text:p>108,2</text:p>
          </table:table-cell>
          <table:table-cell office:value-type="float" office:value="96.694099750362014" table:style-name="ce22">
            <text:p>96,7</text:p>
          </table:table-cell>
          <table:table-cell office:value-type="float" office:value="105.42324134435945" table:style-name="ce22">
            <text:p>105,4</text:p>
          </table:table-cell>
          <table:table-cell office:value-type="float" office:value="98.22400877396457" table:style-name="ce22">
            <text:p>98,2</text:p>
          </table:table-cell>
          <table:table-cell office:value-type="float" office:value="99.38876568147387" table:style-name="ce22">
            <text:p>99,4</text:p>
          </table:table-cell>
          <table:table-cell office:value-type="float" office:value="74.046261681456855" table:style-name="ce22">
            <text:p>74,0</text:p>
          </table:table-cell>
          <table:table-cell table:number-columns-repeated="16373"/>
        </table:table-row>
        <table:table-row table:style-name="ro7">
          <table:table-cell office:value-type="float" office:value="2019" table:style-name="ce23">
            <text:p>2019</text:p>
          </table:table-cell>
          <table:table-cell office:value-type="float" office:value="99.989289307349409" table:style-name="ce22">
            <text:p>100,0</text:p>
          </table:table-cell>
          <table:table-cell office:value-type="float" office:value="123.99160864531979" table:style-name="ce22">
            <text:p>124,0</text:p>
          </table:table-cell>
          <table:table-cell office:value-type="float" office:value="107.78005080264383" table:style-name="ce22">
            <text:p>107,8</text:p>
          </table:table-cell>
          <table:table-cell office:value-type="float" office:value="115.9435678400572" table:style-name="ce22">
            <text:p>115,9</text:p>
          </table:table-cell>
          <table:table-cell office:value-type="float" office:value="109.24860187428622" table:style-name="ce22">
            <text:p>109,2</text:p>
          </table:table-cell>
          <table:table-cell office:value-type="float" office:value="96.930562418966929" table:style-name="ce22">
            <text:p>96,9</text:p>
          </table:table-cell>
          <table:table-cell office:value-type="float" office:value="105.59339707505946" table:style-name="ce22">
            <text:p>105,6</text:p>
          </table:table-cell>
          <table:table-cell office:value-type="float" office:value="97.596619447873977" table:style-name="ce22">
            <text:p>97,6</text:p>
          </table:table-cell>
          <table:table-cell office:value-type="float" office:value="98.86652836019023" table:style-name="ce22">
            <text:p>98,9</text:p>
          </table:table-cell>
          <table:table-cell office:value-type="float" office:value="73.743846986807313" table:style-name="ce22">
            <text:p>73,7</text:p>
          </table:table-cell>
          <table:table-cell table:number-columns-repeated="16373"/>
        </table:table-row>
        <table:table-row table:style-name="ro7">
          <table:table-cell office:value-type="float" office:value="2020" table:style-name="ce23">
            <text:p>2020</text:p>
          </table:table-cell>
          <table:table-cell office:value-type="float" office:value="99.934067258331694" table:style-name="ce22">
            <text:p>99,9</text:p>
          </table:table-cell>
          <table:table-cell office:value-type="float" office:value="123.99050686175022" table:style-name="ce22">
            <text:p>124,0</text:p>
          </table:table-cell>
          <table:table-cell office:value-type="float" office:value="107.96604702277037" table:style-name="ce22">
            <text:p>108,0</text:p>
          </table:table-cell>
          <table:table-cell office:value-type="float" office:value="115.05630009394369" table:style-name="ce22">
            <text:p>115,1</text:p>
          </table:table-cell>
          <table:table-cell office:value-type="float" office:value="107.83111397151123" table:style-name="ce22">
            <text:p>107,8</text:p>
          </table:table-cell>
          <table:table-cell office:value-type="float" office:value="96.252813770686416" table:style-name="ce22">
            <text:p>96,3</text:p>
          </table:table-cell>
          <table:table-cell office:value-type="float" office:value="105.85812910241637" table:style-name="ce22">
            <text:p>105,9</text:p>
          </table:table-cell>
          <table:table-cell office:value-type="float" office:value="98.802438126431966" table:style-name="ce22">
            <text:p>98,8</text:p>
          </table:table-cell>
          <table:table-cell office:value-type="float" office:value="98.440440831022471" table:style-name="ce22">
            <text:p>98,4</text:p>
          </table:table-cell>
          <table:table-cell office:value-type="float" office:value="74.743492335015148" table:style-name="ce22">
            <text:p>74,7</text:p>
          </table:table-cell>
          <table:table-cell table:number-columns-repeated="16373"/>
        </table:table-row>
        <table:table-row table:style-name="ro8">
          <table:table-cell office:value-type="string" table:style-name="ce29">
            <text:p>2021<text:span text:style-name="T1">1</text:span></text:p>
          </table:table-cell>
          <table:table-cell office:value-type="float" office:value="101.51942311687563" table:style-name="ce22">
            <text:p>101,5</text:p>
          </table:table-cell>
          <table:table-cell office:value-type="float" office:value="126.53026823937306" table:style-name="ce22">
            <text:p>126,5</text:p>
          </table:table-cell>
          <table:table-cell office:value-type="float" office:value="108.77964928819416" table:style-name="ce22">
            <text:p>108,8</text:p>
          </table:table-cell>
          <table:table-cell office:value-type="float" office:value="118.0796286710343" table:style-name="ce22">
            <text:p>118,1</text:p>
          </table:table-cell>
          <table:table-cell office:value-type="float" office:value="109.85460149405907" table:style-name="ce22">
            <text:p>109,9</text:p>
          </table:table-cell>
          <table:table-cell office:value-type="float" office:value="97.296263715794737" table:style-name="ce22">
            <text:p>97,3</text:p>
          </table:table-cell>
          <table:table-cell office:value-type="float" office:value="108.27400205005708" table:style-name="ce22">
            <text:p>108,3</text:p>
          </table:table-cell>
          <table:table-cell office:value-type="float" office:value="99.570828336595994" table:style-name="ce22">
            <text:p>99,6</text:p>
          </table:table-cell>
          <table:table-cell office:value-type="float" office:value="99.621870367835868" table:style-name="ce22">
            <text:p>99,6</text:p>
          </table:table-cell>
          <table:table-cell office:value-type="float" office:value="74.980477300712138" table:style-name="ce22">
            <text:p>75,0</text:p>
          </table:table-cell>
          <table:table-cell table:number-columns-repeated="16373"/>
        </table:table-row>
        <table:table-row table:style-name="ro6">
          <table:table-cell table:style-name="ce23"/>
          <table:table-cell office:value-type="string" table:number-columns-spanned="10" table:number-rows-spanned="1" table:style-name="ce26">
            <text:p>Durchschnittliche Anzahl der Wohnräume pro Wohnung</text:p>
          </table:table-cell>
          <table:covered-table-cell table:number-columns-repeated="9"/>
          <table:table-cell table:number-columns-repeated="16373"/>
        </table:table-row>
        <table:table-row table:style-name="ro7">
          <table:table-cell office:value-type="float" office:value="2004" table:style-name="ce23">
            <text:p>2004</text:p>
          </table:table-cell>
          <table:table-cell office:value-type="float" office:value="3.721212610305678" table:style-name="ce28">
            <text:p>3,7</text:p>
          </table:table-cell>
          <table:table-cell office:value-type="float" office:value="4.2489378311002355" table:style-name="ce28">
            <text:p>4,2</text:p>
          </table:table-cell>
          <table:table-cell office:value-type="float" office:value="4.0189232949016391" table:style-name="ce28">
            <text:p>4,0</text:p>
          </table:table-cell>
          <table:table-cell office:value-type="float" office:value="4.012789555780885" table:style-name="ce28">
            <text:p>4,0</text:p>
          </table:table-cell>
          <table:table-cell office:value-type="float" office:value="4.0904118753741905" table:style-name="ce28">
            <text:p>4,1</text:p>
          </table:table-cell>
          <table:table-cell office:value-type="float" office:value="3.8602628604113458" table:style-name="ce28">
            <text:p>3,9</text:p>
          </table:table-cell>
          <table:table-cell office:value-type="float" office:value="3.9774227418285388" table:style-name="ce28">
            <text:p>4,0</text:p>
          </table:table-cell>
          <table:table-cell office:value-type="float" office:value="3.8284604712528614" table:style-name="ce28">
            <text:p>3,8</text:p>
          </table:table-cell>
          <table:table-cell office:value-type="float" office:value="4.208192217751507" table:style-name="ce28">
            <text:p>4,2</text:p>
          </table:table-cell>
          <table:table-cell office:value-type="float" office:value="2.762913811197039" table:style-name="ce28">
            <text:p>2,8</text:p>
          </table:table-cell>
          <table:table-cell table:number-columns-repeated="16373"/>
        </table:table-row>
        <table:table-row table:style-name="ro7">
          <table:table-cell office:value-type="float" office:value="2005" table:style-name="ce23">
            <text:p>2005</text:p>
          </table:table-cell>
          <table:table-cell office:value-type="float" office:value="3.8712834201816095" table:style-name="ce28">
            <text:p>3,9</text:p>
          </table:table-cell>
          <table:table-cell office:value-type="float" office:value="4.400534464275732" table:style-name="ce28">
            <text:p>4,4</text:p>
          </table:table-cell>
          <table:table-cell office:value-type="float" office:value="4.0897771947154675" table:style-name="ce28">
            <text:p>4,1</text:p>
          </table:table-cell>
          <table:table-cell office:value-type="float" office:value="4.1937675496481726" table:style-name="ce28">
            <text:p>4,2</text:p>
          </table:table-cell>
          <table:table-cell office:value-type="float" office:value="4.2756055495914129" table:style-name="ce28">
            <text:p>4,3</text:p>
          </table:table-cell>
          <table:table-cell office:value-type="float" office:value="3.994420721943829" table:style-name="ce28">
            <text:p>4,0</text:p>
          </table:table-cell>
          <table:table-cell office:value-type="float" office:value="4.1587636980300786" table:style-name="ce28">
            <text:p>4,2</text:p>
          </table:table-cell>
          <table:table-cell office:value-type="float" office:value="3.945099808678588" table:style-name="ce28">
            <text:p>3,9</text:p>
          </table:table-cell>
          <table:table-cell office:value-type="float" office:value="4.389450720139445" table:style-name="ce28">
            <text:p>4,4</text:p>
          </table:table-cell>
          <table:table-cell office:value-type="float" office:value="2.8770509742081161" table:style-name="ce28">
            <text:p>2,9</text:p>
          </table:table-cell>
          <table:table-cell table:number-columns-repeated="16373"/>
        </table:table-row>
        <table:table-row table:style-name="ro7">
          <table:table-cell office:value-type="float" office:value="2006" table:style-name="ce23">
            <text:p>2006</text:p>
          </table:table-cell>
          <table:table-cell office:value-type="float" office:value="4.1218194672457988" table:style-name="ce28">
            <text:p>4,1</text:p>
          </table:table-cell>
          <table:table-cell office:value-type="float" office:value="4.724858651547299" table:style-name="ce28">
            <text:p>4,7</text:p>
          </table:table-cell>
          <table:table-cell office:value-type="float" office:value="4.3240522637041261" table:style-name="ce28">
            <text:p>4,3</text:p>
          </table:table-cell>
          <table:table-cell office:value-type="float" office:value="4.5337620757159156" table:style-name="ce28">
            <text:p>4,5</text:p>
          </table:table-cell>
          <table:table-cell office:value-type="float" office:value="4.5133979406674802" table:style-name="ce28">
            <text:p>4,5</text:p>
          </table:table-cell>
          <table:table-cell office:value-type="float" office:value="4.0587395584599566" table:style-name="ce28">
            <text:p>4,1</text:p>
          </table:table-cell>
          <table:table-cell office:value-type="float" office:value="4.3837930740873983" table:style-name="ce28">
            <text:p>4,4</text:p>
          </table:table-cell>
          <table:table-cell office:value-type="float" office:value="4.1393588830830366" table:style-name="ce28">
            <text:p>4,1</text:p>
          </table:table-cell>
          <table:table-cell office:value-type="float" office:value="4.4661038551636034" table:style-name="ce28">
            <text:p>4,5</text:p>
          </table:table-cell>
          <table:table-cell office:value-type="float" office:value="3.1726988129770883" table:style-name="ce28">
            <text:p>3,2</text:p>
          </table:table-cell>
          <table:table-cell table:number-columns-repeated="16373"/>
        </table:table-row>
        <table:table-row table:style-name="ro7">
          <table:table-cell office:value-type="float" office:value="2007" table:style-name="ce23">
            <text:p>2007</text:p>
          </table:table-cell>
          <table:table-cell office:value-type="float" office:value="4.1756631705049791" table:style-name="ce28">
            <text:p>4,2</text:p>
          </table:table-cell>
          <table:table-cell office:value-type="float" office:value="4.7795132913579463" table:style-name="ce28">
            <text:p>4,8</text:p>
          </table:table-cell>
          <table:table-cell office:value-type="float" office:value="4.3724447440602567" table:style-name="ce28">
            <text:p>4,4</text:p>
          </table:table-cell>
          <table:table-cell office:value-type="float" office:value="4.5917763044740401" table:style-name="ce28">
            <text:p>4,6</text:p>
          </table:table-cell>
          <table:table-cell office:value-type="float" office:value="4.5105189097008322" table:style-name="ce28">
            <text:p>4,5</text:p>
          </table:table-cell>
          <table:table-cell office:value-type="float" office:value="4.0740363690969854" table:style-name="ce28">
            <text:p>4,1</text:p>
          </table:table-cell>
          <table:table-cell office:value-type="float" office:value="4.454273337084576" table:style-name="ce28">
            <text:p>4,5</text:p>
          </table:table-cell>
          <table:table-cell office:value-type="float" office:value="4.2400213943536151" table:style-name="ce28">
            <text:p>4,2</text:p>
          </table:table-cell>
          <table:table-cell office:value-type="float" office:value="4.4989152850340579" table:style-name="ce28">
            <text:p>4,5</text:p>
          </table:table-cell>
          <table:table-cell office:value-type="float" office:value="3.2493869553093861" table:style-name="ce28">
            <text:p>3,2</text:p>
          </table:table-cell>
          <table:table-cell table:number-columns-repeated="16373"/>
        </table:table-row>
        <table:table-row table:style-name="ro7">
          <table:table-cell office:value-type="float" office:value="2008" table:style-name="ce23">
            <text:p>2008</text:p>
          </table:table-cell>
          <table:table-cell office:value-type="float" office:value="4.1676697936842384" table:style-name="ce28">
            <text:p>4,2</text:p>
          </table:table-cell>
          <table:table-cell office:value-type="float" office:value="4.7785190320151338" table:style-name="ce28">
            <text:p>4,8</text:p>
          </table:table-cell>
          <table:table-cell office:value-type="float" office:value="4.3139510413658417" table:style-name="ce28">
            <text:p>4,3</text:p>
          </table:table-cell>
          <table:table-cell office:value-type="float" office:value="4.5487060707102627" table:style-name="ce28">
            <text:p>4,5</text:p>
          </table:table-cell>
          <table:table-cell office:value-type="float" office:value="4.5000777327198156" table:style-name="ce28">
            <text:p>4,5</text:p>
          </table:table-cell>
          <table:table-cell office:value-type="float" office:value="4.0416588896252268" table:style-name="ce28">
            <text:p>4,0</text:p>
          </table:table-cell>
          <table:table-cell office:value-type="float" office:value="4.4569480161563364" table:style-name="ce28">
            <text:p>4,5</text:p>
          </table:table-cell>
          <table:table-cell office:value-type="float" office:value="4.2384916069579575" table:style-name="ce28">
            <text:p>4,2</text:p>
          </table:table-cell>
          <table:table-cell office:value-type="float" office:value="4.4856424504645123" table:style-name="ce28">
            <text:p>4,5</text:p>
          </table:table-cell>
          <table:table-cell office:value-type="float" office:value="3.2813383151628033" table:style-name="ce28">
            <text:p>3,3</text:p>
          </table:table-cell>
          <table:table-cell table:number-columns-repeated="16373"/>
        </table:table-row>
        <table:table-row table:style-name="ro7">
          <table:table-cell office:value-type="float" office:value="2009" table:style-name="ce23">
            <text:p>2009</text:p>
          </table:table-cell>
          <table:table-cell office:value-type="float" office:value="4.1357801287877152" table:style-name="ce28">
            <text:p>4,1</text:p>
          </table:table-cell>
          <table:table-cell office:value-type="float" office:value="4.7588160592390647" table:style-name="ce28">
            <text:p>4,8</text:p>
          </table:table-cell>
          <table:table-cell office:value-type="float" office:value="4.3231043205432949" table:style-name="ce28">
            <text:p>4,3</text:p>
          </table:table-cell>
          <table:table-cell office:value-type="float" office:value="4.5456767429157336" table:style-name="ce28">
            <text:p>4,5</text:p>
          </table:table-cell>
          <table:table-cell office:value-type="float" office:value="4.4444145772304502" table:style-name="ce28">
            <text:p>4,4</text:p>
          </table:table-cell>
          <table:table-cell office:value-type="float" office:value="3.9696700633272868" table:style-name="ce28">
            <text:p>4,0</text:p>
          </table:table-cell>
          <table:table-cell office:value-type="float" office:value="4.4092936602171502" table:style-name="ce28">
            <text:p>4,4</text:p>
          </table:table-cell>
          <table:table-cell office:value-type="float" office:value="4.1498303097540559" table:style-name="ce28">
            <text:p>4,1</text:p>
          </table:table-cell>
          <table:table-cell office:value-type="float" office:value="4.4873794588767746" table:style-name="ce28">
            <text:p>4,5</text:p>
          </table:table-cell>
          <table:table-cell office:value-type="float" office:value="3.2596901851475284" table:style-name="ce28">
            <text:p>3,3</text:p>
          </table:table-cell>
          <table:table-cell table:number-columns-repeated="16373"/>
        </table:table-row>
        <table:table-row table:style-name="ro7">
          <table:table-cell office:value-type="float" office:value="2010" table:style-name="ce23">
            <text:p>2010</text:p>
          </table:table-cell>
          <table:table-cell office:value-type="float" office:value="4.1586234322485653" table:style-name="ce28">
            <text:p>4,2</text:p>
          </table:table-cell>
          <table:table-cell office:value-type="float" office:value="4.7556159452212059" table:style-name="ce28">
            <text:p>4,8</text:p>
          </table:table-cell>
          <table:table-cell office:value-type="float" office:value="4.3398537248065461" table:style-name="ce28">
            <text:p>4,3</text:p>
          </table:table-cell>
          <table:table-cell office:value-type="float" office:value="4.5805948354325494" table:style-name="ce28">
            <text:p>4,6</text:p>
          </table:table-cell>
          <table:table-cell office:value-type="float" office:value="4.4495142606678817" table:style-name="ce28">
            <text:p>4,4</text:p>
          </table:table-cell>
          <table:table-cell office:value-type="float" office:value="4.0602132430540143" table:style-name="ce28">
            <text:p>4,1</text:p>
          </table:table-cell>
          <table:table-cell office:value-type="float" office:value="4.4050747977983633" table:style-name="ce28">
            <text:p>4,4</text:p>
          </table:table-cell>
          <table:table-cell office:value-type="float" office:value="4.0882545157955068" table:style-name="ce28">
            <text:p>4,1</text:p>
          </table:table-cell>
          <table:table-cell office:value-type="float" office:value="4.4319379561808168" table:style-name="ce28">
            <text:p>4,4</text:p>
          </table:table-cell>
          <table:table-cell office:value-type="float" office:value="3.3300981131411636" table:style-name="ce28">
            <text:p>3,3</text:p>
          </table:table-cell>
          <table:table-cell table:number-columns-repeated="16373"/>
        </table:table-row>
        <table:table-row table:style-name="ro7">
          <table:table-cell office:value-type="float" office:value="2011" table:style-name="ce23">
            <text:p>2011</text:p>
          </table:table-cell>
          <table:table-cell office:value-type="float" office:value="4.1576962062557916" table:style-name="ce28">
            <text:p>4,2</text:p>
          </table:table-cell>
          <table:table-cell office:value-type="float" office:value="4.7945976740672176" table:style-name="ce28">
            <text:p>4,8</text:p>
          </table:table-cell>
          <table:table-cell office:value-type="float" office:value="4.3652080697386113" table:style-name="ce28">
            <text:p>4,4</text:p>
          </table:table-cell>
          <table:table-cell office:value-type="float" office:value="4.5534232576768767" table:style-name="ce28">
            <text:p>4,6</text:p>
          </table:table-cell>
          <table:table-cell office:value-type="float" office:value="4.474873992480787" table:style-name="ce28">
            <text:p>4,5</text:p>
          </table:table-cell>
          <table:table-cell office:value-type="float" office:value="4.0138538549308329" table:style-name="ce28">
            <text:p>4,0</text:p>
          </table:table-cell>
          <table:table-cell office:value-type="float" office:value="4.4056492958558984" table:style-name="ce28">
            <text:p>4,4</text:p>
          </table:table-cell>
          <table:table-cell office:value-type="float" office:value="4.1169794946355633" table:style-name="ce28">
            <text:p>4,1</text:p>
          </table:table-cell>
          <table:table-cell office:value-type="float" office:value="4.4190702843932552" table:style-name="ce28">
            <text:p>4,4</text:p>
          </table:table-cell>
          <table:table-cell office:value-type="float" office:value="3.3215051943875178" table:style-name="ce28">
            <text:p>3,3</text:p>
          </table:table-cell>
          <table:table-cell table:number-columns-repeated="16373"/>
        </table:table-row>
        <table:table-row table:style-name="ro7">
          <table:table-cell office:value-type="float" office:value="2012" table:style-name="ce23">
            <text:p>2012</text:p>
          </table:table-cell>
          <table:table-cell office:value-type="float" office:value="4.1623133087067332" table:style-name="ce28">
            <text:p>4,2</text:p>
          </table:table-cell>
          <table:table-cell office:value-type="float" office:value="4.8885136547108692" table:style-name="ce28">
            <text:p>4,9</text:p>
          </table:table-cell>
          <table:table-cell office:value-type="float" office:value="4.3773506602921595" table:style-name="ce28">
            <text:p>4,4</text:p>
          </table:table-cell>
          <table:table-cell office:value-type="float" office:value="4.4836335917906291" table:style-name="ce28">
            <text:p>4,5</text:p>
          </table:table-cell>
          <table:table-cell office:value-type="float" office:value="4.4810046802757366" table:style-name="ce28">
            <text:p>4,5</text:p>
          </table:table-cell>
          <table:table-cell office:value-type="float" office:value="4.0135582983459175" table:style-name="ce28">
            <text:p>4,0</text:p>
          </table:table-cell>
          <table:table-cell office:value-type="float" office:value="4.4446258502559148" table:style-name="ce28">
            <text:p>4,4</text:p>
          </table:table-cell>
          <table:table-cell office:value-type="float" office:value="4.0899825587512559" table:style-name="ce28">
            <text:p>4,1</text:p>
          </table:table-cell>
          <table:table-cell office:value-type="float" office:value="4.4746135505700106" table:style-name="ce28">
            <text:p>4,5</text:p>
          </table:table-cell>
          <table:table-cell office:value-type="float" office:value="3.3553471827308936" table:style-name="ce28">
            <text:p>3,4</text:p>
          </table:table-cell>
          <table:table-cell table:number-columns-repeated="16373"/>
        </table:table-row>
        <table:table-row table:style-name="ro7">
          <table:table-cell office:value-type="float" office:value="2013" table:style-name="ce23">
            <text:p>2013</text:p>
          </table:table-cell>
          <table:table-cell office:value-type="float" office:value="4.1323968947594834" table:style-name="ce28">
            <text:p>4,1</text:p>
          </table:table-cell>
          <table:table-cell office:value-type="float" office:value="4.8693168527820321" table:style-name="ce28">
            <text:p>4,9</text:p>
          </table:table-cell>
          <table:table-cell office:value-type="float" office:value="4.3676144028718937" table:style-name="ce28">
            <text:p>4,4</text:p>
          </table:table-cell>
          <table:table-cell office:value-type="float" office:value="4.4461912714499894" table:style-name="ce28">
            <text:p>4,4</text:p>
          </table:table-cell>
          <table:table-cell office:value-type="float" office:value="4.4439052587653265" table:style-name="ce28">
            <text:p>4,4</text:p>
          </table:table-cell>
          <table:table-cell office:value-type="float" office:value="4.0200886906322273" table:style-name="ce28">
            <text:p>4,0</text:p>
          </table:table-cell>
          <table:table-cell office:value-type="float" office:value="4.3948445984547506" table:style-name="ce28">
            <text:p>4,4</text:p>
          </table:table-cell>
          <table:table-cell office:value-type="float" office:value="4.0517179334067093" table:style-name="ce28">
            <text:p>4,1</text:p>
          </table:table-cell>
          <table:table-cell office:value-type="float" office:value="4.4554286659216444" table:style-name="ce28">
            <text:p>4,5</text:p>
          </table:table-cell>
          <table:table-cell office:value-type="float" office:value="3.3372175439138636" table:style-name="ce28">
            <text:p>3,3</text:p>
          </table:table-cell>
          <table:table-cell table:number-columns-repeated="16373"/>
        </table:table-row>
        <table:table-row table:style-name="ro7">
          <table:table-cell office:value-type="float" office:value="2014" table:style-name="ce23">
            <text:p>2014</text:p>
          </table:table-cell>
          <table:table-cell office:value-type="float" office:value="4.0310597179705265" table:style-name="ce28">
            <text:p>4,0</text:p>
          </table:table-cell>
          <table:table-cell office:value-type="float" office:value="4.5582860722461174" table:style-name="ce28">
            <text:p>4,6</text:p>
          </table:table-cell>
          <table:table-cell office:value-type="float" office:value="4.2837894950596356" table:style-name="ce28">
            <text:p>4,3</text:p>
          </table:table-cell>
          <table:table-cell office:value-type="float" office:value="4.3522218862951547" table:style-name="ce28">
            <text:p>4,4</text:p>
          </table:table-cell>
          <table:table-cell office:value-type="float" office:value="4.2859715374386997" table:style-name="ce28">
            <text:p>4,3</text:p>
          </table:table-cell>
          <table:table-cell office:value-type="float" office:value="4.0124619818946794" table:style-name="ce28">
            <text:p>4,0</text:p>
          </table:table-cell>
          <table:table-cell office:value-type="float" office:value="4.2018917619012353" table:style-name="ce28">
            <text:p>4,2</text:p>
          </table:table-cell>
          <table:table-cell office:value-type="float" office:value="3.9978123714365887" table:style-name="ce28">
            <text:p>4,0</text:p>
          </table:table-cell>
          <table:table-cell office:value-type="float" office:value="4.209417619824988" table:style-name="ce28">
            <text:p>4,2</text:p>
          </table:table-cell>
          <table:table-cell office:value-type="float" office:value="3.3388082824024372" table:style-name="ce28">
            <text:p>3,3</text:p>
          </table:table-cell>
          <table:table-cell table:number-columns-repeated="16373"/>
        </table:table-row>
        <table:table-row table:style-name="ro7">
          <table:table-cell office:value-type="float" office:value="2015" table:style-name="ce23">
            <text:p>2015</text:p>
          </table:table-cell>
          <table:table-cell office:value-type="float" office:value="4.0376623940982412" table:style-name="ce28">
            <text:p>4,0</text:p>
          </table:table-cell>
          <table:table-cell office:value-type="float" office:value="4.5745984449179895" table:style-name="ce28">
            <text:p>4,6</text:p>
          </table:table-cell>
          <table:table-cell office:value-type="float" office:value="4.2974979974236946" table:style-name="ce28">
            <text:p>4,3</text:p>
          </table:table-cell>
          <table:table-cell office:value-type="float" office:value="4.4053828448539063" table:style-name="ce28">
            <text:p>4,4</text:p>
          </table:table-cell>
          <table:table-cell office:value-type="float" office:value="4.3485741257292254" table:style-name="ce28">
            <text:p>4,3</text:p>
          </table:table-cell>
          <table:table-cell office:value-type="float" office:value="4.0202994315566976" table:style-name="ce28">
            <text:p>4,0</text:p>
          </table:table-cell>
          <table:table-cell office:value-type="float" office:value="4.1738633770862128" table:style-name="ce28">
            <text:p>4,2</text:p>
          </table:table-cell>
          <table:table-cell office:value-type="float" office:value="3.9854572574919294" table:style-name="ce28">
            <text:p>4,0</text:p>
          </table:table-cell>
          <table:table-cell office:value-type="float" office:value="4.2743875973650409" table:style-name="ce28">
            <text:p>4,3</text:p>
          </table:table-cell>
          <table:table-cell office:value-type="float" office:value="3.2852734418497738" table:style-name="ce28">
            <text:p>3,3</text:p>
          </table:table-cell>
          <table:table-cell table:number-columns-repeated="16373"/>
        </table:table-row>
        <table:table-row table:style-name="ro7">
          <table:table-cell office:value-type="float" office:value="2016" table:style-name="ce23">
            <text:p>2016</text:p>
          </table:table-cell>
          <table:table-cell office:value-type="float" office:value="4.0271488201459089" table:style-name="ce28">
            <text:p>4,0</text:p>
          </table:table-cell>
          <table:table-cell office:value-type="float" office:value="4.5612126065289029" table:style-name="ce28">
            <text:p>4,6</text:p>
          </table:table-cell>
          <table:table-cell office:value-type="float" office:value="4.2768523534377705" table:style-name="ce28">
            <text:p>4,3</text:p>
          </table:table-cell>
          <table:table-cell office:value-type="float" office:value="4.4040642799834462" table:style-name="ce28">
            <text:p>4,4</text:p>
          </table:table-cell>
          <table:table-cell office:value-type="float" office:value="4.4101264501879074" table:style-name="ce28">
            <text:p>4,4</text:p>
          </table:table-cell>
          <table:table-cell office:value-type="float" office:value="3.9939800139308543" table:style-name="ce28">
            <text:p>4,0</text:p>
          </table:table-cell>
          <table:table-cell office:value-type="float" office:value="4.0782940148087912" table:style-name="ce28">
            <text:p>4,1</text:p>
          </table:table-cell>
          <table:table-cell office:value-type="float" office:value="3.9519935333038942" table:style-name="ce28">
            <text:p>4,0</text:p>
          </table:table-cell>
          <table:table-cell office:value-type="float" office:value="4.2029253061208198" table:style-name="ce28">
            <text:p>4,2</text:p>
          </table:table-cell>
          <table:table-cell office:value-type="float" office:value="3.2966875979128663" table:style-name="ce28">
            <text:p>3,3</text:p>
          </table:table-cell>
          <table:table-cell table:number-columns-repeated="16373"/>
        </table:table-row>
        <table:table-row table:style-name="ro7">
          <table:table-cell office:value-type="float" office:value="2017" table:style-name="ce23">
            <text:p>2017</text:p>
          </table:table-cell>
          <table:table-cell office:value-type="float" office:value="4.0302658883100184" table:style-name="ce28">
            <text:p>4,0</text:p>
          </table:table-cell>
          <table:table-cell office:value-type="float" office:value="4.5651143425646827" table:style-name="ce28">
            <text:p>4,6</text:p>
          </table:table-cell>
          <table:table-cell office:value-type="float" office:value="4.2778324183556196" table:style-name="ce28">
            <text:p>4,3</text:p>
          </table:table-cell>
          <table:table-cell office:value-type="float" office:value="4.3682894548776039" table:style-name="ce28">
            <text:p>4,4</text:p>
          </table:table-cell>
          <table:table-cell office:value-type="float" office:value="4.3689058273298773" table:style-name="ce28">
            <text:p>4,4</text:p>
          </table:table-cell>
          <table:table-cell office:value-type="float" office:value="3.9899953655779243" table:style-name="ce28">
            <text:p>4,0</text:p>
          </table:table-cell>
          <table:table-cell office:value-type="float" office:value="4.1181060635576996" table:style-name="ce28">
            <text:p>4,1</text:p>
          </table:table-cell>
          <table:table-cell office:value-type="float" office:value="4.0267644729666419" table:style-name="ce28">
            <text:p>4,0</text:p>
          </table:table-cell>
          <table:table-cell office:value-type="float" office:value="4.2014317202765321" table:style-name="ce28">
            <text:p>4,2</text:p>
          </table:table-cell>
          <table:table-cell office:value-type="float" office:value="3.3138103071991263" table:style-name="ce28">
            <text:p>3,3</text:p>
          </table:table-cell>
          <table:table-cell table:number-columns-repeated="16373"/>
        </table:table-row>
        <table:table-row table:style-name="ro7">
          <table:table-cell office:value-type="float" office:value="2018" table:style-name="ce23">
            <text:p>2018</text:p>
          </table:table-cell>
          <table:table-cell office:value-type="float" office:value="4.0105104412114736" table:style-name="ce22">
            <text:p>4,0</text:p>
          </table:table-cell>
          <table:table-cell office:value-type="float" office:value="4.5467350509011677" table:style-name="ce22">
            <text:p>4,5</text:p>
          </table:table-cell>
          <table:table-cell office:value-type="float" office:value="4.2725623739335301" table:style-name="ce22">
            <text:p>4,3</text:p>
          </table:table-cell>
          <table:table-cell office:value-type="float" office:value="4.387036809904278" table:style-name="ce22">
            <text:p>4,4</text:p>
          </table:table-cell>
          <table:table-cell office:value-type="float" office:value="4.3111234960232485" table:style-name="ce22">
            <text:p>4,3</text:p>
          </table:table-cell>
          <table:table-cell office:value-type="float" office:value="3.8950136356269667" table:style-name="ce22">
            <text:p>3,9</text:p>
          </table:table-cell>
          <table:table-cell office:value-type="float" office:value="4.1252342403696449" table:style-name="ce22">
            <text:p>4,1</text:p>
          </table:table-cell>
          <table:table-cell office:value-type="float" office:value="3.9581879316872213" table:style-name="ce22">
            <text:p>4,0</text:p>
          </table:table-cell>
          <table:table-cell office:value-type="float" office:value="4.1818411383566172" table:style-name="ce22">
            <text:p>4,2</text:p>
          </table:table-cell>
          <table:table-cell office:value-type="float" office:value="3.3053720828676427" table:style-name="ce22">
            <text:p>3,3</text:p>
          </table:table-cell>
          <table:table-cell table:number-columns-repeated="16373"/>
        </table:table-row>
        <table:table-row table:style-name="ro7">
          <table:table-cell office:value-type="float" office:value="2019" table:style-name="ce23">
            <text:p>2019</text:p>
          </table:table-cell>
          <table:table-cell office:value-type="float" office:value="3.9960925177678734" table:style-name="ce22">
            <text:p>4,0</text:p>
          </table:table-cell>
          <table:table-cell office:value-type="float" office:value="4.523098028715884" table:style-name="ce22">
            <text:p>4,5</text:p>
          </table:table-cell>
          <table:table-cell office:value-type="float" office:value="4.1717336342229103" table:style-name="ce22">
            <text:p>4,2</text:p>
          </table:table-cell>
          <table:table-cell office:value-type="float" office:value="4.3155704881984267" table:style-name="ce22">
            <text:p>4,3</text:p>
          </table:table-cell>
          <table:table-cell office:value-type="float" office:value="4.3448129779299354" table:style-name="ce22">
            <text:p>4,3</text:p>
          </table:table-cell>
          <table:table-cell office:value-type="float" office:value="3.8968918397217376" table:style-name="ce22">
            <text:p>3,9</text:p>
          </table:table-cell>
          <table:table-cell office:value-type="float" office:value="4.1788953155562245" table:style-name="ce22">
            <text:p>4,2</text:p>
          </table:table-cell>
          <table:table-cell office:value-type="float" office:value="3.9308857987122257" table:style-name="ce22">
            <text:p>3,9</text:p>
          </table:table-cell>
          <table:table-cell office:value-type="float" office:value="4.145259511717823" table:style-name="ce22">
            <text:p>4,1</text:p>
          </table:table-cell>
          <table:table-cell office:value-type="float" office:value="3.2863949095067917" table:style-name="ce22">
            <text:p>3,3</text:p>
          </table:table-cell>
          <table:table-cell table:number-columns-repeated="16373"/>
        </table:table-row>
        <table:table-row table:style-name="ro7">
          <table:table-cell office:value-type="float" office:value="2020" table:style-name="ce23">
            <text:p>2020</text:p>
          </table:table-cell>
          <table:table-cell office:value-type="float" office:value="3.9913605650513739" table:style-name="ce22">
            <text:p>4,0</text:p>
          </table:table-cell>
          <table:table-cell office:value-type="float" office:value="4.4239645558205929" table:style-name="ce22">
            <text:p>4,4</text:p>
          </table:table-cell>
          <table:table-cell office:value-type="float" office:value="4.2041554872275357" table:style-name="ce22">
            <text:p>4,2</text:p>
          </table:table-cell>
          <table:table-cell office:value-type="float" office:value="4.3051271549692798" table:style-name="ce22">
            <text:p>4,3</text:p>
          </table:table-cell>
          <table:table-cell office:value-type="float" office:value="4.319319538166182" table:style-name="ce22">
            <text:p>4,3</text:p>
          </table:table-cell>
          <table:table-cell office:value-type="float" office:value="3.9083996672332235" table:style-name="ce22">
            <text:p>3,9</text:p>
          </table:table-cell>
          <table:table-cell office:value-type="float" office:value="4.1676160899295516" table:style-name="ce22">
            <text:p>4,2</text:p>
          </table:table-cell>
          <table:table-cell office:value-type="float" office:value="3.9289957132285758" table:style-name="ce22">
            <text:p>3,9</text:p>
          </table:table-cell>
          <table:table-cell office:value-type="float" office:value="4.1527200825460362" table:style-name="ce22">
            <text:p>4,2</text:p>
          </table:table-cell>
          <table:table-cell office:value-type="float" office:value="3.2975739219065976" table:style-name="ce22">
            <text:p>3,3</text:p>
          </table:table-cell>
          <table:table-cell table:number-columns-repeated="16373"/>
        </table:table-row>
        <table:table-row table:style-name="ro8">
          <table:table-cell office:value-type="string" table:style-name="ce29">
            <text:p>2021<text:span text:style-name="T1">1</text:span></text:p>
          </table:table-cell>
          <table:table-cell office:value-type="float" office:value="3.871985592455196" table:style-name="ce22">
            <text:p>3,9</text:p>
          </table:table-cell>
          <table:table-cell office:value-type="float" office:value="4.3768036005875599" table:style-name="ce22">
            <text:p>4,4</text:p>
          </table:table-cell>
          <table:table-cell office:value-type="float" office:value="4.1138519726337837" table:style-name="ce22">
            <text:p>4,1</text:p>
          </table:table-cell>
          <table:table-cell office:value-type="float" office:value="4.2915357088266957" table:style-name="ce22">
            <text:p>4,3</text:p>
          </table:table-cell>
          <table:table-cell office:value-type="float" office:value="4.2575037553689254" table:style-name="ce22">
            <text:p>4,3</text:p>
          </table:table-cell>
          <table:table-cell office:value-type="float" office:value="3.8531225634704285" table:style-name="ce22">
            <text:p>3,9</text:p>
          </table:table-cell>
          <table:table-cell office:value-type="float" office:value="4.0798616332340778" table:style-name="ce22">
            <text:p>4,1</text:p>
          </table:table-cell>
          <table:table-cell office:value-type="float" office:value="3.8553416157886304" table:style-name="ce22">
            <text:p>3,9</text:p>
          </table:table-cell>
          <table:table-cell office:value-type="float" office:value="4.0717210367232948" table:style-name="ce22">
            <text:p>4,1</text:p>
          </table:table-cell>
          <table:table-cell office:value-type="float" office:value="2.9751542859969335" table:style-name="ce22">
            <text:p>3,0</text:p>
          </table:table-cell>
          <table:table-cell table:number-columns-repeated="16373"/>
        </table:table-row>
        <table:table-row table:style-name="ro6">
          <table:table-cell table:style-name="ce23"/>
          <table:table-cell office:value-type="string" table:number-columns-spanned="10" table:number-rows-spanned="1" table:style-name="ce26">
            <text:p>Durchschnittliche Wohnfläche pro Person in m<text:span text:style-name="T2">2</text:span></text:p>
          </table:table-cell>
          <table:covered-table-cell table:number-columns-repeated="9"/>
          <table:table-cell table:number-columns-repeated="16373"/>
        </table:table-row>
        <table:table-row table:style-name="ro7">
          <table:table-cell office:value-type="float" office:value="2004" table:style-name="ce23">
            <text:p>2004</text:p>
          </table:table-cell>
          <table:table-cell office:value-type="float" office:value="41.013576798951632" table:style-name="ce28">
            <text:p>41,0</text:p>
          </table:table-cell>
          <table:table-cell office:value-type="float" office:value="46.609968688816465" table:style-name="ce28">
            <text:p>46,6</text:p>
          </table:table-cell>
          <table:table-cell office:value-type="float" office:value="43.354005477962879" table:style-name="ce28">
            <text:p>43,4</text:p>
          </table:table-cell>
          <table:table-cell office:value-type="float" office:value="45.051954386960247" table:style-name="ce28">
            <text:p>45,1</text:p>
          </table:table-cell>
          <table:table-cell office:value-type="float" office:value="41.224149077438788" table:style-name="ce28">
            <text:p>41,2</text:p>
          </table:table-cell>
          <table:table-cell office:value-type="float" office:value="38.420803977762418" table:style-name="ce28">
            <text:p>38,4</text:p>
          </table:table-cell>
          <table:table-cell office:value-type="float" office:value="41.529344731916119" table:style-name="ce28">
            <text:p>41,5</text:p>
          </table:table-cell>
          <table:table-cell office:value-type="float" office:value="38.71242474664183" table:style-name="ce28">
            <text:p>38,7</text:p>
          </table:table-cell>
          <table:table-cell office:value-type="float" office:value="39.474432589469252" table:style-name="ce28">
            <text:p>39,5</text:p>
          </table:table-cell>
          <table:table-cell office:value-type="float" office:value="36.908950123761208" table:style-name="ce28">
            <text:p>36,9</text:p>
          </table:table-cell>
          <table:table-cell table:number-columns-repeated="16373"/>
        </table:table-row>
        <table:table-row table:style-name="ro7">
          <table:table-cell office:value-type="float" office:value="2005" table:style-name="ce23">
            <text:p>2005</text:p>
          </table:table-cell>
          <table:table-cell office:value-type="float" office:value="41.461186887320693" table:style-name="ce28">
            <text:p>41,5</text:p>
          </table:table-cell>
          <table:table-cell office:value-type="float" office:value="47.322146280889513" table:style-name="ce28">
            <text:p>47,3</text:p>
          </table:table-cell>
          <table:table-cell office:value-type="float" office:value="43.511453130849176" table:style-name="ce28">
            <text:p>43,5</text:p>
          </table:table-cell>
          <table:table-cell office:value-type="float" office:value="45.488685834834101" table:style-name="ce28">
            <text:p>45,5</text:p>
          </table:table-cell>
          <table:table-cell office:value-type="float" office:value="42.031314962087336" table:style-name="ce28">
            <text:p>42,0</text:p>
          </table:table-cell>
          <table:table-cell office:value-type="float" office:value="38.893936724190645" table:style-name="ce28">
            <text:p>38,9</text:p>
          </table:table-cell>
          <table:table-cell office:value-type="float" office:value="42.417666600104091" table:style-name="ce28">
            <text:p>42,4</text:p>
          </table:table-cell>
          <table:table-cell office:value-type="float" office:value="39.172802456528579" table:style-name="ce28">
            <text:p>39,2</text:p>
          </table:table-cell>
          <table:table-cell office:value-type="float" office:value="39.896662634867006" table:style-name="ce28">
            <text:p>39,9</text:p>
          </table:table-cell>
          <table:table-cell office:value-type="float" office:value="36.814375545894535" table:style-name="ce28">
            <text:p>36,8</text:p>
          </table:table-cell>
          <table:table-cell table:number-columns-repeated="16373"/>
        </table:table-row>
        <table:table-row table:style-name="ro7">
          <table:table-cell office:value-type="float" office:value="2006" table:style-name="ce23">
            <text:p>2006</text:p>
          </table:table-cell>
          <table:table-cell office:value-type="float" office:value="41.912073137542023" table:style-name="ce28">
            <text:p>41,9</text:p>
          </table:table-cell>
          <table:table-cell office:value-type="float" office:value="48.412224987995351" table:style-name="ce28">
            <text:p>48,4</text:p>
          </table:table-cell>
          <table:table-cell office:value-type="float" office:value="43.86411528661867" table:style-name="ce28">
            <text:p>43,9</text:p>
          </table:table-cell>
          <table:table-cell office:value-type="float" office:value="46.867884655373622" table:style-name="ce28">
            <text:p>46,9</text:p>
          </table:table-cell>
          <table:table-cell office:value-type="float" office:value="42.525026740587037" table:style-name="ce28">
            <text:p>42,5</text:p>
          </table:table-cell>
          <table:table-cell office:value-type="float" office:value="39.333929066170107" table:style-name="ce28">
            <text:p>39,3</text:p>
          </table:table-cell>
          <table:table-cell office:value-type="float" office:value="42.629217849953498" table:style-name="ce28">
            <text:p>42,6</text:p>
          </table:table-cell>
          <table:table-cell office:value-type="float" office:value="39.668618020202281" table:style-name="ce28">
            <text:p>39,7</text:p>
          </table:table-cell>
          <table:table-cell office:value-type="float" office:value="40.166331362257878" table:style-name="ce28">
            <text:p>40,2</text:p>
          </table:table-cell>
          <table:table-cell office:value-type="float" office:value="36.483061765908495" table:style-name="ce28">
            <text:p>36,5</text:p>
          </table:table-cell>
          <table:table-cell table:number-columns-repeated="16373"/>
        </table:table-row>
        <table:table-row table:style-name="ro7">
          <table:table-cell office:value-type="float" office:value="2007" table:style-name="ce23">
            <text:p>2007</text:p>
          </table:table-cell>
          <table:table-cell office:value-type="float" office:value="42.291780470811183" table:style-name="ce28">
            <text:p>42,3</text:p>
          </table:table-cell>
          <table:table-cell office:value-type="float" office:value="48.427668837933837" table:style-name="ce28">
            <text:p>48,4</text:p>
          </table:table-cell>
          <table:table-cell office:value-type="float" office:value="44.080407646308764" table:style-name="ce28">
            <text:p>44,1</text:p>
          </table:table-cell>
          <table:table-cell office:value-type="float" office:value="46.757935689917105" table:style-name="ce28">
            <text:p>46,8</text:p>
          </table:table-cell>
          <table:table-cell office:value-type="float" office:value="43.353084759761416" table:style-name="ce28">
            <text:p>43,4</text:p>
          </table:table-cell>
          <table:table-cell office:value-type="float" office:value="39.788488911714317" table:style-name="ce28">
            <text:p>39,8</text:p>
          </table:table-cell>
          <table:table-cell office:value-type="float" office:value="43.127482972712251" table:style-name="ce28">
            <text:p>43,1</text:p>
          </table:table-cell>
          <table:table-cell office:value-type="float" office:value="40.938101188181584" table:style-name="ce28">
            <text:p>40,9</text:p>
          </table:table-cell>
          <table:table-cell office:value-type="float" office:value="40.913176976325282" table:style-name="ce28">
            <text:p>40,9</text:p>
          </table:table-cell>
          <table:table-cell office:value-type="float" office:value="36.508803421213095" table:style-name="ce28">
            <text:p>36,5</text:p>
          </table:table-cell>
          <table:table-cell table:number-columns-repeated="16373"/>
        </table:table-row>
        <table:table-row table:style-name="ro7">
          <table:table-cell office:value-type="float" office:value="2008" table:style-name="ce23">
            <text:p>2008</text:p>
          </table:table-cell>
          <table:table-cell office:value-type="float" office:value="42.595472057602521" table:style-name="ce28">
            <text:p>42,6</text:p>
          </table:table-cell>
          <table:table-cell office:value-type="float" office:value="49.829262612908558" table:style-name="ce28">
            <text:p>49,8</text:p>
          </table:table-cell>
          <table:table-cell office:value-type="float" office:value="44.001004475697442" table:style-name="ce28">
            <text:p>44,0</text:p>
          </table:table-cell>
          <table:table-cell office:value-type="float" office:value="46.682219947213333" table:style-name="ce28">
            <text:p>46,7</text:p>
          </table:table-cell>
          <table:table-cell office:value-type="float" office:value="43.394605169675174" table:style-name="ce28">
            <text:p>43,4</text:p>
          </table:table-cell>
          <table:table-cell office:value-type="float" office:value="40.438603537195256" table:style-name="ce28">
            <text:p>40,4</text:p>
          </table:table-cell>
          <table:table-cell office:value-type="float" office:value="43.813235345125698" table:style-name="ce28">
            <text:p>43,8</text:p>
          </table:table-cell>
          <table:table-cell office:value-type="float" office:value="41.139208255156547" table:style-name="ce28">
            <text:p>41,1</text:p>
          </table:table-cell>
          <table:table-cell office:value-type="float" office:value="40.905201100956809" table:style-name="ce28">
            <text:p>40,9</text:p>
          </table:table-cell>
          <table:table-cell office:value-type="float" office:value="37.077959631540111" table:style-name="ce28">
            <text:p>37,1</text:p>
          </table:table-cell>
          <table:table-cell table:number-columns-repeated="16373"/>
        </table:table-row>
        <table:table-row table:style-name="ro7">
          <table:table-cell office:value-type="float" office:value="2009" table:style-name="ce23">
            <text:p>2009</text:p>
          </table:table-cell>
          <table:table-cell office:value-type="float" office:value="42.920708830726205" table:style-name="ce28">
            <text:p>42,9</text:p>
          </table:table-cell>
          <table:table-cell office:value-type="float" office:value="49.752614019876468" table:style-name="ce28">
            <text:p>49,8</text:p>
          </table:table-cell>
          <table:table-cell office:value-type="float" office:value="45.385211482835679" table:style-name="ce28">
            <text:p>45,4</text:p>
          </table:table-cell>
          <table:table-cell office:value-type="float" office:value="47.164392550815712" table:style-name="ce28">
            <text:p>47,2</text:p>
          </table:table-cell>
          <table:table-cell office:value-type="float" office:value="43.738880323630632" table:style-name="ce28">
            <text:p>43,7</text:p>
          </table:table-cell>
          <table:table-cell office:value-type="float" office:value="39.848794642284098" table:style-name="ce28">
            <text:p>39,8</text:p>
          </table:table-cell>
          <table:table-cell office:value-type="float" office:value="44.400251374819774" table:style-name="ce28">
            <text:p>44,4</text:p>
          </table:table-cell>
          <table:table-cell office:value-type="float" office:value="41.102512656640357" table:style-name="ce28">
            <text:p>41,1</text:p>
          </table:table-cell>
          <table:table-cell office:value-type="float" office:value="41.419646614436843" table:style-name="ce28">
            <text:p>41,4</text:p>
          </table:table-cell>
          <table:table-cell office:value-type="float" office:value="37.173061144405573" table:style-name="ce28">
            <text:p>37,2</text:p>
          </table:table-cell>
          <table:table-cell table:number-columns-repeated="16373"/>
        </table:table-row>
        <table:table-row table:style-name="ro7">
          <table:table-cell office:value-type="float" office:value="2010" table:style-name="ce23">
            <text:p>2010</text:p>
          </table:table-cell>
          <table:table-cell office:value-type="float" office:value="43.405002828546316" table:style-name="ce28">
            <text:p>43,4</text:p>
          </table:table-cell>
          <table:table-cell office:value-type="float" office:value="50.342517891234351" table:style-name="ce28">
            <text:p>50,3</text:p>
          </table:table-cell>
          <table:table-cell office:value-type="float" office:value="46.016398785975134" table:style-name="ce28">
            <text:p>46,0</text:p>
          </table:table-cell>
          <table:table-cell office:value-type="float" office:value="47.921972099404044" table:style-name="ce28">
            <text:p>47,9</text:p>
          </table:table-cell>
          <table:table-cell office:value-type="float" office:value="44.583424145601761" table:style-name="ce28">
            <text:p>44,6</text:p>
          </table:table-cell>
          <table:table-cell office:value-type="float" office:value="40.753228961634584" table:style-name="ce28">
            <text:p>40,8</text:p>
          </table:table-cell>
          <table:table-cell office:value-type="float" office:value="44.404266439592952" table:style-name="ce28">
            <text:p>44,4</text:p>
          </table:table-cell>
          <table:table-cell office:value-type="float" office:value="41.595288357325003" table:style-name="ce28">
            <text:p>41,6</text:p>
          </table:table-cell>
          <table:table-cell office:value-type="float" office:value="41.714409453600801" table:style-name="ce28">
            <text:p>41,7</text:p>
          </table:table-cell>
          <table:table-cell office:value-type="float" office:value="37.310171687006402" table:style-name="ce28">
            <text:p>37,3</text:p>
          </table:table-cell>
          <table:table-cell table:number-columns-repeated="16373"/>
        </table:table-row>
        <table:table-row table:style-name="ro7">
          <table:table-cell office:value-type="float" office:value="2011" table:style-name="ce23">
            <text:p>2011</text:p>
          </table:table-cell>
          <table:table-cell office:value-type="float" office:value="43.732026724781456" table:style-name="ce28">
            <text:p>43,7</text:p>
          </table:table-cell>
          <table:table-cell office:value-type="float" office:value="51.169923150606984" table:style-name="ce28">
            <text:p>51,2</text:p>
          </table:table-cell>
          <table:table-cell office:value-type="float" office:value="46.434905782782273" table:style-name="ce28">
            <text:p>46,4</text:p>
          </table:table-cell>
          <table:table-cell office:value-type="float" office:value="48.371393707288384" table:style-name="ce28">
            <text:p>48,4</text:p>
          </table:table-cell>
          <table:table-cell office:value-type="float" office:value="45.291763400886019" table:style-name="ce28">
            <text:p>45,3</text:p>
          </table:table-cell>
          <table:table-cell office:value-type="float" office:value="41.028785165313899" table:style-name="ce28">
            <text:p>41,0</text:p>
          </table:table-cell>
          <table:table-cell office:value-type="float" office:value="44.538805763120287" table:style-name="ce28">
            <text:p>44,5</text:p>
          </table:table-cell>
          <table:table-cell office:value-type="float" office:value="42.555920808039716" table:style-name="ce28">
            <text:p>42,6</text:p>
          </table:table-cell>
          <table:table-cell office:value-type="float" office:value="41.79750110384083" table:style-name="ce28">
            <text:p>41,8</text:p>
          </table:table-cell>
          <table:table-cell office:value-type="float" office:value="37.068073111470682" table:style-name="ce28">
            <text:p>37,1</text:p>
          </table:table-cell>
          <table:table-cell table:number-columns-repeated="16373"/>
        </table:table-row>
        <table:table-row table:style-name="ro7">
          <table:table-cell office:value-type="float" office:value="2012" table:style-name="ce23">
            <text:p>2012</text:p>
          </table:table-cell>
          <table:table-cell office:value-type="float" office:value="43.977747087106884" table:style-name="ce28">
            <text:p>44,0</text:p>
          </table:table-cell>
          <table:table-cell office:value-type="float" office:value="51.081097357697658" table:style-name="ce28">
            <text:p>51,1</text:p>
          </table:table-cell>
          <table:table-cell office:value-type="float" office:value="46.667508527059191" table:style-name="ce28">
            <text:p>46,7</text:p>
          </table:table-cell>
          <table:table-cell office:value-type="float" office:value="47.86136665569817" table:style-name="ce28">
            <text:p>47,9</text:p>
          </table:table-cell>
          <table:table-cell office:value-type="float" office:value="45.472005520195303" table:style-name="ce28">
            <text:p>45,5</text:p>
          </table:table-cell>
          <table:table-cell office:value-type="float" office:value="41.22639696720033" table:style-name="ce28">
            <text:p>41,2</text:p>
          </table:table-cell>
          <table:table-cell office:value-type="float" office:value="45.469524015717312" table:style-name="ce28">
            <text:p>45,5</text:p>
          </table:table-cell>
          <table:table-cell office:value-type="float" office:value="42.350440469491708" table:style-name="ce28">
            <text:p>42,4</text:p>
          </table:table-cell>
          <table:table-cell office:value-type="float" office:value="42.593321497481789" table:style-name="ce28">
            <text:p>42,6</text:p>
          </table:table-cell>
          <table:table-cell office:value-type="float" office:value="37.798647262518564" table:style-name="ce28">
            <text:p>37,8</text:p>
          </table:table-cell>
          <table:table-cell table:number-columns-repeated="16373"/>
        </table:table-row>
        <table:table-row table:style-name="ro7">
          <table:table-cell office:value-type="float" office:value="2013" table:style-name="ce23">
            <text:p>2013</text:p>
          </table:table-cell>
          <table:table-cell office:value-type="float" office:value="44.41593064146101" table:style-name="ce28">
            <text:p>44,4</text:p>
          </table:table-cell>
          <table:table-cell office:value-type="float" office:value="52.749436114083927" table:style-name="ce28">
            <text:p>52,7</text:p>
          </table:table-cell>
          <table:table-cell office:value-type="float" office:value="47.167842266518299" table:style-name="ce28">
            <text:p>47,2</text:p>
          </table:table-cell>
          <table:table-cell office:value-type="float" office:value="48.504566169245358" table:style-name="ce28">
            <text:p>48,5</text:p>
          </table:table-cell>
          <table:table-cell office:value-type="float" office:value="46.354898983295392" table:style-name="ce28">
            <text:p>46,4</text:p>
          </table:table-cell>
          <table:table-cell office:value-type="float" office:value="41.462018898738123" table:style-name="ce28">
            <text:p>41,5</text:p>
          </table:table-cell>
          <table:table-cell office:value-type="float" office:value="45.936810972127205" table:style-name="ce28">
            <text:p>45,9</text:p>
          </table:table-cell>
          <table:table-cell office:value-type="float" office:value="42.449415591350899" table:style-name="ce28">
            <text:p>42,4</text:p>
          </table:table-cell>
          <table:table-cell office:value-type="float" office:value="42.927009432222" table:style-name="ce28">
            <text:p>42,9</text:p>
          </table:table-cell>
          <table:table-cell office:value-type="float" office:value="37.747024928757952" table:style-name="ce28">
            <text:p>37,7</text:p>
          </table:table-cell>
          <table:table-cell table:number-columns-repeated="16373"/>
        </table:table-row>
        <table:table-row table:style-name="ro7">
          <table:table-cell office:value-type="float" office:value="2014" table:style-name="ce23">
            <text:p>2014</text:p>
          </table:table-cell>
          <table:table-cell office:value-type="float" office:value="44.667267586434349" table:style-name="ce28">
            <text:p>44,7</text:p>
          </table:table-cell>
          <table:table-cell office:value-type="float" office:value="51.528683980644161" table:style-name="ce28">
            <text:p>51,5</text:p>
          </table:table-cell>
          <table:table-cell office:value-type="float" office:value="47.963467866836517" table:style-name="ce28">
            <text:p>48,0</text:p>
          </table:table-cell>
          <table:table-cell office:value-type="float" office:value="49.105395910390158" table:style-name="ce28">
            <text:p>49,1</text:p>
          </table:table-cell>
          <table:table-cell office:value-type="float" office:value="46.649250336535573" table:style-name="ce28">
            <text:p>46,6</text:p>
          </table:table-cell>
          <table:table-cell office:value-type="float" office:value="41.641692703191659" table:style-name="ce28">
            <text:p>41,6</text:p>
          </table:table-cell>
          <table:table-cell office:value-type="float" office:value="46.261981129858974" table:style-name="ce28">
            <text:p>46,3</text:p>
          </table:table-cell>
          <table:table-cell office:value-type="float" office:value="42.936336272148658" table:style-name="ce28">
            <text:p>42,9</text:p>
          </table:table-cell>
          <table:table-cell office:value-type="float" office:value="42.783518026508403" table:style-name="ce28">
            <text:p>42,8</text:p>
          </table:table-cell>
          <table:table-cell office:value-type="float" office:value="37.75114272590141" table:style-name="ce28">
            <text:p>37,8</text:p>
          </table:table-cell>
          <table:table-cell table:number-columns-repeated="16373"/>
        </table:table-row>
        <table:table-row table:style-name="ro7">
          <table:table-cell office:value-type="float" office:value="2015" table:style-name="ce23">
            <text:p>2015</text:p>
          </table:table-cell>
          <table:table-cell office:value-type="float" office:value="44.589489317029255" table:style-name="ce28">
            <text:p>44,6</text:p>
          </table:table-cell>
          <table:table-cell office:value-type="float" office:value="52.256388917912261" table:style-name="ce28">
            <text:p>52,3</text:p>
          </table:table-cell>
          <table:table-cell office:value-type="float" office:value="48.089954509331534" table:style-name="ce28">
            <text:p>48,1</text:p>
          </table:table-cell>
          <table:table-cell office:value-type="float" office:value="49.53393321328339" table:style-name="ce28">
            <text:p>49,5</text:p>
          </table:table-cell>
          <table:table-cell office:value-type="float" office:value="46.86449259270524" table:style-name="ce28">
            <text:p>46,9</text:p>
          </table:table-cell>
          <table:table-cell office:value-type="float" office:value="41.754699856342882" table:style-name="ce28">
            <text:p>41,8</text:p>
          </table:table-cell>
          <table:table-cell office:value-type="float" office:value="45.979814537420026" table:style-name="ce28">
            <text:p>46,0</text:p>
          </table:table-cell>
          <table:table-cell office:value-type="float" office:value="43.604862658237288" table:style-name="ce28">
            <text:p>43,6</text:p>
          </table:table-cell>
          <table:table-cell office:value-type="float" office:value="43.145259185777945" table:style-name="ce28">
            <text:p>43,1</text:p>
          </table:table-cell>
          <table:table-cell office:value-type="float" office:value="36.551149496893565" table:style-name="ce28">
            <text:p>36,6</text:p>
          </table:table-cell>
          <table:table-cell table:number-columns-repeated="16373"/>
        </table:table-row>
        <table:table-row table:style-name="ro7">
          <table:table-cell office:value-type="float" office:value="2016" table:style-name="ce23">
            <text:p>2016</text:p>
          </table:table-cell>
          <table:table-cell office:value-type="float" office:value="44.640870946844892" table:style-name="ce28">
            <text:p>44,6</text:p>
          </table:table-cell>
          <table:table-cell office:value-type="float" office:value="52.631944948694169" table:style-name="ce28">
            <text:p>52,6</text:p>
          </table:table-cell>
          <table:table-cell office:value-type="float" office:value="47.956845613992222" table:style-name="ce28">
            <text:p>48,0</text:p>
          </table:table-cell>
          <table:table-cell office:value-type="float" office:value="49.981288127600365" table:style-name="ce28">
            <text:p>50,0</text:p>
          </table:table-cell>
          <table:table-cell office:value-type="float" office:value="46.695398085304014" table:style-name="ce28">
            <text:p>46,7</text:p>
          </table:table-cell>
          <table:table-cell office:value-type="float" office:value="41.891204614552315" table:style-name="ce28">
            <text:p>41,9</text:p>
          </table:table-cell>
          <table:table-cell office:value-type="float" office:value="46.445014683202594" table:style-name="ce28">
            <text:p>46,4</text:p>
          </table:table-cell>
          <table:table-cell office:value-type="float" office:value="43.1130053745607" table:style-name="ce28">
            <text:p>43,1</text:p>
          </table:table-cell>
          <table:table-cell office:value-type="float" office:value="42.614730604546779" table:style-name="ce28">
            <text:p>42,6</text:p>
          </table:table-cell>
          <table:table-cell office:value-type="float" office:value="36.569920281527786" table:style-name="ce28">
            <text:p>36,6</text:p>
          </table:table-cell>
          <table:table-cell table:number-columns-repeated="16373"/>
        </table:table-row>
        <table:table-row table:style-name="ro7">
          <table:table-cell office:value-type="float" office:value="2017" table:style-name="ce23">
            <text:p>2017</text:p>
          </table:table-cell>
          <table:table-cell office:value-type="float" office:value="44.832345497603811" table:style-name="ce28">
            <text:p>44,8</text:p>
          </table:table-cell>
          <table:table-cell office:value-type="float" office:value="53.605164159855839" table:style-name="ce28">
            <text:p>53,6</text:p>
          </table:table-cell>
          <table:table-cell office:value-type="float" office:value="48.761059253175375" table:style-name="ce28">
            <text:p>48,8</text:p>
          </table:table-cell>
          <table:table-cell office:value-type="float" office:value="50.080598265308751" table:style-name="ce28">
            <text:p>50,1</text:p>
          </table:table-cell>
          <table:table-cell office:value-type="float" office:value="46.439964577276754" table:style-name="ce28">
            <text:p>46,4</text:p>
          </table:table-cell>
          <table:table-cell office:value-type="float" office:value="42.322430593117247" table:style-name="ce28">
            <text:p>42,3</text:p>
          </table:table-cell>
          <table:table-cell office:value-type="float" office:value="46.855213506725981" table:style-name="ce28">
            <text:p>46,9</text:p>
          </table:table-cell>
          <table:table-cell office:value-type="float" office:value="43.422230250737812" table:style-name="ce28">
            <text:p>43,4</text:p>
          </table:table-cell>
          <table:table-cell office:value-type="float" office:value="42.694264963419741" table:style-name="ce28">
            <text:p>42,7</text:p>
          </table:table-cell>
          <table:table-cell office:value-type="float" office:value="36.728250044638756" table:style-name="ce28">
            <text:p>36,7</text:p>
          </table:table-cell>
          <table:table-cell table:number-columns-repeated="16373"/>
        </table:table-row>
        <table:table-row table:style-name="ro7">
          <table:table-cell office:value-type="float" office:value="2018" table:style-name="ce23">
            <text:p>2018</text:p>
          </table:table-cell>
          <table:table-cell office:value-type="float" office:value="45.150402843612724" table:style-name="ce22">
            <text:p>45,2</text:p>
          </table:table-cell>
          <table:table-cell office:value-type="float" office:value="53.708586538163289" table:style-name="ce22">
            <text:p>53,7</text:p>
          </table:table-cell>
          <table:table-cell office:value-type="float" office:value="49.420374182248104" table:style-name="ce22">
            <text:p>49,4</text:p>
          </table:table-cell>
          <table:table-cell office:value-type="float" office:value="51.16553164540354" table:style-name="ce22">
            <text:p>51,2</text:p>
          </table:table-cell>
          <table:table-cell office:value-type="float" office:value="47.140195939707979" table:style-name="ce22">
            <text:p>47,1</text:p>
          </table:table-cell>
          <table:table-cell office:value-type="float" office:value="42.628510159524531" table:style-name="ce22">
            <text:p>42,6</text:p>
          </table:table-cell>
          <table:table-cell office:value-type="float" office:value="47.076240967468358" table:style-name="ce22">
            <text:p>47,1</text:p>
          </table:table-cell>
          <table:table-cell office:value-type="float" office:value="43.25518918088126" table:style-name="ce22">
            <text:p>43,3</text:p>
          </table:table-cell>
          <table:table-cell office:value-type="float" office:value="42.860193826840145" table:style-name="ce22">
            <text:p>42,9</text:p>
          </table:table-cell>
          <table:table-cell office:value-type="float" office:value="36.341483633594123" table:style-name="ce22">
            <text:p>36,3</text:p>
          </table:table-cell>
          <table:table-cell table:number-columns-repeated="16373"/>
        </table:table-row>
        <table:table-row table:style-name="ro7">
          <table:table-cell office:value-type="float" office:value="2019" table:style-name="ce23">
            <text:p>2019</text:p>
          </table:table-cell>
          <table:table-cell office:value-type="float" office:value="45.308755463566882" table:style-name="ce22">
            <text:p>45,3</text:p>
          </table:table-cell>
          <table:table-cell office:value-type="float" office:value="53.992015237191389" table:style-name="ce22">
            <text:p>54,0</text:p>
          </table:table-cell>
          <table:table-cell office:value-type="float" office:value="49.704322021377301" table:style-name="ce22">
            <text:p>49,7</text:p>
          </table:table-cell>
          <table:table-cell office:value-type="float" office:value="51.111671674209063" table:style-name="ce22">
            <text:p>51,1</text:p>
          </table:table-cell>
          <table:table-cell office:value-type="float" office:value="47.797988447976067" table:style-name="ce22">
            <text:p>47,8</text:p>
          </table:table-cell>
          <table:table-cell office:value-type="float" office:value="43.005167507584964" table:style-name="ce22">
            <text:p>43,0</text:p>
          </table:table-cell>
          <table:table-cell office:value-type="float" office:value="47.50444152267157" table:style-name="ce22">
            <text:p>47,5</text:p>
          </table:table-cell>
          <table:table-cell office:value-type="float" office:value="43.231934608368128" table:style-name="ce22">
            <text:p>43,2</text:p>
          </table:table-cell>
          <table:table-cell office:value-type="float" office:value="42.782555342603771" table:style-name="ce22">
            <text:p>42,8</text:p>
          </table:table-cell>
          <table:table-cell office:value-type="float" office:value="36.12936746243485" table:style-name="ce22">
            <text:p>36,1</text:p>
          </table:table-cell>
          <table:table-cell table:number-columns-repeated="16373"/>
        </table:table-row>
        <table:table-row table:style-name="ro7">
          <table:table-cell office:value-type="float" office:value="2020" table:style-name="ce23">
            <text:p>2020</text:p>
          </table:table-cell>
          <table:table-cell office:value-type="float" office:value="45.467248673894836" table:style-name="ce22">
            <text:p>45,5</text:p>
          </table:table-cell>
          <table:table-cell office:value-type="float" office:value="54.43819577258369" table:style-name="ce22">
            <text:p>54,4</text:p>
          </table:table-cell>
          <table:table-cell office:value-type="float" office:value="50.060128511912701" table:style-name="ce22">
            <text:p>50,1</text:p>
          </table:table-cell>
          <table:table-cell office:value-type="float" office:value="50.887906855768065" table:style-name="ce22">
            <text:p>50,9</text:p>
          </table:table-cell>
          <table:table-cell office:value-type="float" office:value="47.371772667321544" table:style-name="ce22">
            <text:p>47,4</text:p>
          </table:table-cell>
          <table:table-cell office:value-type="float" office:value="42.951684468080522" table:style-name="ce22">
            <text:p>43,0</text:p>
          </table:table-cell>
          <table:table-cell office:value-type="float" office:value="47.962132018640297" table:style-name="ce22">
            <text:p>48,0</text:p>
          </table:table-cell>
          <table:table-cell office:value-type="float" office:value="44.096330084733246" table:style-name="ce22">
            <text:p>44,1</text:p>
          </table:table-cell>
          <table:table-cell office:value-type="float" office:value="42.79576526830693" table:style-name="ce22">
            <text:p>42,8</text:p>
          </table:table-cell>
          <table:table-cell office:value-type="float" office:value="36.617511959479529" table:style-name="ce22">
            <text:p>36,6</text:p>
          </table:table-cell>
          <table:table-cell table:number-columns-repeated="16373"/>
        </table:table-row>
        <table:table-row table:style-name="ro8">
          <table:table-cell office:value-type="string" table:style-name="ce29">
            <text:p>2021<text:span text:style-name="T1">1</text:span></text:p>
          </table:table-cell>
          <table:table-cell office:value-type="float" office:value="46.33445477213445" table:style-name="ce22">
            <text:p>46,3</text:p>
          </table:table-cell>
          <table:table-cell office:value-type="float" office:value="55.796353890565577" table:style-name="ce22">
            <text:p>55,8</text:p>
          </table:table-cell>
          <table:table-cell office:value-type="float" office:value="50.652544404898912" table:style-name="ce22">
            <text:p>50,7</text:p>
          </table:table-cell>
          <table:table-cell office:value-type="float" office:value="52.337723286032627" table:style-name="ce22">
            <text:p>52,3</text:p>
          </table:table-cell>
          <table:table-cell office:value-type="float" office:value="48.467717542204028" table:style-name="ce22">
            <text:p>48,5</text:p>
          </table:table-cell>
          <table:table-cell office:value-type="float" office:value="43.513916915686146" table:style-name="ce22">
            <text:p>43,5</text:p>
          </table:table-cell>
          <table:table-cell office:value-type="float" office:value="49.21525610277444" table:style-name="ce22">
            <text:p>49,2</text:p>
          </table:table-cell>
          <table:table-cell office:value-type="float" office:value="44.612117168620436" table:style-name="ce22">
            <text:p>44,6</text:p>
          </table:table-cell>
          <table:table-cell office:value-type="float" office:value="43.473661640473708" table:style-name="ce22">
            <text:p>43,5</text:p>
          </table:table-cell>
          <table:table-cell office:value-type="float" office:value="36.824222521630105" table:style-name="ce22">
            <text:p>36,8</text:p>
          </table:table-cell>
          <table:table-cell table:number-columns-repeated="16373"/>
        </table:table-row>
        <table:table-row table:style-name="ro6">
          <table:table-cell table:style-name="ce23"/>
          <table:table-cell office:value-type="string" table:number-columns-spanned="10" table:number-rows-spanned="1" table:style-name="ce26">
            <text:p>Durchschnittliche Anzahl der Wohnräume pro Person</text:p>
          </table:table-cell>
          <table:covered-table-cell table:number-columns-repeated="9"/>
          <table:table-cell table:number-columns-repeated="16373"/>
        </table:table-row>
        <table:table-row table:style-name="ro7">
          <table:table-cell office:value-type="float" office:value="2004" table:style-name="ce23">
            <text:p>2004</text:p>
          </table:table-cell>
          <table:table-cell office:value-type="float" office:value="1.583152623054654" table:style-name="ce28">
            <text:p>1,6</text:p>
          </table:table-cell>
          <table:table-cell office:value-type="float" office:value="1.6777754464150472" table:style-name="ce28">
            <text:p>1,7</text:p>
          </table:table-cell>
          <table:table-cell office:value-type="float" office:value="1.6661288815714361" table:style-name="ce28">
            <text:p>1,7</text:p>
          </table:table-cell>
          <table:table-cell office:value-type="float" office:value="1.6451846999505866" table:style-name="ce28">
            <text:p>1,6</text:p>
          </table:table-cell>
          <table:table-cell office:value-type="float" office:value="1.6507218233849419" table:style-name="ce28">
            <text:p>1,7</text:p>
          </table:table-cell>
          <table:table-cell office:value-type="float" office:value="1.5992897893335873" table:style-name="ce28">
            <text:p>1,6</text:p>
          </table:table-cell>
          <table:table-cell office:value-type="float" office:value="1.6267042631511872" table:style-name="ce28">
            <text:p>1,6</text:p>
          </table:table-cell>
          <table:table-cell office:value-type="float" office:value="1.535187184934895" table:style-name="ce28">
            <text:p>1,5</text:p>
          </table:table-cell>
          <table:table-cell office:value-type="float" office:value="1.6574371509865213" table:style-name="ce28">
            <text:p>1,7</text:p>
          </table:table-cell>
          <table:table-cell office:value-type="float" office:value="1.3858779335698246" table:style-name="ce28">
            <text:p>1,4</text:p>
          </table:table-cell>
          <table:table-cell table:number-columns-repeated="16373"/>
        </table:table-row>
        <table:table-row table:style-name="ro7">
          <table:table-cell office:value-type="float" office:value="2005" table:style-name="ce23">
            <text:p>2005</text:p>
          </table:table-cell>
          <table:table-cell office:value-type="float" office:value="1.6571185763674863" table:style-name="ce28">
            <text:p>1,7</text:p>
          </table:table-cell>
          <table:table-cell office:value-type="float" office:value="1.75115917052392" table:style-name="ce28">
            <text:p>1,8</text:p>
          </table:table-cell>
          <table:table-cell office:value-type="float" office:value="1.7088313162811457" table:style-name="ce28">
            <text:p>1,7</text:p>
          </table:table-cell>
          <table:table-cell office:value-type="float" office:value="1.7328225076773236" table:style-name="ce28">
            <text:p>1,7</text:p>
          </table:table-cell>
          <table:table-cell office:value-type="float" office:value="1.7392677073661695" table:style-name="ce28">
            <text:p>1,7</text:p>
          </table:table-cell>
          <table:table-cell office:value-type="float" office:value="1.6657016988696125" table:style-name="ce28">
            <text:p>1,7</text:p>
          </table:table-cell>
          <table:table-cell office:value-type="float" office:value="1.7148300684870481" table:style-name="ce28">
            <text:p>1,7</text:p>
          </table:table-cell>
          <table:table-cell office:value-type="float" office:value="1.5975841182251023" table:style-name="ce28">
            <text:p>1,6</text:p>
          </table:table-cell>
          <table:table-cell office:value-type="float" office:value="1.7396943412921697" table:style-name="ce28">
            <text:p>1,7</text:p>
          </table:table-cell>
          <table:table-cell office:value-type="float" office:value="1.4417464728300655" table:style-name="ce28">
            <text:p>1,4</text:p>
          </table:table-cell>
          <table:table-cell table:number-columns-repeated="16373"/>
        </table:table-row>
        <table:table-row table:style-name="ro7">
          <table:table-cell office:value-type="float" office:value="2006" table:style-name="ce23">
            <text:p>2006</text:p>
          </table:table-cell>
          <table:table-cell office:value-type="float" office:value="1.7733251410181463" table:style-name="ce28">
            <text:p>1,8</text:p>
          </table:table-cell>
          <table:table-cell office:value-type="float" office:value="1.8863230575912753" table:style-name="ce28">
            <text:p>1,9</text:p>
          </table:table-cell>
          <table:table-cell office:value-type="float" office:value="1.8219370327002975" table:style-name="ce28">
            <text:p>1,8</text:p>
          </table:table-cell>
          <table:table-cell office:value-type="float" office:value="1.8828821421527779" table:style-name="ce28">
            <text:p>1,9</text:p>
          </table:table-cell>
          <table:table-cell office:value-type="float" office:value="1.8475018629975515" table:style-name="ce28">
            <text:p>1,8</text:p>
          </table:table-cell>
          <table:table-cell office:value-type="float" office:value="1.70014172122542" table:style-name="ce28">
            <text:p>1,7</text:p>
          </table:table-cell>
          <table:table-cell office:value-type="float" office:value="1.8257511928959986" table:style-name="ce28">
            <text:p>1,8</text:p>
          </table:table-cell>
          <table:table-cell office:value-type="float" office:value="1.6875543158743385" table:style-name="ce28">
            <text:p>1,7</text:p>
          </table:table-cell>
          <table:table-cell office:value-type="float" office:value="1.7819990969783206" table:style-name="ce28">
            <text:p>1,8</text:p>
          </table:table-cell>
          <table:table-cell office:value-type="float" office:value="1.5884770721466255" table:style-name="ce28">
            <text:p>1,6</text:p>
          </table:table-cell>
          <table:table-cell table:number-columns-repeated="16373"/>
        </table:table-row>
        <table:table-row table:style-name="ro7">
          <table:table-cell office:value-type="float" office:value="2007" table:style-name="ce23">
            <text:p>2007</text:p>
          </table:table-cell>
          <table:table-cell office:value-type="float" office:value="1.805949864281263" table:style-name="ce28">
            <text:p>1,8</text:p>
          </table:table-cell>
          <table:table-cell office:value-type="float" office:value="1.928629547970272" table:style-name="ce28">
            <text:p>1,9</text:p>
          </table:table-cell>
          <table:table-cell office:value-type="float" office:value="1.8519120193514214" table:style-name="ce28">
            <text:p>1,9</text:p>
          </table:table-cell>
          <table:table-cell office:value-type="float" office:value="1.915546143900525" table:style-name="ce28">
            <text:p>1,9</text:p>
          </table:table-cell>
          <table:table-cell office:value-type="float" office:value="1.8621141422223726" table:style-name="ce28">
            <text:p>1,9</text:p>
          </table:table-cell>
          <table:table-cell office:value-type="float" office:value="1.7121524508052548" table:style-name="ce28">
            <text:p>1,7</text:p>
          </table:table-cell>
          <table:table-cell office:value-type="float" office:value="1.862780701865866" table:style-name="ce28">
            <text:p>1,9</text:p>
          </table:table-cell>
          <table:table-cell office:value-type="float" office:value="1.74439105923843" table:style-name="ce28">
            <text:p>1,7</text:p>
          </table:table-cell>
          <table:table-cell office:value-type="float" office:value="1.8098227173239072" table:style-name="ce28">
            <text:p>1,8</text:p>
          </table:table-cell>
          <table:table-cell office:value-type="float" office:value="1.6300525496016463" table:style-name="ce28">
            <text:p>1,6</text:p>
          </table:table-cell>
          <table:table-cell table:number-columns-repeated="16373"/>
        </table:table-row>
        <table:table-row table:style-name="ro7">
          <table:table-cell office:value-type="float" office:value="2008" table:style-name="ce23">
            <text:p>2008</text:p>
          </table:table-cell>
          <table:table-cell office:value-type="float" office:value="1.8115134822352363" table:style-name="ce28">
            <text:p>1,8</text:p>
          </table:table-cell>
          <table:table-cell office:value-type="float" office:value="1.9443162490105586" table:style-name="ce28">
            <text:p>1,9</text:p>
          </table:table-cell>
          <table:table-cell office:value-type="float" office:value="1.8469246600616303" table:style-name="ce28">
            <text:p>1,8</text:p>
          </table:table-cell>
          <table:table-cell office:value-type="float" office:value="1.9071583075890142" table:style-name="ce28">
            <text:p>1,9</text:p>
          </table:table-cell>
          <table:table-cell office:value-type="float" office:value="1.8672702674310679" table:style-name="ce28">
            <text:p>1,9</text:p>
          </table:table-cell>
          <table:table-cell office:value-type="float" office:value="1.7106832261208929" table:style-name="ce28">
            <text:p>1,7</text:p>
          </table:table-cell>
          <table:table-cell office:value-type="float" office:value="1.8738205195482995" table:style-name="ce28">
            <text:p>1,9</text:p>
          </table:table-cell>
          <table:table-cell office:value-type="float" office:value="1.7558379646838451" table:style-name="ce28">
            <text:p>1,8</text:p>
          </table:table-cell>
          <table:table-cell office:value-type="float" office:value="1.815807770429235" table:style-name="ce28">
            <text:p>1,8</text:p>
          </table:table-cell>
          <table:table-cell office:value-type="float" office:value="1.6473118215397391" table:style-name="ce28">
            <text:p>1,6</text:p>
          </table:table-cell>
          <table:table-cell table:number-columns-repeated="16373"/>
        </table:table-row>
        <table:table-row table:style-name="ro7">
          <table:table-cell office:value-type="float" office:value="2009" table:style-name="ce23">
            <text:p>2009</text:p>
          </table:table-cell>
          <table:table-cell office:value-type="float" office:value="1.8077868556844852" table:style-name="ce28">
            <text:p>1,8</text:p>
          </table:table-cell>
          <table:table-cell office:value-type="float" office:value="1.9476724917633073" table:style-name="ce28">
            <text:p>1,9</text:p>
          </table:table-cell>
          <table:table-cell office:value-type="float" office:value="1.8660434494535831" table:style-name="ce28">
            <text:p>1,9</text:p>
          </table:table-cell>
          <table:table-cell office:value-type="float" office:value="1.9130651793280742" table:style-name="ce28">
            <text:p>1,9</text:p>
          </table:table-cell>
          <table:table-cell office:value-type="float" office:value="1.8587073496529036" table:style-name="ce28">
            <text:p>1,9</text:p>
          </table:table-cell>
          <table:table-cell office:value-type="float" office:value="1.6897306784243771" table:style-name="ce28">
            <text:p>1,7</text:p>
          </table:table-cell>
          <table:table-cell office:value-type="float" office:value="1.8750481248937712" table:style-name="ce28">
            <text:p>1,9</text:p>
          </table:table-cell>
          <table:table-cell office:value-type="float" office:value="1.7327169932705344" table:style-name="ce28">
            <text:p>1,7</text:p>
          </table:table-cell>
          <table:table-cell office:value-type="float" office:value="1.8311111818751671" table:style-name="ce28">
            <text:p>1,8</text:p>
          </table:table-cell>
          <table:table-cell office:value-type="float" office:value="1.635856923754446" table:style-name="ce28">
            <text:p>1,6</text:p>
          </table:table-cell>
          <table:table-cell table:number-columns-repeated="16373"/>
        </table:table-row>
        <table:table-row table:style-name="ro7">
          <table:table-cell office:value-type="float" office:value="2010" table:style-name="ce23">
            <text:p>2010</text:p>
          </table:table-cell>
          <table:table-cell office:value-type="float" office:value="1.8276449071195022" table:style-name="ce28">
            <text:p>1,8</text:p>
          </table:table-cell>
          <table:table-cell office:value-type="float" office:value="1.9599143725474126" table:style-name="ce28">
            <text:p>2,0</text:p>
          </table:table-cell>
          <table:table-cell office:value-type="float" office:value="1.8871886712297741" table:style-name="ce28">
            <text:p>1,9</text:p>
          </table:table-cell>
          <table:table-cell office:value-type="float" office:value="1.9421299272412809" table:style-name="ce28">
            <text:p>1,9</text:p>
          </table:table-cell>
          <table:table-cell office:value-type="float" office:value="1.8722520348496492" table:style-name="ce28">
            <text:p>1,9</text:p>
          </table:table-cell>
          <table:table-cell office:value-type="float" office:value="1.7372573791162629" table:style-name="ce28">
            <text:p>1,7</text:p>
          </table:table-cell>
          <table:table-cell office:value-type="float" office:value="1.8879017789290489" table:style-name="ce28">
            <text:p>1,9</text:p>
          </table:table-cell>
          <table:table-cell office:value-type="float" office:value="1.7207468628200648" table:style-name="ce28">
            <text:p>1,7</text:p>
          </table:table-cell>
          <table:table-cell office:value-type="float" office:value="1.8234856225384655" table:style-name="ce28">
            <text:p>1,8</text:p>
          </table:table-cell>
          <table:table-cell office:value-type="float" office:value="1.6697134863613239" table:style-name="ce28">
            <text:p>1,7</text:p>
          </table:table-cell>
          <table:table-cell table:number-columns-repeated="16373"/>
        </table:table-row>
        <table:table-row table:style-name="ro7">
          <table:table-cell office:value-type="float" office:value="2011" table:style-name="ce23">
            <text:p>2011</text:p>
          </table:table-cell>
          <table:table-cell office:value-type="float" office:value="1.8366053619122975" table:style-name="ce28">
            <text:p>1,8</text:p>
          </table:table-cell>
          <table:table-cell office:value-type="float" office:value="1.9893247160633374" table:style-name="ce28">
            <text:p>2,0</text:p>
          </table:table-cell>
          <table:table-cell office:value-type="float" office:value="1.9114683934542005" table:style-name="ce28">
            <text:p>1,9</text:p>
          </table:table-cell>
          <table:table-cell office:value-type="float" office:value="1.9405187759873292" table:style-name="ce28">
            <text:p>1,9</text:p>
          </table:table-cell>
          <table:table-cell office:value-type="float" office:value="1.895786383393022" table:style-name="ce28">
            <text:p>1,9</text:p>
          </table:table-cell>
          <table:table-cell office:value-type="float" office:value="1.7260338845885741" table:style-name="ce28">
            <text:p>1,7</text:p>
          </table:table-cell>
          <table:table-cell office:value-type="float" office:value="1.8996359421428364" table:style-name="ce28">
            <text:p>1,9</text:p>
          </table:table-cell>
          <table:table-cell office:value-type="float" office:value="1.7484137766899308" table:style-name="ce28">
            <text:p>1,7</text:p>
          </table:table-cell>
          <table:table-cell office:value-type="float" office:value="1.8327969256717136" table:style-name="ce28">
            <text:p>1,8</text:p>
          </table:table-cell>
          <table:table-cell office:value-type="float" office:value="1.6656088616198319" table:style-name="ce28">
            <text:p>1,7</text:p>
          </table:table-cell>
          <table:table-cell table:number-columns-repeated="16373"/>
        </table:table-row>
        <table:table-row table:style-name="ro7">
          <table:table-cell office:value-type="float" office:value="2012" table:style-name="ce23">
            <text:p>2012</text:p>
          </table:table-cell>
          <table:table-cell office:value-type="float" office:value="1.8475919956795481" table:style-name="ce28">
            <text:p>1,8</text:p>
          </table:table-cell>
          <table:table-cell office:value-type="float" office:value="2.035527219856577" table:style-name="ce28">
            <text:p>2,0</text:p>
          </table:table-cell>
          <table:table-cell office:value-type="float" office:value="1.9289170107854141" table:style-name="ce28">
            <text:p>1,9</text:p>
          </table:table-cell>
          <table:table-cell office:value-type="float" office:value="1.9214494970459324" table:style-name="ce28">
            <text:p>1,9</text:p>
          </table:table-cell>
          <table:table-cell office:value-type="float" office:value="1.9090948223600761" table:style-name="ce28">
            <text:p>1,9</text:p>
          </table:table-cell>
          <table:table-cell office:value-type="float" office:value="1.7365409638226774" table:style-name="ce28">
            <text:p>1,7</text:p>
          </table:table-cell>
          <table:table-cell office:value-type="float" office:value="1.9280968894427344" table:style-name="ce28">
            <text:p>1,9</text:p>
          </table:table-cell>
          <table:table-cell office:value-type="float" office:value="1.7466412026265075" table:style-name="ce28">
            <text:p>1,7</text:p>
          </table:table-cell>
          <table:table-cell office:value-type="float" office:value="1.8718871711679446" table:style-name="ce28">
            <text:p>1,9</text:p>
          </table:table-cell>
          <table:table-cell office:value-type="float" office:value="1.6836743673320267" table:style-name="ce28">
            <text:p>1,7</text:p>
          </table:table-cell>
          <table:table-cell table:number-columns-repeated="16373"/>
        </table:table-row>
        <table:table-row table:style-name="ro7">
          <table:table-cell office:value-type="float" office:value="2013" table:style-name="ce23">
            <text:p>2013</text:p>
          </table:table-cell>
          <table:table-cell office:value-type="float" office:value="1.8420505384515939" table:style-name="ce28">
            <text:p>1,8</text:p>
          </table:table-cell>
          <table:table-cell office:value-type="float" office:value="2.0378572426911781" table:style-name="ce28">
            <text:p>2,0</text:p>
          </table:table-cell>
          <table:table-cell office:value-type="float" office:value="1.9393458501267524" table:style-name="ce28">
            <text:p>1,9</text:p>
          </table:table-cell>
          <table:table-cell office:value-type="float" office:value="1.9146534402938251" table:style-name="ce28">
            <text:p>1,9</text:p>
          </table:table-cell>
          <table:table-cell office:value-type="float" office:value="1.9054244995631797" table:style-name="ce28">
            <text:p>1,9</text:p>
          </table:table-cell>
          <table:table-cell office:value-type="float" office:value="1.7497321029669679" table:style-name="ce28">
            <text:p>1,7</text:p>
          </table:table-cell>
          <table:table-cell office:value-type="float" office:value="1.9141316891902165" table:style-name="ce28">
            <text:p>1,9</text:p>
          </table:table-cell>
          <table:table-cell office:value-type="float" office:value="1.7405162479563727" table:style-name="ce28">
            <text:p>1,7</text:p>
          </table:table-cell>
          <table:table-cell office:value-type="float" office:value="1.8749962627666952" table:style-name="ce28">
            <text:p>1,9</text:p>
          </table:table-cell>
          <table:table-cell office:value-type="float" office:value="1.6721967944617602" table:style-name="ce28">
            <text:p>1,7</text:p>
          </table:table-cell>
          <table:table-cell table:number-columns-repeated="16373"/>
        </table:table-row>
        <table:table-row table:style-name="ro7">
          <table:table-cell office:value-type="float" office:value="2014" table:style-name="ce23">
            <text:p>2014</text:p>
          </table:table-cell>
          <table:table-cell office:value-type="float" office:value="1.8054180002257314" table:style-name="ce28">
            <text:p>1,8</text:p>
          </table:table-cell>
          <table:table-cell office:value-type="float" office:value="1.9175971817780499" table:style-name="ce28">
            <text:p>1,9</text:p>
          </table:table-cell>
          <table:table-cell office:value-type="float" office:value="1.914613002588579" table:style-name="ce28">
            <text:p>1,9</text:p>
          </table:table-cell>
          <table:table-cell office:value-type="float" office:value="1.8827003344738409" table:style-name="ce28">
            <text:p>1,9</text:p>
          </table:table-cell>
          <table:table-cell office:value-type="float" office:value="1.8465292868959882" table:style-name="ce28">
            <text:p>1,8</text:p>
          </table:table-cell>
          <table:table-cell office:value-type="float" office:value="1.7566734234586803" table:style-name="ce28">
            <text:p>1,8</text:p>
          </table:table-cell>
          <table:table-cell office:value-type="float" office:value="1.8392902898252323" table:style-name="ce28">
            <text:p>1,8</text:p>
          </table:table-cell>
          <table:table-cell office:value-type="float" office:value="1.7294971013140241" table:style-name="ce28">
            <text:p>1,7</text:p>
          </table:table-cell>
          <table:table-cell office:value-type="float" office:value="1.7832480462804825" table:style-name="ce28">
            <text:p>1,8</text:p>
          </table:table-cell>
          <table:table-cell office:value-type="float" office:value="1.6756232112924463" table:style-name="ce28">
            <text:p>1,7</text:p>
          </table:table-cell>
          <table:table-cell table:number-columns-repeated="16373"/>
        </table:table-row>
        <table:table-row table:style-name="ro7">
          <table:table-cell office:value-type="float" office:value="2015" table:style-name="ce23">
            <text:p>2015</text:p>
          </table:table-cell>
          <table:table-cell office:value-type="float" office:value="1.8149576739487085" table:style-name="ce28">
            <text:p>1,8</text:p>
          </table:table-cell>
          <table:table-cell office:value-type="float" office:value="1.9357992577846821" table:style-name="ce28">
            <text:p>1,9</text:p>
          </table:table-cell>
          <table:table-cell office:value-type="float" office:value="1.9352828220362206" table:style-name="ce28">
            <text:p>1,9</text:p>
          </table:table-cell>
          <table:table-cell office:value-type="float" office:value="1.9122926065127559" table:style-name="ce28">
            <text:p>1,9</text:p>
          </table:table-cell>
          <table:table-cell office:value-type="float" office:value="1.8827098197516592" table:style-name="ce28">
            <text:p>1,9</text:p>
          </table:table-cell>
          <table:table-cell office:value-type="float" office:value="1.7663951538091096" table:style-name="ce28">
            <text:p>1,8</text:p>
          </table:table-cell>
          <table:table-cell office:value-type="float" office:value="1.838353039901496" table:style-name="ce28">
            <text:p>1,8</text:p>
          </table:table-cell>
          <table:table-cell office:value-type="float" office:value="1.7344652140790229" table:style-name="ce28">
            <text:p>1,7</text:p>
          </table:table-cell>
          <table:table-cell office:value-type="float" office:value="1.8232418557913217" table:style-name="ce28">
            <text:p>1,8</text:p>
          </table:table-cell>
          <table:table-cell office:value-type="float" office:value="1.6447853256113729" table:style-name="ce28">
            <text:p>1,6</text:p>
          </table:table-cell>
          <table:table-cell table:number-columns-repeated="16373"/>
        </table:table-row>
        <table:table-row table:style-name="ro7">
          <table:table-cell office:value-type="float" office:value="2016" table:style-name="ce23">
            <text:p>2016</text:p>
          </table:table-cell>
          <table:table-cell office:value-type="float" office:value="1.80996772066079" table:style-name="ce28">
            <text:p>1,8</text:p>
          </table:table-cell>
          <table:table-cell office:value-type="float" office:value="1.9450416746887944" table:style-name="ce28">
            <text:p>1,9</text:p>
          </table:table-cell>
          <table:table-cell office:value-type="float" office:value="1.9361856435534348" table:style-name="ce28">
            <text:p>1,9</text:p>
          </table:table-cell>
          <table:table-cell office:value-type="float" office:value="1.91165800195168" table:style-name="ce28">
            <text:p>1,9</text:p>
          </table:table-cell>
          <table:table-cell office:value-type="float" office:value="1.9100259554773154" table:style-name="ce28">
            <text:p>1,9</text:p>
          </table:table-cell>
          <table:table-cell office:value-type="float" office:value="1.7522263177857402" table:style-name="ce28">
            <text:p>1,8</text:p>
          </table:table-cell>
          <table:table-cell office:value-type="float" office:value="1.80280426046235" table:style-name="ce28">
            <text:p>1,8</text:p>
          </table:table-cell>
          <table:table-cell office:value-type="float" office:value="1.7288319764678199" table:style-name="ce28">
            <text:p>1,7</text:p>
          </table:table-cell>
          <table:table-cell office:value-type="float" office:value="1.7961537584648413" table:style-name="ce28">
            <text:p>1,8</text:p>
          </table:table-cell>
          <table:table-cell office:value-type="float" office:value="1.6366997626656477" table:style-name="ce28">
            <text:p>1,6</text:p>
          </table:table-cell>
          <table:table-cell table:number-columns-repeated="16373"/>
        </table:table-row>
        <table:table-row table:style-name="ro7">
          <table:table-cell office:value-type="float" office:value="2017" table:style-name="ce23">
            <text:p>2017</text:p>
          </table:table-cell>
          <table:table-cell office:value-type="float" office:value="1.8133695677290411" table:style-name="ce28">
            <text:p>1,8</text:p>
          </table:table-cell>
          <table:table-cell office:value-type="float" office:value="1.9613806567421685" table:style-name="ce28">
            <text:p>2,0</text:p>
          </table:table-cell>
          <table:table-cell office:value-type="float" office:value="1.9470391340186795" table:style-name="ce28">
            <text:p>1,9</text:p>
          </table:table-cell>
          <table:table-cell office:value-type="float" office:value="1.902693239353328" table:style-name="ce28">
            <text:p>1,9</text:p>
          </table:table-cell>
          <table:table-cell office:value-type="float" office:value="1.8995673494583225" table:style-name="ce28">
            <text:p>1,9</text:p>
          </table:table-cell>
          <table:table-cell office:value-type="float" office:value="1.7530837170354827" table:style-name="ce28">
            <text:p>1,8</text:p>
          </table:table-cell>
          <table:table-cell office:value-type="float" office:value="1.8290060462695736" table:style-name="ce28">
            <text:p>1,8</text:p>
          </table:table-cell>
          <table:table-cell office:value-type="float" office:value="1.7659768904422795" table:style-name="ce28">
            <text:p>1,8</text:p>
          </table:table-cell>
          <table:table-cell office:value-type="float" office:value="1.8014990529460617" table:style-name="ce28">
            <text:p>1,8</text:p>
          </table:table-cell>
          <table:table-cell office:value-type="float" office:value="1.6311913237986195" table:style-name="ce28">
            <text:p>1,6</text:p>
          </table:table-cell>
          <table:table-cell table:number-columns-repeated="16373"/>
        </table:table-row>
        <table:table-row table:style-name="ro7">
          <table:table-cell office:value-type="float" office:value="2018" table:style-name="ce23">
            <text:p>2018</text:p>
          </table:table-cell>
          <table:table-cell office:value-type="float" office:value="1.8096894236746368" table:style-name="ce22">
            <text:p>1,8</text:p>
          </table:table-cell>
          <table:table-cell office:value-type="float" office:value="1.9640976227339366" table:style-name="ce22">
            <text:p>2,0</text:p>
          </table:table-cell>
          <table:table-cell office:value-type="float" office:value="1.9560601194632734" table:style-name="ce22">
            <text:p>2,0</text:p>
          </table:table-cell>
          <table:table-cell office:value-type="float" office:value="1.9213787712889063" table:style-name="ce22">
            <text:p>1,9</text:p>
          </table:table-cell>
          <table:table-cell office:value-type="float" office:value="1.8787854548484917" table:style-name="ce22">
            <text:p>1,9</text:p>
          </table:table-cell>
          <table:table-cell office:value-type="float" office:value="1.7171536708700639" table:style-name="ce22">
            <text:p>1,7</text:p>
          </table:table-cell>
          <table:table-cell office:value-type="float" office:value="1.8421034932187996" table:style-name="ce22">
            <text:p>1,8</text:p>
          </table:table-cell>
          <table:table-cell office:value-type="float" office:value="1.7430786010028101" table:style-name="ce22">
            <text:p>1,7</text:p>
          </table:table-cell>
          <table:table-cell office:value-type="float" office:value="1.8033680216679484" table:style-name="ce22">
            <text:p>1,8</text:p>
          </table:table-cell>
          <table:table-cell office:value-type="float" office:value="1.6222577983643676" table:style-name="ce22">
            <text:p>1,6</text:p>
          </table:table-cell>
          <table:table-cell table:number-columns-repeated="16373"/>
        </table:table-row>
        <table:table-row table:style-name="ro7">
          <table:table-cell office:value-type="float" office:value="2019" table:style-name="ce23">
            <text:p>2019</text:p>
          </table:table-cell>
          <table:table-cell office:value-type="float" office:value="1.8107737333825091" table:style-name="ce22">
            <text:p>1,8</text:p>
          </table:table-cell>
          <table:table-cell office:value-type="float" office:value="1.9695782670608581" table:style-name="ce22">
            <text:p>2,0</text:p>
          </table:table-cell>
          <table:table-cell office:value-type="float" office:value="1.9238550213945549" table:style-name="ce22">
            <text:p>1,9</text:p>
          </table:table-cell>
          <table:table-cell office:value-type="float" office:value="1.902442938309318" table:style-name="ce22">
            <text:p>1,9</text:p>
          </table:table-cell>
          <table:table-cell office:value-type="float" office:value="1.9009242861220679" table:style-name="ce22">
            <text:p>1,9</text:p>
          </table:table-cell>
          <table:table-cell office:value-type="float" office:value="1.7289333946274719" table:style-name="ce22">
            <text:p>1,7</text:p>
          </table:table-cell>
          <table:table-cell office:value-type="float" office:value="1.8800047507335629" table:style-name="ce22">
            <text:p>1,9</text:p>
          </table:table-cell>
          <table:table-cell office:value-type="float" office:value="1.7412467641223388" table:style-name="ce22">
            <text:p>1,7</text:p>
          </table:table-cell>
          <table:table-cell office:value-type="float" office:value="1.7937799314993812" table:style-name="ce22">
            <text:p>1,8</text:p>
          </table:table-cell>
          <table:table-cell office:value-type="float" office:value="1.6101054415222871" table:style-name="ce22">
            <text:p>1,6</text:p>
          </table:table-cell>
          <table:table-cell table:number-columns-repeated="16373"/>
        </table:table-row>
        <table:table-row table:style-name="ro7">
          <table:table-cell office:value-type="float" office:value="2020" table:style-name="ce23">
            <text:p>2020</text:p>
          </table:table-cell>
          <table:table-cell office:value-type="float" office:value="1.815959145235678" table:style-name="ce22">
            <text:p>1,8</text:p>
          </table:table-cell>
          <table:table-cell office:value-type="float" office:value="1.9423474802733174" table:style-name="ce22">
            <text:p>1,9</text:p>
          </table:table-cell>
          <table:table-cell office:value-type="float" office:value="1.9493217523309636" table:style-name="ce22">
            <text:p>1,9</text:p>
          </table:table-cell>
          <table:table-cell office:value-type="float" office:value="1.9041018135072505" table:style-name="ce22">
            <text:p>1,9</text:p>
          </table:table-cell>
          <table:table-cell office:value-type="float" office:value="1.8975397332312505" table:style-name="ce22">
            <text:p>1,9</text:p>
          </table:table-cell>
          <table:table-cell office:value-type="float" office:value="1.7440773179066973" table:style-name="ce22">
            <text:p>1,7</text:p>
          </table:table-cell>
          <table:table-cell office:value-type="float" office:value="1.8882607769765389" table:style-name="ce22">
            <text:p>1,9</text:p>
          </table:table-cell>
          <table:table-cell office:value-type="float" office:value="1.7535426772599054" table:style-name="ce22">
            <text:p>1,8</text:p>
          </table:table-cell>
          <table:table-cell office:value-type="float" office:value="1.8053437426462566" table:style-name="ce22">
            <text:p>1,8</text:p>
          </table:table-cell>
          <table:table-cell office:value-type="float" office:value="1.6155112472061353" table:style-name="ce22">
            <text:p>1,6</text:p>
          </table:table-cell>
          <table:table-cell table:number-columns-repeated="16373"/>
        </table:table-row>
        <table:table-row table:style-name="ro8">
          <table:table-cell office:value-type="string" table:style-name="ce29">
            <text:p>2021<text:span text:style-name="T1">1</text:span></text:p>
          </table:table-cell>
          <table:table-cell office:value-type="float" office:value="1.767211985685051" table:style-name="ce22">
            <text:p>1,8</text:p>
          </table:table-cell>
          <table:table-cell office:value-type="float" office:value="1.9300495131005611" table:style-name="ce22">
            <text:p>1,9</text:p>
          </table:table-cell>
          <table:table-cell office:value-type="float" office:value="1.9155887253042516" table:style-name="ce22">
            <text:p>1,9</text:p>
          </table:table-cell>
          <table:table-cell office:value-type="float" office:value="1.9021842372696862" table:style-name="ce22">
            <text:p>1,9</text:p>
          </table:table-cell>
          <table:table-cell office:value-type="float" office:value="1.878405516415744" table:style-name="ce22">
            <text:p>1,9</text:p>
          </table:table-cell>
          <table:table-cell office:value-type="float" office:value="1.7232363164793409" table:style-name="ce22">
            <text:p>1,7</text:p>
          </table:table-cell>
          <table:table-cell office:value-type="float" office:value="1.8544750479498289" table:style-name="ce22">
            <text:p>1,9</text:p>
          </table:table-cell>
          <table:table-cell office:value-type="float" office:value="1.7273628708520539" table:style-name="ce22">
            <text:p>1,7</text:p>
          </table:table-cell>
          <table:table-cell office:value-type="float" office:value="1.7768450039265467" table:style-name="ce22">
            <text:p>1,8</text:p>
          </table:table-cell>
          <table:table-cell office:value-type="float" office:value="1.461150254143456" table:style-name="ce22">
            <text:p>1,5</text:p>
          </table:table-cell>
          <table:table-cell table:number-columns-repeated="16373"/>
        </table:table-row>
        <table:table-row table:style-name="ro6">
          <table:table-cell table:style-name="ce23"/>
          <table:table-cell office:value-type="string" table:number-columns-spanned="10" table:number-rows-spanned="1" table:style-name="ce26">
            <text:p>Anteil der Ein-Personenhaushalte in %</text:p>
          </table:table-cell>
          <table:covered-table-cell table:number-columns-repeated="9"/>
          <table:table-cell table:number-columns-repeated="16373"/>
        </table:table-row>
        <table:table-row table:style-name="ro7">
          <table:table-cell office:value-type="float" office:value="2004" table:style-name="ce23">
            <text:p>2004</text:p>
          </table:table-cell>
          <table:table-cell office:value-type="float" office:value="34.248657608118968" table:style-name="ce28">
            <text:p>34,2</text:p>
          </table:table-cell>
          <table:table-cell office:value-type="float" office:value="27.244329472924399" table:style-name="ce28">
            <text:p>27,2</text:p>
          </table:table-cell>
          <table:table-cell office:value-type="float" office:value="32.380454428457625" table:style-name="ce28">
            <text:p>32,4</text:p>
          </table:table-cell>
          <table:table-cell office:value-type="float" office:value="30.6370804072906" table:style-name="ce28">
            <text:p>30,6</text:p>
          </table:table-cell>
          <table:table-cell office:value-type="float" office:value="31.256902258085166" table:style-name="ce28">
            <text:p>31,3</text:p>
          </table:table-cell>
          <table:table-cell office:value-type="float" office:value="33.04829383385438" table:style-name="ce28">
            <text:p>33,0</text:p>
          </table:table-cell>
          <table:table-cell office:value-type="float" office:value="31.669012520826268" table:style-name="ce28">
            <text:p>31,7</text:p>
          </table:table-cell>
          <table:table-cell office:value-type="float" office:value="30.846590872082498" table:style-name="ce28">
            <text:p>30,8</text:p>
          </table:table-cell>
          <table:table-cell office:value-type="float" office:value="28.893325525349116" table:style-name="ce28">
            <text:p>28,9</text:p>
          </table:table-cell>
          <table:table-cell office:value-type="float" office:value="44.651886651485803" table:style-name="ce28">
            <text:p>44,7</text:p>
          </table:table-cell>
          <table:table-cell table:number-columns-repeated="16373"/>
        </table:table-row>
        <table:table-row table:style-name="ro7">
          <table:table-cell office:value-type="float" office:value="2005" table:style-name="ce23">
            <text:p>2005</text:p>
          </table:table-cell>
          <table:table-cell office:value-type="float" office:value="34.485139165078074" table:style-name="ce28">
            <text:p>34,5</text:p>
          </table:table-cell>
          <table:table-cell office:value-type="float" office:value="27.607348442093254" table:style-name="ce28">
            <text:p>27,6</text:p>
          </table:table-cell>
          <table:table-cell office:value-type="float" office:value="32.844766569095903" table:style-name="ce28">
            <text:p>32,8</text:p>
          </table:table-cell>
          <table:table-cell office:value-type="float" office:value="30.849512966897674" table:style-name="ce28">
            <text:p>30,8</text:p>
          </table:table-cell>
          <table:table-cell office:value-type="float" office:value="31.615192622940917" table:style-name="ce28">
            <text:p>31,6</text:p>
          </table:table-cell>
          <table:table-cell office:value-type="float" office:value="33.247111197459169" table:style-name="ce28">
            <text:p>33,2</text:p>
          </table:table-cell>
          <table:table-cell office:value-type="float" office:value="32.050697663858443" table:style-name="ce28">
            <text:p>32,1</text:p>
          </table:table-cell>
          <table:table-cell office:value-type="float" office:value="31.176820117813236" table:style-name="ce28">
            <text:p>31,2</text:p>
          </table:table-cell>
          <table:table-cell office:value-type="float" office:value="29.232063549178498" table:style-name="ce28">
            <text:p>29,2</text:p>
          </table:table-cell>
          <table:table-cell office:value-type="float" office:value="44.626763297675708" table:style-name="ce28">
            <text:p>44,6</text:p>
          </table:table-cell>
          <table:table-cell table:number-columns-repeated="16373"/>
        </table:table-row>
        <table:table-row table:style-name="ro7">
          <table:table-cell office:value-type="float" office:value="2006" table:style-name="ce23">
            <text:p>2006</text:p>
          </table:table-cell>
          <table:table-cell office:value-type="float" office:value="34.738645153846434" table:style-name="ce28">
            <text:p>34,7</text:p>
          </table:table-cell>
          <table:table-cell office:value-type="float" office:value="27.786625449549756" table:style-name="ce28">
            <text:p>27,8</text:p>
          </table:table-cell>
          <table:table-cell office:value-type="float" office:value="33.19876319994637" table:style-name="ce28">
            <text:p>33,2</text:p>
          </table:table-cell>
          <table:table-cell office:value-type="float" office:value="31.030914173871832" table:style-name="ce28">
            <text:p>31,0</text:p>
          </table:table-cell>
          <table:table-cell office:value-type="float" office:value="31.880458508970506" table:style-name="ce28">
            <text:p>31,9</text:p>
          </table:table-cell>
          <table:table-cell office:value-type="float" office:value="33.514511550566567" table:style-name="ce28">
            <text:p>33,5</text:p>
          </table:table-cell>
          <table:table-cell office:value-type="float" office:value="32.453591596339827" table:style-name="ce28">
            <text:p>32,5</text:p>
          </table:table-cell>
          <table:table-cell office:value-type="float" office:value="31.615394962187526" table:style-name="ce28">
            <text:p>31,6</text:p>
          </table:table-cell>
          <table:table-cell office:value-type="float" office:value="29.597547743244597" table:style-name="ce28">
            <text:p>29,6</text:p>
          </table:table-cell>
          <table:table-cell office:value-type="float" office:value="44.755920952200633" table:style-name="ce28">
            <text:p>44,8</text:p>
          </table:table-cell>
          <table:table-cell table:number-columns-repeated="16373"/>
        </table:table-row>
        <table:table-row table:style-name="ro7">
          <table:table-cell office:value-type="float" office:value="2007" table:style-name="ce23">
            <text:p>2007</text:p>
          </table:table-cell>
          <table:table-cell office:value-type="float" office:value="35.053690069359341" table:style-name="ce28">
            <text:p>35,1</text:p>
          </table:table-cell>
          <table:table-cell office:value-type="float" office:value="28.205170305548982" table:style-name="ce28">
            <text:p>28,2</text:p>
          </table:table-cell>
          <table:table-cell office:value-type="float" office:value="33.63597428144196" table:style-name="ce28">
            <text:p>33,6</text:p>
          </table:table-cell>
          <table:table-cell office:value-type="float" office:value="31.371719427467333" table:style-name="ce28">
            <text:p>31,4</text:p>
          </table:table-cell>
          <table:table-cell office:value-type="float" office:value="32.303598071952102" table:style-name="ce28">
            <text:p>32,3</text:p>
          </table:table-cell>
          <table:table-cell office:value-type="float" office:value="33.827352163343612" table:style-name="ce28">
            <text:p>33,8</text:p>
          </table:table-cell>
          <table:table-cell office:value-type="float" office:value="32.844611559084662" table:style-name="ce28">
            <text:p>32,8</text:p>
          </table:table-cell>
          <table:table-cell office:value-type="float" office:value="32.014389719260116" table:style-name="ce28">
            <text:p>32,0</text:p>
          </table:table-cell>
          <table:table-cell office:value-type="float" office:value="29.931204370069871" table:style-name="ce28">
            <text:p>29,9</text:p>
          </table:table-cell>
          <table:table-cell office:value-type="float" office:value="44.877353788798409" table:style-name="ce28">
            <text:p>44,9</text:p>
          </table:table-cell>
          <table:table-cell table:number-columns-repeated="16373"/>
        </table:table-row>
        <table:table-row table:style-name="ro7">
          <table:table-cell office:value-type="float" office:value="2008" table:style-name="ce23">
            <text:p>2008</text:p>
          </table:table-cell>
          <table:table-cell office:value-type="float" office:value="35.263780248208597" table:style-name="ce28">
            <text:p>35,3</text:p>
          </table:table-cell>
          <table:table-cell office:value-type="float" office:value="28.438497022025043" table:style-name="ce28">
            <text:p>28,4</text:p>
          </table:table-cell>
          <table:table-cell office:value-type="float" office:value="34.034791591880008" table:style-name="ce28">
            <text:p>34,0</text:p>
          </table:table-cell>
          <table:table-cell office:value-type="float" office:value="31.542572581022831" table:style-name="ce28">
            <text:p>31,5</text:p>
          </table:table-cell>
          <table:table-cell office:value-type="float" office:value="32.504113761280095" table:style-name="ce28">
            <text:p>32,5</text:p>
          </table:table-cell>
          <table:table-cell office:value-type="float" office:value="33.959755233846401" table:style-name="ce28">
            <text:p>34,0</text:p>
          </table:table-cell>
          <table:table-cell office:value-type="float" office:value="33.144431190330415" table:style-name="ce28">
            <text:p>33,1</text:p>
          </table:table-cell>
          <table:table-cell office:value-type="float" office:value="32.432312950188035" table:style-name="ce28">
            <text:p>32,4</text:p>
          </table:table-cell>
          <table:table-cell office:value-type="float" office:value="30.316729810394467" table:style-name="ce28">
            <text:p>30,3</text:p>
          </table:table-cell>
          <table:table-cell office:value-type="float" office:value="44.957338277295989" table:style-name="ce28">
            <text:p>45,0</text:p>
          </table:table-cell>
          <table:table-cell table:number-columns-repeated="16373"/>
        </table:table-row>
        <table:table-row table:style-name="ro7">
          <table:table-cell office:value-type="float" office:value="2009" table:style-name="ce23">
            <text:p>2009</text:p>
          </table:table-cell>
          <table:table-cell office:value-type="float" office:value="35.543493695048703" table:style-name="ce28">
            <text:p>35,5</text:p>
          </table:table-cell>
          <table:table-cell office:value-type="float" office:value="28.717442854268814" table:style-name="ce28">
            <text:p>28,7</text:p>
          </table:table-cell>
          <table:table-cell office:value-type="float" office:value="34.446231788844777" table:style-name="ce28">
            <text:p>34,4</text:p>
          </table:table-cell>
          <table:table-cell office:value-type="float" office:value="31.717235361991936" table:style-name="ce28">
            <text:p>31,7</text:p>
          </table:table-cell>
          <table:table-cell office:value-type="float" office:value="32.979064342176088" table:style-name="ce28">
            <text:p>33,0</text:p>
          </table:table-cell>
          <table:table-cell office:value-type="float" office:value="34.246806436798778" table:style-name="ce28">
            <text:p>34,2</text:p>
          </table:table-cell>
          <table:table-cell office:value-type="float" office:value="33.481784676861466" table:style-name="ce28">
            <text:p>33,5</text:p>
          </table:table-cell>
          <table:table-cell office:value-type="float" office:value="32.848232991768889" table:style-name="ce28">
            <text:p>32,8</text:p>
          </table:table-cell>
          <table:table-cell office:value-type="float" office:value="30.723666915268026" table:style-name="ce28">
            <text:p>30,7</text:p>
          </table:table-cell>
          <table:table-cell office:value-type="float" office:value="45.080218890957504" table:style-name="ce28">
            <text:p>45,1</text:p>
          </table:table-cell>
          <table:table-cell table:number-columns-repeated="16373"/>
        </table:table-row>
        <table:table-row table:style-name="ro7">
          <table:table-cell office:value-type="float" office:value="2010" table:style-name="ce23">
            <text:p>2010</text:p>
          </table:table-cell>
          <table:table-cell office:value-type="float" office:value="35.878991762807026" table:style-name="ce28">
            <text:p>35,9</text:p>
          </table:table-cell>
          <table:table-cell office:value-type="float" office:value="29.129606230817583" table:style-name="ce28">
            <text:p>29,1</text:p>
          </table:table-cell>
          <table:table-cell office:value-type="float" office:value="34.959117997257962" table:style-name="ce28">
            <text:p>35,0</text:p>
          </table:table-cell>
          <table:table-cell office:value-type="float" office:value="32.163363969908922" table:style-name="ce28">
            <text:p>32,2</text:p>
          </table:table-cell>
          <table:table-cell office:value-type="float" office:value="33.374318198959209" table:style-name="ce28">
            <text:p>33,4</text:p>
          </table:table-cell>
          <table:table-cell office:value-type="float" office:value="34.552000754428327" table:style-name="ce28">
            <text:p>34,6</text:p>
          </table:table-cell>
          <table:table-cell office:value-type="float" office:value="33.821830065305655" table:style-name="ce28">
            <text:p>33,8</text:p>
          </table:table-cell>
          <table:table-cell office:value-type="float" office:value="33.277975985928684" table:style-name="ce28">
            <text:p>33,3</text:p>
          </table:table-cell>
          <table:table-cell office:value-type="float" office:value="31.160410258746669" table:style-name="ce28">
            <text:p>31,2</text:p>
          </table:table-cell>
          <table:table-cell office:value-type="float" office:value="45.208768385690306" table:style-name="ce28">
            <text:p>45,2</text:p>
          </table:table-cell>
          <table:table-cell table:number-columns-repeated="16373"/>
        </table:table-row>
        <table:table-row table:style-name="ro7">
          <table:table-cell office:value-type="float" office:value="2011" table:style-name="ce23">
            <text:p>2011</text:p>
          </table:table-cell>
          <table:table-cell office:value-type="float" office:value="36.180526604553599" table:style-name="ce28">
            <text:p>36,2</text:p>
          </table:table-cell>
          <table:table-cell office:value-type="float" office:value="29.422577190445576" table:style-name="ce28">
            <text:p>29,4</text:p>
          </table:table-cell>
          <table:table-cell office:value-type="float" office:value="35.455990615180639" table:style-name="ce28">
            <text:p>35,5</text:p>
          </table:table-cell>
          <table:table-cell office:value-type="float" office:value="32.497662554174312" table:style-name="ce28">
            <text:p>32,5</text:p>
          </table:table-cell>
          <table:table-cell office:value-type="float" office:value="33.724195461778805" table:style-name="ce28">
            <text:p>33,7</text:p>
          </table:table-cell>
          <table:table-cell office:value-type="float" office:value="34.880577388125097" table:style-name="ce28">
            <text:p>34,9</text:p>
          </table:table-cell>
          <table:table-cell office:value-type="float" office:value="34.21333795016028" table:style-name="ce28">
            <text:p>34,2</text:p>
          </table:table-cell>
          <table:table-cell office:value-type="float" office:value="33.666160452909537" table:style-name="ce28">
            <text:p>33,7</text:p>
          </table:table-cell>
          <table:table-cell office:value-type="float" office:value="31.538921611926774" table:style-name="ce28">
            <text:p>31,5</text:p>
          </table:table-cell>
          <table:table-cell office:value-type="float" office:value="45.299405982689109" table:style-name="ce28">
            <text:p>45,3</text:p>
          </table:table-cell>
          <table:table-cell table:number-columns-repeated="16373"/>
        </table:table-row>
        <table:table-row table:style-name="ro7">
          <table:table-cell office:value-type="float" office:value="2012" table:style-name="ce23">
            <text:p>2012</text:p>
          </table:table-cell>
          <table:table-cell office:value-type="float" office:value="36.48788924411047" table:style-name="ce28">
            <text:p>36,5</text:p>
          </table:table-cell>
          <table:table-cell office:value-type="float" office:value="29.622351788681801" table:style-name="ce28">
            <text:p>29,6</text:p>
          </table:table-cell>
          <table:table-cell office:value-type="float" office:value="35.931282827045294" table:style-name="ce28">
            <text:p>35,9</text:p>
          </table:table-cell>
          <table:table-cell office:value-type="float" office:value="32.811233243779114" table:style-name="ce28">
            <text:p>32,8</text:p>
          </table:table-cell>
          <table:table-cell office:value-type="float" office:value="34.129371626372148" table:style-name="ce28">
            <text:p>34,1</text:p>
          </table:table-cell>
          <table:table-cell office:value-type="float" office:value="35.17779822504734" table:style-name="ce28">
            <text:p>35,2</text:p>
          </table:table-cell>
          <table:table-cell office:value-type="float" office:value="34.503322795633309" table:style-name="ce28">
            <text:p>34,5</text:p>
          </table:table-cell>
          <table:table-cell office:value-type="float" office:value="34.0429238493236" table:style-name="ce28">
            <text:p>34,0</text:p>
          </table:table-cell>
          <table:table-cell office:value-type="float" office:value="31.937109779129973" table:style-name="ce28">
            <text:p>31,9</text:p>
          </table:table-cell>
          <table:table-cell office:value-type="float" office:value="45.453167076669168" table:style-name="ce28">
            <text:p>45,5</text:p>
          </table:table-cell>
          <table:table-cell table:number-columns-repeated="16373"/>
        </table:table-row>
        <table:table-row table:style-name="ro7">
          <table:table-cell office:value-type="float" office:value="2013" table:style-name="ce23">
            <text:p>2013</text:p>
          </table:table-cell>
          <table:table-cell office:value-type="float" office:value="36.740488441727962" table:style-name="ce28">
            <text:p>36,7</text:p>
          </table:table-cell>
          <table:table-cell office:value-type="float" office:value="29.771191836081712" table:style-name="ce28">
            <text:p>29,8</text:p>
          </table:table-cell>
          <table:table-cell office:value-type="float" office:value="36.265014012571832" table:style-name="ce28">
            <text:p>36,3</text:p>
          </table:table-cell>
          <table:table-cell office:value-type="float" office:value="33.093468900487963" table:style-name="ce28">
            <text:p>33,1</text:p>
          </table:table-cell>
          <table:table-cell office:value-type="float" office:value="34.455621023742722" table:style-name="ce28">
            <text:p>34,5</text:p>
          </table:table-cell>
          <table:table-cell office:value-type="float" office:value="35.48093202229353" table:style-name="ce28">
            <text:p>35,5</text:p>
          </table:table-cell>
          <table:table-cell office:value-type="float" office:value="34.756634013907941" table:style-name="ce28">
            <text:p>34,8</text:p>
          </table:table-cell>
          <table:table-cell office:value-type="float" office:value="34.284313677107413" table:style-name="ce28">
            <text:p>34,3</text:p>
          </table:table-cell>
          <table:table-cell office:value-type="float" office:value="32.343580044174551" table:style-name="ce28">
            <text:p>32,3</text:p>
          </table:table-cell>
          <table:table-cell office:value-type="float" office:value="45.541881373531503" table:style-name="ce28">
            <text:p>45,5</text:p>
          </table:table-cell>
          <table:table-cell table:number-columns-repeated="16373"/>
        </table:table-row>
        <table:table-row table:style-name="ro7">
          <table:table-cell office:value-type="float" office:value="2014" table:style-name="ce23">
            <text:p>2014</text:p>
          </table:table-cell>
          <table:table-cell office:value-type="float" office:value="37.021320579277642" table:style-name="ce28">
            <text:p>37,0</text:p>
          </table:table-cell>
          <table:table-cell office:value-type="float" office:value="30.026311761758961" table:style-name="ce28">
            <text:p>30,0</text:p>
          </table:table-cell>
          <table:table-cell office:value-type="float" office:value="36.597618180263666" table:style-name="ce28">
            <text:p>36,6</text:p>
          </table:table-cell>
          <table:table-cell office:value-type="float" office:value="33.364587893571887" table:style-name="ce28">
            <text:p>33,4</text:p>
          </table:table-cell>
          <table:table-cell office:value-type="float" office:value="34.748790768718202" table:style-name="ce28">
            <text:p>34,7</text:p>
          </table:table-cell>
          <table:table-cell office:value-type="float" office:value="35.770139953033983" table:style-name="ce28">
            <text:p>35,8</text:p>
          </table:table-cell>
          <table:table-cell office:value-type="float" office:value="34.934671271462953" table:style-name="ce28">
            <text:p>34,9</text:p>
          </table:table-cell>
          <table:table-cell office:value-type="float" office:value="34.498874592900499" table:style-name="ce28">
            <text:p>34,5</text:p>
          </table:table-cell>
          <table:table-cell office:value-type="float" office:value="32.713264025170645" table:style-name="ce28">
            <text:p>32,7</text:p>
          </table:table-cell>
          <table:table-cell office:value-type="float" office:value="45.816950949206252" table:style-name="ce28">
            <text:p>45,8</text:p>
          </table:table-cell>
          <table:table-cell table:number-columns-repeated="16373"/>
        </table:table-row>
        <table:table-row table:style-name="ro7">
          <table:table-cell office:value-type="float" office:value="2015" table:style-name="ce23">
            <text:p>2015</text:p>
          </table:table-cell>
          <table:table-cell office:value-type="float" office:value="37.163630204972151" table:style-name="ce28">
            <text:p>37,2</text:p>
          </table:table-cell>
          <table:table-cell office:value-type="float" office:value="30.482291699097217" table:style-name="ce28">
            <text:p>30,5</text:p>
          </table:table-cell>
          <table:table-cell office:value-type="float" office:value="36.926717158796713" table:style-name="ce28">
            <text:p>36,9</text:p>
          </table:table-cell>
          <table:table-cell office:value-type="float" office:value="33.573124418462562" table:style-name="ce28">
            <text:p>33,6</text:p>
          </table:table-cell>
          <table:table-cell office:value-type="float" office:value="34.860368276432631" table:style-name="ce28">
            <text:p>34,9</text:p>
          </table:table-cell>
          <table:table-cell office:value-type="float" office:value="35.9419002210538" table:style-name="ce28">
            <text:p>35,9</text:p>
          </table:table-cell>
          <table:table-cell office:value-type="float" office:value="35.232046602799713" table:style-name="ce28">
            <text:p>35,2</text:p>
          </table:table-cell>
          <table:table-cell office:value-type="float" office:value="34.934753477355294" table:style-name="ce28">
            <text:p>34,9</text:p>
          </table:table-cell>
          <table:table-cell office:value-type="float" office:value="33.093606886817426" table:style-name="ce28">
            <text:p>33,1</text:p>
          </table:table-cell>
          <table:table-cell office:value-type="float" office:value="45.564763938305219" table:style-name="ce28">
            <text:p>45,6</text:p>
          </table:table-cell>
          <table:table-cell table:number-columns-repeated="16373"/>
        </table:table-row>
        <table:table-row table:style-name="ro7">
          <table:table-cell office:value-type="float" office:value="2016" table:style-name="ce23">
            <text:p>2016</text:p>
          </table:table-cell>
          <table:table-cell office:value-type="float" office:value="36.987371064956207" table:style-name="ce28">
            <text:p>37,0</text:p>
          </table:table-cell>
          <table:table-cell office:value-type="float" office:value="30.685765116519892" table:style-name="ce28">
            <text:p>30,7</text:p>
          </table:table-cell>
          <table:table-cell office:value-type="float" office:value="37.174427400557377" table:style-name="ce28">
            <text:p>37,2</text:p>
          </table:table-cell>
          <table:table-cell office:value-type="float" office:value="33.490522876653209" table:style-name="ce28">
            <text:p>33,5</text:p>
          </table:table-cell>
          <table:table-cell office:value-type="float" office:value="34.706754101302586" table:style-name="ce28">
            <text:p>34,7</text:p>
          </table:table-cell>
          <table:table-cell office:value-type="float" office:value="35.891391906107508" table:style-name="ce28">
            <text:p>35,9</text:p>
          </table:table-cell>
          <table:table-cell office:value-type="float" office:value="35.399377276848774" table:style-name="ce28">
            <text:p>35,4</text:p>
          </table:table-cell>
          <table:table-cell office:value-type="float" office:value="35.183823268179808" table:style-name="ce28">
            <text:p>35,2</text:p>
          </table:table-cell>
          <table:table-cell office:value-type="float" office:value="33.175933202086554" table:style-name="ce28">
            <text:p>33,2</text:p>
          </table:table-cell>
          <table:table-cell office:value-type="float" office:value="44.685907793239181" table:style-name="ce28">
            <text:p>44,7</text:p>
          </table:table-cell>
          <table:table-cell table:number-columns-repeated="16373"/>
        </table:table-row>
        <table:table-row table:style-name="ro7">
          <table:table-cell office:value-type="float" office:value="2017" table:style-name="ce23">
            <text:p>2017</text:p>
          </table:table-cell>
          <table:table-cell office:value-type="float" office:value="36.974058762989891" table:style-name="ce28">
            <text:p>37,0</text:p>
          </table:table-cell>
          <table:table-cell office:value-type="float" office:value="31.060146233808574" table:style-name="ce28">
            <text:p>31,1</text:p>
          </table:table-cell>
          <table:table-cell office:value-type="float" office:value="37.450422627628626" table:style-name="ce28">
            <text:p>37,5</text:p>
          </table:table-cell>
          <table:table-cell office:value-type="float" office:value="33.659131844179392" table:style-name="ce28">
            <text:p>33,7</text:p>
          </table:table-cell>
          <table:table-cell office:value-type="float" office:value="34.602943929329506" table:style-name="ce28">
            <text:p>34,6</text:p>
          </table:table-cell>
          <table:table-cell office:value-type="float" office:value="35.866966152720821" table:style-name="ce28">
            <text:p>35,9</text:p>
          </table:table-cell>
          <table:table-cell office:value-type="float" office:value="35.615969939695994" table:style-name="ce28">
            <text:p>35,6</text:p>
          </table:table-cell>
          <table:table-cell office:value-type="float" office:value="35.359898848445916" table:style-name="ce28">
            <text:p>35,4</text:p>
          </table:table-cell>
          <table:table-cell office:value-type="float" office:value="33.224274575110591" table:style-name="ce28">
            <text:p>33,2</text:p>
          </table:table-cell>
          <table:table-cell office:value-type="float" office:value="44.282345942480042" table:style-name="ce28">
            <text:p>44,3</text:p>
          </table:table-cell>
          <table:table-cell table:number-columns-repeated="16373"/>
        </table:table-row>
        <table:table-row table:style-name="ro7">
          <table:table-cell office:value-type="float" office:value="2018" table:style-name="ce23">
            <text:p>2018</text:p>
          </table:table-cell>
          <table:table-cell office:value-type="float" office:value="37.195053742985138" table:style-name="ce22">
            <text:p>37,2</text:p>
          </table:table-cell>
          <table:table-cell office:value-type="float" office:value="31.402922986485709" table:style-name="ce22">
            <text:p>31,4</text:p>
          </table:table-cell>
          <table:table-cell office:value-type="float" office:value="37.754100409409567" table:style-name="ce22">
            <text:p>37,8</text:p>
          </table:table-cell>
          <table:table-cell office:value-type="float" office:value="34.056951083847714" table:style-name="ce22">
            <text:p>34,1</text:p>
          </table:table-cell>
          <table:table-cell office:value-type="float" office:value="34.721946107676771" table:style-name="ce22">
            <text:p>34,7</text:p>
          </table:table-cell>
          <table:table-cell office:value-type="float" office:value="36.045065810883365" table:style-name="ce22">
            <text:p>36,0</text:p>
          </table:table-cell>
          <table:table-cell office:value-type="float" office:value="35.916062376302683" table:style-name="ce22">
            <text:p>35,9</text:p>
          </table:table-cell>
          <table:table-cell office:value-type="float" office:value="35.699397111485766" table:style-name="ce22">
            <text:p>35,7</text:p>
          </table:table-cell>
          <table:table-cell office:value-type="float" office:value="33.529402950184959" table:style-name="ce22">
            <text:p>33,5</text:p>
          </table:table-cell>
          <table:table-cell office:value-type="float" office:value="44.319497016634848" table:style-name="ce22">
            <text:p>44,3</text:p>
          </table:table-cell>
          <table:table-cell table:number-columns-repeated="16373"/>
        </table:table-row>
        <table:table-row table:style-name="ro7">
          <table:table-cell office:value-type="float" office:value="2019" table:style-name="ce23">
            <text:p>2019</text:p>
          </table:table-cell>
          <table:table-cell office:value-type="float" office:value="37.472732377945114" table:style-name="ce22">
            <text:p>37,5</text:p>
          </table:table-cell>
          <table:table-cell office:value-type="float" office:value="31.875691116516002" table:style-name="ce22">
            <text:p>31,9</text:p>
          </table:table-cell>
          <table:table-cell office:value-type="float" office:value="38.273336877143024" table:style-name="ce22">
            <text:p>38,3</text:p>
          </table:table-cell>
          <table:table-cell office:value-type="float" office:value="34.42042094688999" table:style-name="ce22">
            <text:p>34,4</text:p>
          </table:table-cell>
          <table:table-cell office:value-type="float" office:value="35.022981942874068" table:style-name="ce22">
            <text:p>35,0</text:p>
          </table:table-cell>
          <table:table-cell office:value-type="float" office:value="36.501001761854347" table:style-name="ce22">
            <text:p>36,5</text:p>
          </table:table-cell>
          <table:table-cell office:value-type="float" office:value="36.34998060880838" table:style-name="ce22">
            <text:p>36,3</text:p>
          </table:table-cell>
          <table:table-cell office:value-type="float" office:value="35.98218471279155" table:style-name="ce22">
            <text:p>36,0</text:p>
          </table:table-cell>
          <table:table-cell office:value-type="float" office:value="33.804264356140315" table:style-name="ce22">
            <text:p>33,8</text:p>
          </table:table-cell>
          <table:table-cell office:value-type="float" office:value="44.331478719931525" table:style-name="ce22">
            <text:p>44,3</text:p>
          </table:table-cell>
          <table:table-cell table:number-columns-repeated="16373"/>
        </table:table-row>
        <table:table-row table:style-name="ro7">
          <table:table-cell office:value-type="float" office:value="2020" table:style-name="ce23">
            <text:p>2020</text:p>
          </table:table-cell>
          <table:table-cell office:value-type="float" office:value="37.752105319245764" table:style-name="ce22">
            <text:p>37,8</text:p>
          </table:table-cell>
          <table:table-cell office:value-type="float" office:value="32.373964544083044" table:style-name="ce22">
            <text:p>32,4</text:p>
          </table:table-cell>
          <table:table-cell office:value-type="float" office:value="38.725422387009864" table:style-name="ce22">
            <text:p>38,7</text:p>
          </table:table-cell>
          <table:table-cell office:value-type="float" office:value="34.668062950877122" table:style-name="ce22">
            <text:p>34,7</text:p>
          </table:table-cell>
          <table:table-cell office:value-type="float" office:value="35.326639995866401" table:style-name="ce22">
            <text:p>35,3</text:p>
          </table:table-cell>
          <table:table-cell office:value-type="float" office:value="36.94427544246642" table:style-name="ce22">
            <text:p>36,9</text:p>
          </table:table-cell>
          <table:table-cell office:value-type="float" office:value="36.734848494664163" table:style-name="ce22">
            <text:p>36,7</text:p>
          </table:table-cell>
          <table:table-cell office:value-type="float" office:value="36.288902566426991" table:style-name="ce22">
            <text:p>36,3</text:p>
          </table:table-cell>
          <table:table-cell office:value-type="float" office:value="34.190356455495973" table:style-name="ce22">
            <text:p>34,2</text:p>
          </table:table-cell>
          <table:table-cell office:value-type="float" office:value="44.431812754031938" table:style-name="ce22">
            <text:p>44,4</text:p>
          </table:table-cell>
          <table:table-cell table:number-columns-repeated="16373"/>
        </table:table-row>
        <table:table-row table:style-name="ro8">
          <table:table-cell office:value-type="string" table:style-name="ce29">
            <text:p>2021<text:span text:style-name="T1">1</text:span></text:p>
          </table:table-cell>
          <table:table-cell office:value-type="float" office:value="37.956017083247183" table:style-name="ce22">
            <text:p>38,0</text:p>
          </table:table-cell>
          <table:table-cell office:value-type="float" office:value="32.630049823997595" table:style-name="ce22">
            <text:p>32,6</text:p>
          </table:table-cell>
          <table:table-cell office:value-type="float" office:value="38.955861227511626" table:style-name="ce22">
            <text:p>39,0</text:p>
          </table:table-cell>
          <table:table-cell office:value-type="float" office:value="34.862638287457955" table:style-name="ce22">
            <text:p>34,9</text:p>
          </table:table-cell>
          <table:table-cell office:value-type="float" office:value="35.417398597208418" table:style-name="ce22">
            <text:p>35,4</text:p>
          </table:table-cell>
          <table:table-cell office:value-type="float" office:value="36.927852503083308" table:style-name="ce22">
            <text:p>36,9</text:p>
          </table:table-cell>
          <table:table-cell office:value-type="float" office:value="36.977546391479038" table:style-name="ce22">
            <text:p>37,0</text:p>
          </table:table-cell>
          <table:table-cell office:value-type="float" office:value="36.506679204441241" table:style-name="ce22">
            <text:p>36,5</text:p>
          </table:table-cell>
          <table:table-cell office:value-type="float" office:value="34.396731301424921" table:style-name="ce22">
            <text:p>34,4</text:p>
          </table:table-cell>
          <table:table-cell office:value-type="float" office:value="44.737006289264649" table:style-name="ce22">
            <text:p>44,7</text:p>
          </table:table-cell>
          <table:table-cell table:number-columns-repeated="16373"/>
        </table:table-row>
        <table:table-row table:style-name="ro9">
          <table:table-cell office:value-type="string" table:number-columns-spanned="11" table:number-rows-spanned="1" table:style-name="ce27">
            <text:p>Q: STATISTIK AUSTRIA, Mikrozensus. Erstellt am 17.03.2022.<text:s/></text:p>
            <text:p>1) Zeitreihenbruch aufgrund Erhebungsumstellung im Jahr 2021.<text:s/></text:p>
          </table:table-cell>
          <table:covered-table-cell table:number-columns-repeated="10"/>
          <table:table-cell table:number-columns-repeated="16373"/>
        </table:table-row>
        <table:table-row table:number-rows-repeated="1048478" table:style-name="ro7">
          <table:table-cell table:number-columns-repeated="16384"/>
        </table:table-row>
        <table:named-expressions>
          <table:named-range table:name="Print_Titles" table:cell-range-address="Tabelle_2.$A$1:Tabelle_2.$XFD$2" table:base-cell-address="Tabelle_2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decimal-places="1" number:min-integer-digits="1" number:grouping="true"/>
    </number:number-style>
    <number:number-style style:name="N37">
      <number:number number:decimal-places="1" number:min-decimal-places="1" number:min-integer-digits="1"/>
    </number:number-style>
    <style:style style:name="AZ1" style:family="table-cell" style:data-style-name="N36">
      <style:table-cell-properties fo:background-color="transparent"/>
      <style:text-properties fo:font-size="7pt" style:font-size-asian="7pt" style:font-size-complex="7pt"/>
    </style:style>
    <style:style style:name="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Tabellentitel" style:family="table-cell" style:data-style-name="N30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Tabellenverzeichnis" style:family="table-cell" style:data-style-name="N30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Zahl_32_ohne_32_Komma" style:display-name="Zahl ohne Komma" style:family="table-cell" style:data-style-name="N3">
      <style:table-cell-properties style:vertical-align="middle" fo:wrap-option="wrap" fo:background-color="transparent" style:repeat-content="false"/>
      <style:paragraph-properties fo:text-align="end" fo:margin-right="0cm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4488189in" fo:margin-left="0.708661417322835in" fo:margin-right="0.708661417322835in" fo:margin-bottom="0in"/>
      </style:header-style>
      <style:footer-style>
        <style:header-footer-properties fo:min-height="0.47244094488189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215</meta:generator>
    <meta:initial-creator>NECAS Sylvia</meta:initial-creator>
    <dc:creator>Microsoft Office User</dc:creator>
    <meta:creation-date>2022-05-20T08:24:32Z</meta:creation-date>
    <dc:date>2022-11-11T10:24:12Z</dc:date>
    <meta:print-date>2022-05-20T12:43:50Z</meta:print-date>
    <meta:editing-duration>PT0S</meta:editing-duration>
  </office:meta>
</office:document-meta>
</file>